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0.1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0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4" number:language="en" number:country="US">
      <number:month number:style="long" number:textual="true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justify" fo:margin-left="0cm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07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 style:data-style-name="N107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7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7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7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" style:family="table-cell" style:parent-style-name="Default" style:data-style-name="N37"/>
    <style:style style:name="ce3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number-columns-repeated="7" table:default-cell-style-name="ce29"/>
        <table:table-column table:style-name="co2" table:default-cell-style-name="ce7"/>
        <table:table-column table:style-name="co1" table:number-columns-repeated="7" table:default-cell-style-name="ce7"/>
        <table:table-column table:style-name="co3" table:default-cell-style-name="ce7"/>
        <table:table-column table:style-name="co1" table:number-columns-repeated="7" table:default-cell-style-name="ce7"/>
        <table:table-column table:style-name="co2" table:default-cell-style-name="ce7"/>
        <table:table-column table:style-name="co1" table:number-columns-repeated="7" table:default-cell-style-name="ce7"/>
        <table:table-column table:style-name="co4" table:number-columns-repeated="17" table:default-cell-style-name="Default"/>
        <table:table-column table:style-name="co4" table:number-columns-repeated="975" table:default-cell-style-name="ce7"/>
        <table:table-column table:style-name="co4" table:default-cell-style-name="Default"/>
        <table:table-row table:style-name="ro1">
          <table:table-cell table:style-name="ce1" table:formula="of:=[$'Shadow calendar'.A1]" office:value-type="float" office:value="2022" calcext:value-type="float" table:number-columns-spanned="15" table:number-rows-spanned="1">
            <text:p>2022</text:p>
          </table:table-cell>
          <table:covered-table-cell table:number-columns-repeated="14" table:style-name="ce35"/>
          <table:table-cell table:style-name="ce35"/>
          <table:table-cell table:style-name="ce30" table:formula="of:=[$'Shadow calendar'.Q1]" office:value-type="float" office:value="2022" calcext:value-type="float" table:number-columns-spanned="15" table:number-rows-spanned="1">
            <text:p>2022</text:p>
          </table:table-cell>
          <table:covered-table-cell table:number-columns-repeated="14" table:style-name="ce35"/>
          <table:table-cell table:style-name="ce35" table:number-columns-repeated="993"/>
        </table:table-row>
        <table:table-row table:style-name="ro1">
          <table:table-cell table:style-name="ce3" table:formula="of:=[$Settings.C3]" office:value-type="date" office:date-value="2022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3" table:formula="of:=[$Settings.C4]" office:value-type="date" office:date-value="2022-02-01" calcext:value-type="date" table:number-columns-spanned="7" table:number-rows-spanned="1">
            <text:p>February</text:p>
          </table:table-cell>
          <table:covered-table-cell table:number-columns-repeated="6" table:style-name="ce29"/>
          <table:table-cell/>
          <table:table-cell table:style-name="ce3" table:formula="of:=[$Settings.C5]" office:value-type="date" office:date-value="2022-03-01" calcext:value-type="date" table:number-columns-spanned="7" table:number-rows-spanned="1">
            <text:p>March</text:p>
          </table:table-cell>
          <table:covered-table-cell table:number-columns-repeated="6" table:style-name="ce29"/>
          <table:table-cell/>
          <table:table-cell table:style-name="ce3" table:formula="of:=[$Settings.C6]" office:value-type="date" office:date-value="2022-04-01" calcext:value-type="date" table:number-columns-spanned="7" table:number-rows-spanned="1">
            <text:p>April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4]&gt;=[$Settings.$C$3];IF( [$'Shadow calendar'.A4]&lt;=[$Settings.$C$4];[$'Shadow calendar'.A4];&quot;&quot;);&quot;&quot;)">
            <text:p/>
          </table:table-cell>
          <table:table-cell table:style-name="ce19" table:formula="of:=IF([$'Shadow calendar'.B4]&gt;=[$Settings.$C$3];[$'Shadow calendar'.B4];&quot;&quot;)">
            <text:p/>
          </table:table-cell>
          <table:table-cell table:style-name="ce19" table:formula="of:=IF([$'Shadow calendar'.C4]&gt;=[$Settings.$C$3];[$'Shadow calendar'.C4];&quot;&quot;)">
            <text:p/>
          </table:table-cell>
          <table:table-cell table:style-name="ce19" table:formula="of:=IF([$'Shadow calendar'.D4]&gt;=[$Settings.$C$3];[$'Shadow calendar'.D4];&quot;&quot;)">
            <text:p/>
          </table:table-cell>
          <table:table-cell table:style-name="ce19" table:formula="of:=IF([$'Shadow calendar'.E4]&gt;=[$Settings.$C$3];[$'Shadow calendar'.E4];&quot;&quot;)">
            <text:p/>
          </table:table-cell>
          <table:table-cell table:style-name="ce19" table:formula="of:=IF([$'Shadow calendar'.F4]&gt;=[$Settings.$C$3];[$'Shadow calendar'.F4];&quot;&quot;)" office:value-type="date" office:date-value="2022-01-01" calcext:value-type="date">
            <text:p>1</text:p>
          </table:table-cell>
          <table:table-cell table:style-name="ce25" table:formula="of:=IF([$'Shadow calendar'.G4]&gt;=[$Settings.$C$3];[$'Shadow calendar'.G4];&quot;&quot;)" office:value-type="date" office:date-value="2022-01-02" calcext:value-type="date">
            <text:p>2</text:p>
          </table:table-cell>
          <table:table-cell/>
          <table:table-cell table:style-name="ce11" table:formula="of:=IF([$'Shadow calendar'.I4]&gt;=[$Settings.$C$4];IF( [$'Shadow calendar'.I4]&lt;=[$Settings.$D$4];[$'Shadow calendar'.I4];&quot;&quot;);&quot;&quot;)">
            <text:p/>
          </table:table-cell>
          <table:table-cell table:style-name="ce19" table:formula="of:=IF([$'Shadow calendar'.J4]&gt;=[$Settings.$C$4];IF( [$'Shadow calendar'.J4]&lt;=[$Settings.$D$4];[$'Shadow calendar'.J4];&quot;&quot;);&quot;&quot;)" office:value-type="date" office:date-value="2022-02-01" calcext:value-type="date">
            <text:p>1</text:p>
          </table:table-cell>
          <table:table-cell table:style-name="ce19" table:formula="of:=IF([$'Shadow calendar'.K4]&gt;=[$Settings.$C$4];IF( [$'Shadow calendar'.K4]&lt;=[$Settings.$D$4];[$'Shadow calendar'.K4];&quot;&quot;);&quot;&quot;)" office:value-type="date" office:date-value="2022-02-02" calcext:value-type="date">
            <text:p>2</text:p>
          </table:table-cell>
          <table:table-cell table:style-name="ce19" table:formula="of:=IF([$'Shadow calendar'.L4]&gt;=[$Settings.$C$4];IF( [$'Shadow calendar'.L4]&lt;=[$Settings.$D$4];[$'Shadow calendar'.L4];&quot;&quot;);&quot;&quot;)" office:value-type="date" office:date-value="2022-02-03" calcext:value-type="date">
            <text:p>3</text:p>
          </table:table-cell>
          <table:table-cell table:style-name="ce19" table:formula="of:=IF([$'Shadow calendar'.M4]&gt;=[$Settings.$C$4];IF( [$'Shadow calendar'.M4]&lt;=[$Settings.$D$4];[$'Shadow calendar'.M4];&quot;&quot;);&quot;&quot;)" office:value-type="date" office:date-value="2022-02-04" calcext:value-type="date">
            <text:p>4</text:p>
          </table:table-cell>
          <table:table-cell table:style-name="ce19" table:formula="of:=IF([$'Shadow calendar'.N4]&gt;=[$Settings.$C$4];IF( [$'Shadow calendar'.N4]&lt;=[$Settings.$D$4];[$'Shadow calendar'.N4];&quot;&quot;);&quot;&quot;)" office:value-type="date" office:date-value="2022-02-05" calcext:value-type="date">
            <text:p>5</text:p>
          </table:table-cell>
          <table:table-cell table:style-name="ce25" table:formula="of:=IF([$'Shadow calendar'.O4]&gt;=[$Settings.$C$4];IF( [$'Shadow calendar'.O4]&lt;=[$Settings.$D$4];[$'Shadow calendar'.O4];&quot;&quot;);&quot;&quot;)" office:value-type="date" office:date-value="2022-02-06" calcext:value-type="date">
            <text:p>6</text:p>
          </table:table-cell>
          <table:table-cell/>
          <table:table-cell table:style-name="ce11" table:formula="of:=IF([$'Shadow calendar'.Q4]&gt;=[$Settings.$C$5];IF( [$'Shadow calendar'.Q4]&lt;=[$Settings.$D$5];[$'Shadow calendar'.Q4];&quot;&quot;);&quot;&quot;)">
            <text:p/>
          </table:table-cell>
          <table:table-cell table:style-name="ce19" table:formula="of:=IF([$'Shadow calendar'.R4]&gt;=[$Settings.$C$5];IF( [$'Shadow calendar'.R4]&lt;=[$Settings.$D$5];[$'Shadow calendar'.R4];&quot;&quot;);&quot;&quot;)" office:value-type="date" office:date-value="2022-03-01" calcext:value-type="date">
            <text:p>1</text:p>
          </table:table-cell>
          <table:table-cell table:style-name="ce19" table:formula="of:=IF([$'Shadow calendar'.S4]&gt;=[$Settings.$C$5];IF( [$'Shadow calendar'.S4]&lt;=[$Settings.$D$5];[$'Shadow calendar'.S4];&quot;&quot;);&quot;&quot;)" office:value-type="date" office:date-value="2022-03-02" calcext:value-type="date">
            <text:p>2</text:p>
          </table:table-cell>
          <table:table-cell table:style-name="ce19" table:formula="of:=IF([$'Shadow calendar'.T4]&gt;=[$Settings.$C$5];IF( [$'Shadow calendar'.T4]&lt;=[$Settings.$D$5];[$'Shadow calendar'.T4];&quot;&quot;);&quot;&quot;)" office:value-type="date" office:date-value="2022-03-03" calcext:value-type="date">
            <text:p>3</text:p>
          </table:table-cell>
          <table:table-cell table:style-name="ce19" table:formula="of:=IF([$'Shadow calendar'.U4]&gt;=[$Settings.$C$5];IF( [$'Shadow calendar'.U4]&lt;=[$Settings.$D$5];[$'Shadow calendar'.U4];&quot;&quot;);&quot;&quot;)" office:value-type="date" office:date-value="2022-03-04" calcext:value-type="date">
            <text:p>4</text:p>
          </table:table-cell>
          <table:table-cell table:style-name="ce19" table:formula="of:=IF([$'Shadow calendar'.V4]&gt;=[$Settings.$C$5];IF( [$'Shadow calendar'.V4]&lt;=[$Settings.$D$5];[$'Shadow calendar'.V4];&quot;&quot;);&quot;&quot;)" office:value-type="date" office:date-value="2022-03-05" calcext:value-type="date">
            <text:p>5</text:p>
          </table:table-cell>
          <table:table-cell table:style-name="ce25" table:formula="of:=IF([$'Shadow calendar'.W4]&gt;=[$Settings.$C$5];IF( [$'Shadow calendar'.W4]&lt;=[$Settings.$D$5];[$'Shadow calendar'.W4];&quot;&quot;);&quot;&quot;)" office:value-type="date" office:date-value="2022-03-06" calcext:value-type="date">
            <text:p>6</text:p>
          </table:table-cell>
          <table:table-cell/>
          <table:table-cell table:style-name="ce11" table:formula="of:=IF([$'Shadow calendar'.Y4]&gt;=[$Settings.$C$6];IF( [$'Shadow calendar'.Y4]&lt;=[$Settings.$D$6];[$'Shadow calendar'.Y4];&quot;&quot;);&quot;&quot;)">
            <text:p/>
          </table:table-cell>
          <table:table-cell table:style-name="ce19" table:formula="of:=IF([$'Shadow calendar'.Z4]&gt;=[$Settings.$C$6];IF( [$'Shadow calendar'.Z4]&lt;=[$Settings.$D$6];[$'Shadow calendar'.Z4];&quot;&quot;);&quot;&quot;)">
            <text:p/>
          </table:table-cell>
          <table:table-cell table:style-name="ce19" table:formula="of:=IF([$'Shadow calendar'.AA4]&gt;=[$Settings.$C$6];IF( [$'Shadow calendar'.AA4]&lt;=[$Settings.$D$6];[$'Shadow calendar'.AA4];&quot;&quot;);&quot;&quot;)">
            <text:p/>
          </table:table-cell>
          <table:table-cell table:style-name="ce19" table:formula="of:=IF([$'Shadow calendar'.AB4]&gt;=[$Settings.$C$6];IF( [$'Shadow calendar'.AB4]&lt;=[$Settings.$D$6];[$'Shadow calendar'.AB4];&quot;&quot;);&quot;&quot;)">
            <text:p/>
          </table:table-cell>
          <table:table-cell table:style-name="ce19" table:formula="of:=IF([$'Shadow calendar'.AC4]&gt;=[$Settings.$C$6];IF( [$'Shadow calendar'.AC4]&lt;=[$Settings.$D$6];[$'Shadow calendar'.AC4];&quot;&quot;);&quot;&quot;)" office:value-type="date" office:date-value="2022-04-01" calcext:value-type="date">
            <text:p>1</text:p>
          </table:table-cell>
          <table:table-cell table:style-name="ce19" table:formula="of:=IF([$'Shadow calendar'.AD4]&gt;=[$Settings.$C$6];IF( [$'Shadow calendar'.AD4]&lt;=[$Settings.$D$6];[$'Shadow calendar'.AD4];&quot;&quot;);&quot;&quot;)" office:value-type="date" office:date-value="2022-04-02" calcext:value-type="date">
            <text:p>2</text:p>
          </table:table-cell>
          <table:table-cell table:style-name="ce25" table:formula="of:=IF([$'Shadow calendar'.AE4]&gt;=[$Settings.$C$6];IF( [$'Shadow calendar'.AE4]&lt;=[$Settings.$D$6];[$'Shadow calendar'.AE4];&quot;&quot;);&quot;&quot;)" office:value-type="date" office:date-value="2022-04-03" calcext:value-type="date">
            <text:p>3</text:p>
          </table:table-cell>
          <table:table-cell table:number-columns-repeated="993"/>
        </table:table-row>
        <table:table-row table:style-name="ro1">
          <table:table-cell table:style-name="ce12" table:formula="of:=[$'Shadow calendar'.A5]" office:value-type="date" office:date-value="2022-01-03" calcext:value-type="date">
            <text:p>3</text:p>
          </table:table-cell>
          <table:table-cell table:style-name="ce5" table:formula="of:=[$'Shadow calendar'.B5]" office:value-type="date" office:date-value="2022-01-04" calcext:value-type="date">
            <text:p>4</text:p>
          </table:table-cell>
          <table:table-cell table:style-name="ce5" table:formula="of:=[$'Shadow calendar'.C5]" office:value-type="date" office:date-value="2022-01-05" calcext:value-type="date">
            <text:p>5</text:p>
          </table:table-cell>
          <table:table-cell table:style-name="ce5" table:formula="of:=[$'Shadow calendar'.D5]" office:value-type="date" office:date-value="2022-01-06" calcext:value-type="date">
            <text:p>6</text:p>
          </table:table-cell>
          <table:table-cell table:style-name="ce5" table:formula="of:=[$'Shadow calendar'.E5]" office:value-type="date" office:date-value="2022-01-07" calcext:value-type="date">
            <text:p>7</text:p>
          </table:table-cell>
          <table:table-cell table:style-name="ce5" table:formula="of:=[$'Shadow calendar'.F5]" office:value-type="date" office:date-value="2022-01-08" calcext:value-type="date">
            <text:p>8</text:p>
          </table:table-cell>
          <table:table-cell table:style-name="ce26" table:formula="of:=[$'Shadow calendar'.G5]" office:value-type="date" office:date-value="2022-01-09" calcext:value-type="date">
            <text:p>9</text:p>
          </table:table-cell>
          <table:table-cell/>
          <table:table-cell table:style-name="ce12" table:formula="of:=IF([$'Shadow calendar'.I5]&gt;=[$Settings.$C$4];IF( [$'Shadow calendar'.I5]&lt;=[$Settings.$D$4];[$'Shadow calendar'.I5];&quot;&quot;);&quot;&quot;)" office:value-type="date" office:date-value="2022-02-07" calcext:value-type="date">
            <text:p>7</text:p>
          </table:table-cell>
          <table:table-cell table:style-name="ce5" table:formula="of:=IF([$'Shadow calendar'.J5]&gt;=[$Settings.$C$4];IF( [$'Shadow calendar'.J5]&lt;=[$Settings.$D$4];[$'Shadow calendar'.J5];&quot;&quot;);&quot;&quot;)" office:value-type="date" office:date-value="2022-02-08" calcext:value-type="date">
            <text:p>8</text:p>
          </table:table-cell>
          <table:table-cell table:style-name="ce5" table:formula="of:=IF([$'Shadow calendar'.K5]&gt;=[$Settings.$C$4];IF( [$'Shadow calendar'.K5]&lt;=[$Settings.$D$4];[$'Shadow calendar'.K5];&quot;&quot;);&quot;&quot;)" office:value-type="date" office:date-value="2022-02-09" calcext:value-type="date">
            <text:p>9</text:p>
          </table:table-cell>
          <table:table-cell table:style-name="ce5" table:formula="of:=IF([$'Shadow calendar'.L5]&gt;=[$Settings.$C$4];IF( [$'Shadow calendar'.L5]&lt;=[$Settings.$D$4];[$'Shadow calendar'.L5];&quot;&quot;);&quot;&quot;)" office:value-type="date" office:date-value="2022-02-10" calcext:value-type="date">
            <text:p>10</text:p>
          </table:table-cell>
          <table:table-cell table:style-name="ce5" table:formula="of:=IF([$'Shadow calendar'.M5]&gt;=[$Settings.$C$4];IF( [$'Shadow calendar'.M5]&lt;=[$Settings.$D$4];[$'Shadow calendar'.M5];&quot;&quot;);&quot;&quot;)" office:value-type="date" office:date-value="2022-02-11" calcext:value-type="date">
            <text:p>11</text:p>
          </table:table-cell>
          <table:table-cell table:style-name="ce5" table:formula="of:=IF([$'Shadow calendar'.N5]&gt;=[$Settings.$C$4];IF( [$'Shadow calendar'.N5]&lt;=[$Settings.$D$4];[$'Shadow calendar'.N5];&quot;&quot;);&quot;&quot;)" office:value-type="date" office:date-value="2022-02-12" calcext:value-type="date">
            <text:p>12</text:p>
          </table:table-cell>
          <table:table-cell table:style-name="ce26" table:formula="of:=IF([$'Shadow calendar'.O5]&gt;=[$Settings.$C$4];IF( [$'Shadow calendar'.O5]&lt;=[$Settings.$D$4];[$'Shadow calendar'.O5];&quot;&quot;);&quot;&quot;)" office:value-type="date" office:date-value="2022-02-13" calcext:value-type="date">
            <text:p>13</text:p>
          </table:table-cell>
          <table:table-cell/>
          <table:table-cell table:style-name="ce12" table:formula="of:=IF([$'Shadow calendar'.Q5]&gt;=[$Settings.$C$5];IF( [$'Shadow calendar'.Q5]&lt;=[$Settings.$D$5];[$'Shadow calendar'.Q5];&quot;&quot;);&quot;&quot;)" office:value-type="date" office:date-value="2022-03-07" calcext:value-type="date">
            <text:p>7</text:p>
          </table:table-cell>
          <table:table-cell table:style-name="ce5" table:formula="of:=IF([$'Shadow calendar'.R5]&gt;=[$Settings.$C$5];IF( [$'Shadow calendar'.R5]&lt;=[$Settings.$D$5];[$'Shadow calendar'.R5];&quot;&quot;);&quot;&quot;)" office:value-type="date" office:date-value="2022-03-08" calcext:value-type="date">
            <text:p>8</text:p>
          </table:table-cell>
          <table:table-cell table:style-name="ce5" table:formula="of:=IF([$'Shadow calendar'.S5]&gt;=[$Settings.$C$5];IF( [$'Shadow calendar'.S5]&lt;=[$Settings.$D$5];[$'Shadow calendar'.S5];&quot;&quot;);&quot;&quot;)" office:value-type="date" office:date-value="2022-03-09" calcext:value-type="date">
            <text:p>9</text:p>
          </table:table-cell>
          <table:table-cell table:style-name="ce5" table:formula="of:=IF([$'Shadow calendar'.T5]&gt;=[$Settings.$C$5];IF( [$'Shadow calendar'.T5]&lt;=[$Settings.$D$5];[$'Shadow calendar'.T5];&quot;&quot;);&quot;&quot;)" office:value-type="date" office:date-value="2022-03-10" calcext:value-type="date">
            <text:p>10</text:p>
          </table:table-cell>
          <table:table-cell table:style-name="ce5" table:formula="of:=IF([$'Shadow calendar'.U5]&gt;=[$Settings.$C$5];IF( [$'Shadow calendar'.U5]&lt;=[$Settings.$D$5];[$'Shadow calendar'.U5];&quot;&quot;);&quot;&quot;)" office:value-type="date" office:date-value="2022-03-11" calcext:value-type="date">
            <text:p>11</text:p>
          </table:table-cell>
          <table:table-cell table:style-name="ce5" table:formula="of:=IF([$'Shadow calendar'.V5]&gt;=[$Settings.$C$5];IF( [$'Shadow calendar'.V5]&lt;=[$Settings.$D$5];[$'Shadow calendar'.V5];&quot;&quot;);&quot;&quot;)" office:value-type="date" office:date-value="2022-03-12" calcext:value-type="date">
            <text:p>12</text:p>
          </table:table-cell>
          <table:table-cell table:style-name="ce26" table:formula="of:=IF([$'Shadow calendar'.W5]&gt;=[$Settings.$C$5];IF( [$'Shadow calendar'.W5]&lt;=[$Settings.$D$5];[$'Shadow calendar'.W5];&quot;&quot;);&quot;&quot;)" office:value-type="date" office:date-value="2022-03-13" calcext:value-type="date">
            <text:p>13</text:p>
          </table:table-cell>
          <table:table-cell/>
          <table:table-cell table:style-name="ce12" table:formula="of:=IF([$'Shadow calendar'.Y5]&gt;=[$Settings.$C$6];IF( [$'Shadow calendar'.Y5]&lt;=[$Settings.$D$6];[$'Shadow calendar'.Y5];&quot;&quot;);&quot;&quot;)" office:value-type="date" office:date-value="2022-04-04" calcext:value-type="date">
            <text:p>4</text:p>
          </table:table-cell>
          <table:table-cell table:style-name="ce5" table:formula="of:=IF([$'Shadow calendar'.Z5]&gt;=[$Settings.$C$6];IF( [$'Shadow calendar'.Z5]&lt;=[$Settings.$D$6];[$'Shadow calendar'.Z5];&quot;&quot;);&quot;&quot;)" office:value-type="date" office:date-value="2022-04-05" calcext:value-type="date">
            <text:p>5</text:p>
          </table:table-cell>
          <table:table-cell table:style-name="ce5" table:formula="of:=IF([$'Shadow calendar'.AA5]&gt;=[$Settings.$C$6];IF( [$'Shadow calendar'.AA5]&lt;=[$Settings.$D$6];[$'Shadow calendar'.AA5];&quot;&quot;);&quot;&quot;)" office:value-type="date" office:date-value="2022-04-06" calcext:value-type="date">
            <text:p>6</text:p>
          </table:table-cell>
          <table:table-cell table:style-name="ce5" table:formula="of:=IF([$'Shadow calendar'.AB5]&gt;=[$Settings.$C$6];IF( [$'Shadow calendar'.AB5]&lt;=[$Settings.$D$6];[$'Shadow calendar'.AB5];&quot;&quot;);&quot;&quot;)" office:value-type="date" office:date-value="2022-04-07" calcext:value-type="date">
            <text:p>7</text:p>
          </table:table-cell>
          <table:table-cell table:style-name="ce5" table:formula="of:=IF([$'Shadow calendar'.AC5]&gt;=[$Settings.$C$6];IF( [$'Shadow calendar'.AC5]&lt;=[$Settings.$D$6];[$'Shadow calendar'.AC5];&quot;&quot;);&quot;&quot;)" office:value-type="date" office:date-value="2022-04-08" calcext:value-type="date">
            <text:p>8</text:p>
          </table:table-cell>
          <table:table-cell table:style-name="ce5" table:formula="of:=IF([$'Shadow calendar'.AD5]&gt;=[$Settings.$C$6];IF( [$'Shadow calendar'.AD5]&lt;=[$Settings.$D$6];[$'Shadow calendar'.AD5];&quot;&quot;);&quot;&quot;)" office:value-type="date" office:date-value="2022-04-09" calcext:value-type="date">
            <text:p>9</text:p>
          </table:table-cell>
          <table:table-cell table:style-name="ce26" table:formula="of:=IF([$'Shadow calendar'.AE5]&gt;=[$Settings.$C$6];IF( [$'Shadow calendar'.AE5]&lt;=[$Settings.$D$6];[$'Shadow calendar'.AE5];&quot;&quot;);&quot;&quot;)" office:value-type="date" office:date-value="2022-04-10" calcext:value-type="date">
            <text:p>10</text:p>
          </table:table-cell>
          <table:table-cell table:number-columns-repeated="993"/>
        </table:table-row>
        <table:table-row table:style-name="ro1">
          <table:table-cell table:style-name="ce12" table:formula="of:=[$'Shadow calendar'.A6]" office:value-type="date" office:date-value="2022-01-10" calcext:value-type="date">
            <text:p>10</text:p>
          </table:table-cell>
          <table:table-cell table:style-name="ce5" table:formula="of:=[$'Shadow calendar'.B6]" office:value-type="date" office:date-value="2022-01-11" calcext:value-type="date">
            <text:p>11</text:p>
          </table:table-cell>
          <table:table-cell table:style-name="ce5" table:formula="of:=[$'Shadow calendar'.C6]" office:value-type="date" office:date-value="2022-01-12" calcext:value-type="date">
            <text:p>12</text:p>
          </table:table-cell>
          <table:table-cell table:style-name="ce5" table:formula="of:=[$'Shadow calendar'.D6]" office:value-type="date" office:date-value="2022-01-13" calcext:value-type="date">
            <text:p>13</text:p>
          </table:table-cell>
          <table:table-cell table:style-name="ce5" table:formula="of:=[$'Shadow calendar'.E6]" office:value-type="date" office:date-value="2022-01-14" calcext:value-type="date">
            <text:p>14</text:p>
          </table:table-cell>
          <table:table-cell table:style-name="ce5" table:formula="of:=[$'Shadow calendar'.F6]" office:value-type="date" office:date-value="2022-01-15" calcext:value-type="date">
            <text:p>15</text:p>
          </table:table-cell>
          <table:table-cell table:style-name="ce26" table:formula="of:=[$'Shadow calendar'.G6]" office:value-type="date" office:date-value="2022-01-16" calcext:value-type="date">
            <text:p>16</text:p>
          </table:table-cell>
          <table:table-cell/>
          <table:table-cell table:style-name="ce12" table:formula="of:=IF([$'Shadow calendar'.I6]&gt;=[$Settings.$C$4];IF( [$'Shadow calendar'.I6]&lt;=[$Settings.$D$4];[$'Shadow calendar'.I6];&quot;&quot;);&quot;&quot;)" office:value-type="date" office:date-value="2022-02-14" calcext:value-type="date">
            <text:p>14</text:p>
          </table:table-cell>
          <table:table-cell table:style-name="ce5" table:formula="of:=IF([$'Shadow calendar'.J6]&gt;=[$Settings.$C$4];IF( [$'Shadow calendar'.J6]&lt;=[$Settings.$D$4];[$'Shadow calendar'.J6];&quot;&quot;);&quot;&quot;)" office:value-type="date" office:date-value="2022-02-15" calcext:value-type="date">
            <text:p>15</text:p>
          </table:table-cell>
          <table:table-cell table:style-name="ce5" table:formula="of:=IF([$'Shadow calendar'.K6]&gt;=[$Settings.$C$4];IF( [$'Shadow calendar'.K6]&lt;=[$Settings.$D$4];[$'Shadow calendar'.K6];&quot;&quot;);&quot;&quot;)" office:value-type="date" office:date-value="2022-02-16" calcext:value-type="date">
            <text:p>16</text:p>
          </table:table-cell>
          <table:table-cell table:style-name="ce5" table:formula="of:=IF([$'Shadow calendar'.L6]&gt;=[$Settings.$C$4];IF( [$'Shadow calendar'.L6]&lt;=[$Settings.$D$4];[$'Shadow calendar'.L6];&quot;&quot;);&quot;&quot;)" office:value-type="date" office:date-value="2022-02-17" calcext:value-type="date">
            <text:p>17</text:p>
          </table:table-cell>
          <table:table-cell table:style-name="ce5" table:formula="of:=IF([$'Shadow calendar'.M6]&gt;=[$Settings.$C$4];IF( [$'Shadow calendar'.M6]&lt;=[$Settings.$D$4];[$'Shadow calendar'.M6];&quot;&quot;);&quot;&quot;)" office:value-type="date" office:date-value="2022-02-18" calcext:value-type="date">
            <text:p>18</text:p>
          </table:table-cell>
          <table:table-cell table:style-name="ce5" table:formula="of:=IF([$'Shadow calendar'.N6]&gt;=[$Settings.$C$4];IF( [$'Shadow calendar'.N6]&lt;=[$Settings.$D$4];[$'Shadow calendar'.N6];&quot;&quot;);&quot;&quot;)" office:value-type="date" office:date-value="2022-02-19" calcext:value-type="date">
            <text:p>19</text:p>
          </table:table-cell>
          <table:table-cell table:style-name="ce26" table:formula="of:=IF([$'Shadow calendar'.O6]&gt;=[$Settings.$C$4];IF( [$'Shadow calendar'.O6]&lt;=[$Settings.$D$4];[$'Shadow calendar'.O6];&quot;&quot;);&quot;&quot;)" office:value-type="date" office:date-value="2022-02-20" calcext:value-type="date">
            <text:p>20</text:p>
          </table:table-cell>
          <table:table-cell/>
          <table:table-cell table:style-name="ce12" table:formula="of:=IF([$'Shadow calendar'.Q6]&gt;=[$Settings.$C$5];IF( [$'Shadow calendar'.Q6]&lt;=[$Settings.$D$5];[$'Shadow calendar'.Q6];&quot;&quot;);&quot;&quot;)" office:value-type="date" office:date-value="2022-03-14" calcext:value-type="date">
            <text:p>14</text:p>
          </table:table-cell>
          <table:table-cell table:style-name="ce5" table:formula="of:=IF([$'Shadow calendar'.R6]&gt;=[$Settings.$C$5];IF( [$'Shadow calendar'.R6]&lt;=[$Settings.$D$5];[$'Shadow calendar'.R6];&quot;&quot;);&quot;&quot;)" office:value-type="date" office:date-value="2022-03-15" calcext:value-type="date">
            <text:p>15</text:p>
          </table:table-cell>
          <table:table-cell table:style-name="ce5" table:formula="of:=IF([$'Shadow calendar'.S6]&gt;=[$Settings.$C$5];IF( [$'Shadow calendar'.S6]&lt;=[$Settings.$D$5];[$'Shadow calendar'.S6];&quot;&quot;);&quot;&quot;)" office:value-type="date" office:date-value="2022-03-16" calcext:value-type="date">
            <text:p>16</text:p>
          </table:table-cell>
          <table:table-cell table:style-name="ce5" table:formula="of:=IF([$'Shadow calendar'.T6]&gt;=[$Settings.$C$5];IF( [$'Shadow calendar'.T6]&lt;=[$Settings.$D$5];[$'Shadow calendar'.T6];&quot;&quot;);&quot;&quot;)" office:value-type="date" office:date-value="2022-03-17" calcext:value-type="date">
            <text:p>17</text:p>
          </table:table-cell>
          <table:table-cell table:style-name="ce5" table:formula="of:=IF([$'Shadow calendar'.U6]&gt;=[$Settings.$C$5];IF( [$'Shadow calendar'.U6]&lt;=[$Settings.$D$5];[$'Shadow calendar'.U6];&quot;&quot;);&quot;&quot;)" office:value-type="date" office:date-value="2022-03-18" calcext:value-type="date">
            <text:p>18</text:p>
          </table:table-cell>
          <table:table-cell table:style-name="ce5" table:formula="of:=IF([$'Shadow calendar'.V6]&gt;=[$Settings.$C$5];IF( [$'Shadow calendar'.V6]&lt;=[$Settings.$D$5];[$'Shadow calendar'.V6];&quot;&quot;);&quot;&quot;)" office:value-type="date" office:date-value="2022-03-19" calcext:value-type="date">
            <text:p>19</text:p>
          </table:table-cell>
          <table:table-cell table:style-name="ce26" table:formula="of:=IF([$'Shadow calendar'.W6]&gt;=[$Settings.$C$5];IF( [$'Shadow calendar'.W6]&lt;=[$Settings.$D$5];[$'Shadow calendar'.W6];&quot;&quot;);&quot;&quot;)" office:value-type="date" office:date-value="2022-03-20" calcext:value-type="date">
            <text:p>20</text:p>
          </table:table-cell>
          <table:table-cell/>
          <table:table-cell table:style-name="ce12" table:formula="of:=IF([$'Shadow calendar'.Y6]&gt;=[$Settings.$C$6];IF( [$'Shadow calendar'.Y6]&lt;=[$Settings.$D$6];[$'Shadow calendar'.Y6];&quot;&quot;);&quot;&quot;)" office:value-type="date" office:date-value="2022-04-11" calcext:value-type="date">
            <text:p>11</text:p>
          </table:table-cell>
          <table:table-cell table:style-name="ce5" table:formula="of:=IF([$'Shadow calendar'.Z6]&gt;=[$Settings.$C$6];IF( [$'Shadow calendar'.Z6]&lt;=[$Settings.$D$6];[$'Shadow calendar'.Z6];&quot;&quot;);&quot;&quot;)" office:value-type="date" office:date-value="2022-04-12" calcext:value-type="date">
            <text:p>12</text:p>
          </table:table-cell>
          <table:table-cell table:style-name="ce5" table:formula="of:=IF([$'Shadow calendar'.AA6]&gt;=[$Settings.$C$6];IF( [$'Shadow calendar'.AA6]&lt;=[$Settings.$D$6];[$'Shadow calendar'.AA6];&quot;&quot;);&quot;&quot;)" office:value-type="date" office:date-value="2022-04-13" calcext:value-type="date">
            <text:p>13</text:p>
          </table:table-cell>
          <table:table-cell table:style-name="ce5" table:formula="of:=IF([$'Shadow calendar'.AB6]&gt;=[$Settings.$C$6];IF( [$'Shadow calendar'.AB6]&lt;=[$Settings.$D$6];[$'Shadow calendar'.AB6];&quot;&quot;);&quot;&quot;)" office:value-type="date" office:date-value="2022-04-14" calcext:value-type="date">
            <text:p>14</text:p>
          </table:table-cell>
          <table:table-cell table:style-name="ce5" table:formula="of:=IF([$'Shadow calendar'.AC6]&gt;=[$Settings.$C$6];IF( [$'Shadow calendar'.AC6]&lt;=[$Settings.$D$6];[$'Shadow calendar'.AC6];&quot;&quot;);&quot;&quot;)" office:value-type="date" office:date-value="2022-04-15" calcext:value-type="date">
            <text:p>15</text:p>
          </table:table-cell>
          <table:table-cell table:style-name="ce5" table:formula="of:=IF([$'Shadow calendar'.AD6]&gt;=[$Settings.$C$6];IF( [$'Shadow calendar'.AD6]&lt;=[$Settings.$D$6];[$'Shadow calendar'.AD6];&quot;&quot;);&quot;&quot;)" office:value-type="date" office:date-value="2022-04-16" calcext:value-type="date">
            <text:p>16</text:p>
          </table:table-cell>
          <table:table-cell table:style-name="ce26" table:formula="of:=IF([$'Shadow calendar'.AE6]&gt;=[$Settings.$C$6];IF( [$'Shadow calendar'.AE6]&lt;=[$Settings.$D$6];[$'Shadow calendar'.AE6];&quot;&quot;);&quot;&quot;)" office:value-type="date" office:date-value="2022-04-17" calcext:value-type="date">
            <text:p>17</text:p>
          </table:table-cell>
          <table:table-cell table:number-columns-repeated="993"/>
        </table:table-row>
        <table:table-row table:style-name="ro1">
          <table:table-cell table:style-name="ce12" table:formula="of:=[$'Shadow calendar'.A7]" office:value-type="date" office:date-value="2022-01-17" calcext:value-type="date">
            <text:p>17</text:p>
          </table:table-cell>
          <table:table-cell table:style-name="ce5" table:formula="of:=[$'Shadow calendar'.B7]" office:value-type="date" office:date-value="2022-01-18" calcext:value-type="date">
            <text:p>18</text:p>
          </table:table-cell>
          <table:table-cell table:style-name="ce5" table:formula="of:=[$'Shadow calendar'.C7]" office:value-type="date" office:date-value="2022-01-19" calcext:value-type="date">
            <text:p>19</text:p>
          </table:table-cell>
          <table:table-cell table:style-name="ce5" table:formula="of:=[$'Shadow calendar'.D7]" office:value-type="date" office:date-value="2022-01-20" calcext:value-type="date">
            <text:p>20</text:p>
          </table:table-cell>
          <table:table-cell table:style-name="ce5" table:formula="of:=[$'Shadow calendar'.E7]" office:value-type="date" office:date-value="2022-01-21" calcext:value-type="date">
            <text:p>21</text:p>
          </table:table-cell>
          <table:table-cell table:style-name="ce5" table:formula="of:=[$'Shadow calendar'.F7]" office:value-type="date" office:date-value="2022-01-22" calcext:value-type="date">
            <text:p>22</text:p>
          </table:table-cell>
          <table:table-cell table:style-name="ce26" table:formula="of:=[$'Shadow calendar'.G7]" office:value-type="date" office:date-value="2022-01-23" calcext:value-type="date">
            <text:p>23</text:p>
          </table:table-cell>
          <table:table-cell/>
          <table:table-cell table:style-name="ce12" table:formula="of:=IF([$'Shadow calendar'.I7]&gt;=[$Settings.$D$3];IF( [$'Shadow calendar'.I7]&lt;=[$Settings.$D$4];[$'Shadow calendar'.I7];&quot;&quot;);&quot;&quot;)" office:value-type="date" office:date-value="2022-02-21" calcext:value-type="date">
            <text:p>21</text:p>
          </table:table-cell>
          <table:table-cell table:style-name="ce5" table:formula="of:=IF([$'Shadow calendar'.J7]&gt;=[$Settings.$D$3];IF( [$'Shadow calendar'.J7]&lt;=[$Settings.$D$4];[$'Shadow calendar'.J7];&quot;&quot;);&quot;&quot;)" office:value-type="date" office:date-value="2022-02-22" calcext:value-type="date">
            <text:p>22</text:p>
          </table:table-cell>
          <table:table-cell table:style-name="ce5" table:formula="of:=IF([$'Shadow calendar'.K7]&gt;=[$Settings.$D$3];IF( [$'Shadow calendar'.K7]&lt;=[$Settings.$D$4];[$'Shadow calendar'.K7];&quot;&quot;);&quot;&quot;)" office:value-type="date" office:date-value="2022-02-23" calcext:value-type="date">
            <text:p>23</text:p>
          </table:table-cell>
          <table:table-cell table:style-name="ce5" table:formula="of:=IF([$'Shadow calendar'.L7]&gt;=[$Settings.$D$3];IF( [$'Shadow calendar'.L7]&lt;=[$Settings.$D$4];[$'Shadow calendar'.L7];&quot;&quot;);&quot;&quot;)" office:value-type="date" office:date-value="2022-02-24" calcext:value-type="date">
            <text:p>24</text:p>
          </table:table-cell>
          <table:table-cell table:style-name="ce5" table:formula="of:=IF([$'Shadow calendar'.M7]&gt;=[$Settings.$D$3];IF( [$'Shadow calendar'.M7]&lt;=[$Settings.$D$4];[$'Shadow calendar'.M7];&quot;&quot;);&quot;&quot;)" office:value-type="date" office:date-value="2022-02-25" calcext:value-type="date">
            <text:p>25</text:p>
          </table:table-cell>
          <table:table-cell table:style-name="ce5" table:formula="of:=IF([$'Shadow calendar'.N7]&gt;=[$Settings.$D$3];IF( [$'Shadow calendar'.N7]&lt;=[$Settings.$D$4];[$'Shadow calendar'.N7];&quot;&quot;);&quot;&quot;)" office:value-type="date" office:date-value="2022-02-26" calcext:value-type="date">
            <text:p>26</text:p>
          </table:table-cell>
          <table:table-cell table:style-name="ce26" table:formula="of:=IF([$'Shadow calendar'.O7]&gt;=[$Settings.$D$3];IF( [$'Shadow calendar'.O7]&lt;=[$Settings.$D$4];[$'Shadow calendar'.O7];&quot;&quot;);&quot;&quot;)" office:value-type="date" office:date-value="2022-02-27" calcext:value-type="date">
            <text:p>27</text:p>
          </table:table-cell>
          <table:table-cell/>
          <table:table-cell table:style-name="ce12" table:formula="of:=IF([$'Shadow calendar'.Q7]&gt;=[$Settings.$C$5];IF( [$'Shadow calendar'.Q7]&lt;=[$Settings.$D$5];[$'Shadow calendar'.Q7];&quot;&quot;);&quot;&quot;)" office:value-type="date" office:date-value="2022-03-21" calcext:value-type="date">
            <text:p>21</text:p>
          </table:table-cell>
          <table:table-cell table:style-name="ce5" table:formula="of:=IF([$'Shadow calendar'.R7]&gt;=[$Settings.$C$5];IF( [$'Shadow calendar'.R7]&lt;=[$Settings.$D$5];[$'Shadow calendar'.R7];&quot;&quot;);&quot;&quot;)" office:value-type="date" office:date-value="2022-03-22" calcext:value-type="date">
            <text:p>22</text:p>
          </table:table-cell>
          <table:table-cell table:style-name="ce5" table:formula="of:=IF([$'Shadow calendar'.S7]&gt;=[$Settings.$C$5];IF( [$'Shadow calendar'.S7]&lt;=[$Settings.$D$5];[$'Shadow calendar'.S7];&quot;&quot;);&quot;&quot;)" office:value-type="date" office:date-value="2022-03-23" calcext:value-type="date">
            <text:p>23</text:p>
          </table:table-cell>
          <table:table-cell table:style-name="ce5" table:formula="of:=IF([$'Shadow calendar'.T7]&gt;=[$Settings.$C$5];IF( [$'Shadow calendar'.T7]&lt;=[$Settings.$D$5];[$'Shadow calendar'.T7];&quot;&quot;);&quot;&quot;)" office:value-type="date" office:date-value="2022-03-24" calcext:value-type="date">
            <text:p>24</text:p>
          </table:table-cell>
          <table:table-cell table:style-name="ce5" table:formula="of:=IF([$'Shadow calendar'.U7]&gt;=[$Settings.$C$5];IF( [$'Shadow calendar'.U7]&lt;=[$Settings.$D$5];[$'Shadow calendar'.U7];&quot;&quot;);&quot;&quot;)" office:value-type="date" office:date-value="2022-03-25" calcext:value-type="date">
            <text:p>25</text:p>
          </table:table-cell>
          <table:table-cell table:style-name="ce5" table:formula="of:=IF([$'Shadow calendar'.V7]&gt;=[$Settings.$C$5];IF( [$'Shadow calendar'.V7]&lt;=[$Settings.$D$5];[$'Shadow calendar'.V7];&quot;&quot;);&quot;&quot;)" office:value-type="date" office:date-value="2022-03-26" calcext:value-type="date">
            <text:p>26</text:p>
          </table:table-cell>
          <table:table-cell table:style-name="ce26" table:formula="of:=IF([$'Shadow calendar'.W7]&gt;=[$Settings.$C$5];IF( [$'Shadow calendar'.W7]&lt;=[$Settings.$D$5];[$'Shadow calendar'.W7];&quot;&quot;);&quot;&quot;)" office:value-type="date" office:date-value="2022-03-27" calcext:value-type="date">
            <text:p>27</text:p>
          </table:table-cell>
          <table:table-cell/>
          <table:table-cell table:style-name="ce12" table:formula="of:=IF([$'Shadow calendar'.Y7]&gt;=[$Settings.$C$6];IF( [$'Shadow calendar'.Y7]&lt;=[$Settings.$D$6];[$'Shadow calendar'.Y7];&quot;&quot;);&quot;&quot;)" office:value-type="date" office:date-value="2022-04-18" calcext:value-type="date">
            <text:p>18</text:p>
          </table:table-cell>
          <table:table-cell table:style-name="ce5" table:formula="of:=IF([$'Shadow calendar'.Z7]&gt;=[$Settings.$C$6];IF( [$'Shadow calendar'.Z7]&lt;=[$Settings.$D$6];[$'Shadow calendar'.Z7];&quot;&quot;);&quot;&quot;)" office:value-type="date" office:date-value="2022-04-19" calcext:value-type="date">
            <text:p>19</text:p>
          </table:table-cell>
          <table:table-cell table:style-name="ce5" table:formula="of:=IF([$'Shadow calendar'.AA7]&gt;=[$Settings.$C$6];IF( [$'Shadow calendar'.AA7]&lt;=[$Settings.$D$6];[$'Shadow calendar'.AA7];&quot;&quot;);&quot;&quot;)" office:value-type="date" office:date-value="2022-04-20" calcext:value-type="date">
            <text:p>20</text:p>
          </table:table-cell>
          <table:table-cell table:style-name="ce5" table:formula="of:=IF([$'Shadow calendar'.AB7]&gt;=[$Settings.$C$6];IF( [$'Shadow calendar'.AB7]&lt;=[$Settings.$D$6];[$'Shadow calendar'.AB7];&quot;&quot;);&quot;&quot;)" office:value-type="date" office:date-value="2022-04-21" calcext:value-type="date">
            <text:p>21</text:p>
          </table:table-cell>
          <table:table-cell table:style-name="ce5" table:formula="of:=IF([$'Shadow calendar'.AC7]&gt;=[$Settings.$C$6];IF( [$'Shadow calendar'.AC7]&lt;=[$Settings.$D$6];[$'Shadow calendar'.AC7];&quot;&quot;);&quot;&quot;)" office:value-type="date" office:date-value="2022-04-22" calcext:value-type="date">
            <text:p>22</text:p>
          </table:table-cell>
          <table:table-cell table:style-name="ce5" table:formula="of:=IF([$'Shadow calendar'.AD7]&gt;=[$Settings.$C$6];IF( [$'Shadow calendar'.AD7]&lt;=[$Settings.$D$6];[$'Shadow calendar'.AD7];&quot;&quot;);&quot;&quot;)" office:value-type="date" office:date-value="2022-04-23" calcext:value-type="date">
            <text:p>23</text:p>
          </table:table-cell>
          <table:table-cell table:style-name="ce26" table:formula="of:=IF([$'Shadow calendar'.AE7]&gt;=[$Settings.$C$6];IF( [$'Shadow calendar'.AE7]&lt;=[$Settings.$D$6];[$'Shadow calendar'.AE7];&quot;&quot;);&quot;&quot;)" office:value-type="date" office:date-value="2022-04-24" calcext:value-type="date">
            <text:p>24</text:p>
          </table:table-cell>
          <table:table-cell table:number-columns-repeated="993"/>
        </table:table-row>
        <table:table-row table:style-name="ro1">
          <table:table-cell table:style-name="ce12" table:formula="of:=[$'Shadow calendar'.A8]" office:value-type="date" office:date-value="2022-01-24" calcext:value-type="date">
            <text:p>24</text:p>
          </table:table-cell>
          <table:table-cell table:style-name="ce5" table:formula="of:=[$'Shadow calendar'.B8]" office:value-type="date" office:date-value="2022-01-25" calcext:value-type="date">
            <text:p>25</text:p>
          </table:table-cell>
          <table:table-cell table:style-name="ce5" table:formula="of:=[$'Shadow calendar'.C8]" office:value-type="date" office:date-value="2022-01-26" calcext:value-type="date">
            <text:p>26</text:p>
          </table:table-cell>
          <table:table-cell table:style-name="ce5" table:formula="of:=[$'Shadow calendar'.D8]" office:value-type="date" office:date-value="2022-01-27" calcext:value-type="date">
            <text:p>27</text:p>
          </table:table-cell>
          <table:table-cell table:style-name="ce5" table:formula="of:=[$'Shadow calendar'.E8]" office:value-type="date" office:date-value="2022-01-28" calcext:value-type="date">
            <text:p>28</text:p>
          </table:table-cell>
          <table:table-cell table:style-name="ce5" table:formula="of:=[$'Shadow calendar'.F8]" office:value-type="date" office:date-value="2022-01-29" calcext:value-type="date">
            <text:p>29</text:p>
          </table:table-cell>
          <table:table-cell table:style-name="ce26" table:formula="of:=[$'Shadow calendar'.G8]" office:value-type="date" office:date-value="2022-01-30" calcext:value-type="date">
            <text:p>30</text:p>
          </table:table-cell>
          <table:table-cell/>
          <table:table-cell table:style-name="ce12" table:formula="of:=IF([$'Shadow calendar'.I8]&gt;=[$Settings.$C$4];IF( [$'Shadow calendar'.I8]&lt;=[$Settings.$D$4];[$'Shadow calendar'.I8];&quot;&quot;);&quot;&quot;)" office:value-type="date" office:date-value="2022-02-28" calcext:value-type="date">
            <text:p>28</text:p>
          </table:table-cell>
          <table:table-cell table:style-name="ce5" table:formula="of:=IF([$'Shadow calendar'.J8]&gt;=[$Settings.$C$4];IF( [$'Shadow calendar'.J8]&lt;=[$Settings.$D$4];[$'Shadow calendar'.J8];&quot;&quot;);&quot;&quot;)">
            <text:p/>
          </table:table-cell>
          <table:table-cell table:style-name="ce5" table:formula="of:=IF([$'Shadow calendar'.K8]&gt;=[$Settings.$C$4];IF( [$'Shadow calendar'.K8]&lt;=[$Settings.$D$4];[$'Shadow calendar'.K8];&quot;&quot;);&quot;&quot;)">
            <text:p/>
          </table:table-cell>
          <table:table-cell table:style-name="ce5" table:formula="of:=IF([$'Shadow calendar'.L8]&gt;=[$Settings.$C$4];IF( [$'Shadow calendar'.L8]&lt;=[$Settings.$D$4];[$'Shadow calendar'.L8];&quot;&quot;);&quot;&quot;)">
            <text:p/>
          </table:table-cell>
          <table:table-cell table:style-name="ce5" table:formula="of:=IF([$'Shadow calendar'.M8]&gt;=[$Settings.$C$4];IF( [$'Shadow calendar'.M8]&lt;=[$Settings.$D$4];[$'Shadow calendar'.M8];&quot;&quot;);&quot;&quot;)">
            <text:p/>
          </table:table-cell>
          <table:table-cell table:style-name="ce5" table:formula="of:=IF([$'Shadow calendar'.N8]&gt;=[$Settings.$C$4];IF( [$'Shadow calendar'.N8]&lt;=[$Settings.$D$4];[$'Shadow calendar'.N8];&quot;&quot;);&quot;&quot;)">
            <text:p/>
          </table:table-cell>
          <table:table-cell table:style-name="ce26" table:formula="of:=IF([$'Shadow calendar'.O8]&gt;=[$Settings.$C$4];IF( [$'Shadow calendar'.O8]&lt;=[$Settings.$D$4];[$'Shadow calendar'.O8];&quot;&quot;);&quot;&quot;)">
            <text:p/>
          </table:table-cell>
          <table:table-cell/>
          <table:table-cell table:style-name="ce12" table:formula="of:=IF([$'Shadow calendar'.Q8]&gt;=[$Settings.$C$5];IF( [$'Shadow calendar'.Q8]&lt;=[$Settings.$D$5];[$'Shadow calendar'.Q8];&quot;&quot;);&quot;&quot;)" office:value-type="date" office:date-value="2022-03-28" calcext:value-type="date">
            <text:p>28</text:p>
          </table:table-cell>
          <table:table-cell table:style-name="ce5" table:formula="of:=IF([$'Shadow calendar'.R8]&gt;=[$Settings.$C$5];IF( [$'Shadow calendar'.R8]&lt;=[$Settings.$D$5];[$'Shadow calendar'.R8];&quot;&quot;);&quot;&quot;)" office:value-type="date" office:date-value="2022-03-29" calcext:value-type="date">
            <text:p>29</text:p>
          </table:table-cell>
          <table:table-cell table:style-name="ce5" table:formula="of:=IF([$'Shadow calendar'.S8]&gt;=[$Settings.$C$5];IF( [$'Shadow calendar'.S8]&lt;=[$Settings.$D$5];[$'Shadow calendar'.S8];&quot;&quot;);&quot;&quot;)" office:value-type="date" office:date-value="2022-03-30" calcext:value-type="date">
            <text:p>30</text:p>
          </table:table-cell>
          <table:table-cell table:style-name="ce5" table:formula="of:=IF([$'Shadow calendar'.T8]&gt;=[$Settings.$C$5];IF( [$'Shadow calendar'.T8]&lt;=[$Settings.$D$5];[$'Shadow calendar'.T8];&quot;&quot;);&quot;&quot;)" office:value-type="date" office:date-value="2022-03-31" calcext:value-type="date">
            <text:p>31</text:p>
          </table:table-cell>
          <table:table-cell table:style-name="ce5" table:formula="of:=IF([$'Shadow calendar'.U8]&gt;=[$Settings.$C$5];IF( [$'Shadow calendar'.U8]&lt;=[$Settings.$D$5];[$'Shadow calendar'.U8];&quot;&quot;);&quot;&quot;)">
            <text:p/>
          </table:table-cell>
          <table:table-cell table:style-name="ce5" table:formula="of:=IF([$'Shadow calendar'.V8]&gt;=[$Settings.$C$5];IF( [$'Shadow calendar'.V8]&lt;=[$Settings.$D$5];[$'Shadow calendar'.V8];&quot;&quot;);&quot;&quot;)">
            <text:p/>
          </table:table-cell>
          <table:table-cell table:style-name="ce26" table:formula="of:=IF([$'Shadow calendar'.W8]&gt;=[$Settings.$C$5];IF( [$'Shadow calendar'.W8]&lt;=[$Settings.$D$5];[$'Shadow calendar'.W8];&quot;&quot;);&quot;&quot;)">
            <text:p/>
          </table:table-cell>
          <table:table-cell/>
          <table:table-cell table:style-name="ce12" table:formula="of:=IF([$'Shadow calendar'.Y8]&gt;=[$Settings.$C$6];IF( [$'Shadow calendar'.Y8]&lt;=[$Settings.$D$6];[$'Shadow calendar'.Y8];&quot;&quot;);&quot;&quot;)" office:value-type="date" office:date-value="2022-04-25" calcext:value-type="date">
            <text:p>25</text:p>
          </table:table-cell>
          <table:table-cell table:style-name="ce5" table:formula="of:=IF([$'Shadow calendar'.Z8]&gt;=[$Settings.$C$6];IF( [$'Shadow calendar'.Z8]&lt;=[$Settings.$D$6];[$'Shadow calendar'.Z8];&quot;&quot;);&quot;&quot;)" office:value-type="date" office:date-value="2022-04-26" calcext:value-type="date">
            <text:p>26</text:p>
          </table:table-cell>
          <table:table-cell table:style-name="ce5" table:formula="of:=IF([$'Shadow calendar'.AA8]&gt;=[$Settings.$C$6];IF( [$'Shadow calendar'.AA8]&lt;=[$Settings.$D$6];[$'Shadow calendar'.AA8];&quot;&quot;);&quot;&quot;)" office:value-type="date" office:date-value="2022-04-27" calcext:value-type="date">
            <text:p>27</text:p>
          </table:table-cell>
          <table:table-cell table:style-name="ce5" table:formula="of:=IF([$'Shadow calendar'.AB8]&gt;=[$Settings.$C$6];IF( [$'Shadow calendar'.AB8]&lt;=[$Settings.$D$6];[$'Shadow calendar'.AB8];&quot;&quot;);&quot;&quot;)" office:value-type="date" office:date-value="2022-04-28" calcext:value-type="date">
            <text:p>28</text:p>
          </table:table-cell>
          <table:table-cell table:style-name="ce5" table:formula="of:=IF([$'Shadow calendar'.AC8]&gt;=[$Settings.$C$6];IF( [$'Shadow calendar'.AC8]&lt;=[$Settings.$D$6];[$'Shadow calendar'.AC8];&quot;&quot;);&quot;&quot;)" office:value-type="date" office:date-value="2022-04-29" calcext:value-type="date">
            <text:p>29</text:p>
          </table:table-cell>
          <table:table-cell table:style-name="ce5" table:formula="of:=IF([$'Shadow calendar'.AD8]&gt;=[$Settings.$C$6];IF( [$'Shadow calendar'.AD8]&lt;=[$Settings.$D$6];[$'Shadow calendar'.AD8];&quot;&quot;);&quot;&quot;)" office:value-type="date" office:date-value="2022-04-30" calcext:value-type="date">
            <text:p>30</text:p>
          </table:table-cell>
          <table:table-cell table:style-name="ce26" table:formula="of:=IF([$'Shadow calendar'.AE8]&gt;=[$Settings.$C$6];IF( [$'Shadow calendar'.AE8]&lt;=[$Settings.$D$6];[$'Shadow calendar'.AE8];&quot;&quot;);&quot;&quot;)">
            <text:p/>
          </table:table-cell>
          <table:table-cell table:number-columns-repeated="993"/>
        </table:table-row>
        <table:table-row table:style-name="ro1"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formula="of:=[$Settings.C7]" office:value-type="date" office:date-value="2022-05-01" calcext:value-type="date" table:number-columns-spanned="7" table:number-rows-spanned="1">
            <text:p>May</text:p>
          </table:table-cell>
          <table:covered-table-cell table:number-columns-repeated="6"/>
          <table:table-cell/>
          <table:table-cell table:style-name="ce3" table:formula="of:=[$Settings.C8]" office:value-type="date" office:date-value="2022-06-01" calcext:value-type="date" table:number-columns-spanned="7" table:number-rows-spanned="1">
            <text:p>June</text:p>
          </table:table-cell>
          <table:covered-table-cell table:number-columns-repeated="6" table:style-name="ce29"/>
          <table:table-cell/>
          <table:table-cell table:style-name="ce3" table:formula="of:=[$Settings.C9]" office:value-type="date" office:date-value="2022-07-01" calcext:value-type="date" table:number-columns-spanned="7" table:number-rows-spanned="1">
            <text:p>July</text:p>
          </table:table-cell>
          <table:covered-table-cell table:number-columns-repeated="6" table:style-name="ce29"/>
          <table:table-cell/>
          <table:table-cell table:style-name="ce3" table:formula="of:=[$Settings.C10]" office:value-type="date" office:date-value="2022-08-01" calcext:value-type="date" table:number-columns-spanned="7" table:number-rows-spanned="1">
            <text:p>August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13]&gt;=[$Settings.$C$7];IF( [$'Shadow calendar'.A13]&lt;=[$Settings.$D$7];[$'Shadow calendar'.A13];&quot;&quot;);&quot;&quot;)">
            <text:p/>
          </table:table-cell>
          <table:table-cell table:style-name="ce19" table:formula="of:=IF([$'Shadow calendar'.B13]&gt;=[$Settings.$C$7];IF( [$'Shadow calendar'.B13]&lt;=[$Settings.$D$7];[$'Shadow calendar'.B13];&quot;&quot;);&quot;&quot;)">
            <text:p/>
          </table:table-cell>
          <table:table-cell table:style-name="ce19" table:formula="of:=IF([$'Shadow calendar'.C13]&gt;=[$Settings.$C$7];IF( [$'Shadow calendar'.C13]&lt;=[$Settings.$D$7];[$'Shadow calendar'.C13];&quot;&quot;);&quot;&quot;)">
            <text:p/>
          </table:table-cell>
          <table:table-cell table:style-name="ce19" table:formula="of:=IF([$'Shadow calendar'.D13]&gt;=[$Settings.$C$7];IF( [$'Shadow calendar'.D13]&lt;=[$Settings.$D$7];[$'Shadow calendar'.D13];&quot;&quot;);&quot;&quot;)">
            <text:p/>
          </table:table-cell>
          <table:table-cell table:style-name="ce19" table:formula="of:=IF([$'Shadow calendar'.E13]&gt;=[$Settings.$C$7];IF( [$'Shadow calendar'.E13]&lt;=[$Settings.$D$7];[$'Shadow calendar'.E13];&quot;&quot;);&quot;&quot;)">
            <text:p/>
          </table:table-cell>
          <table:table-cell table:style-name="ce19" table:formula="of:=IF([$'Shadow calendar'.F13]&gt;=[$Settings.$C$7];IF( [$'Shadow calendar'.F13]&lt;=[$Settings.$D$7];[$'Shadow calendar'.F13];&quot;&quot;);&quot;&quot;)">
            <text:p/>
          </table:table-cell>
          <table:table-cell table:style-name="ce25" table:formula="of:=IF([$'Shadow calendar'.G13]&gt;=[$Settings.$C$7];IF( [$'Shadow calendar'.G13]&lt;=[$Settings.$D$7];[$'Shadow calendar'.G13];&quot;&quot;);&quot;&quot;)" office:value-type="date" office:date-value="2022-05-01" calcext:value-type="date">
            <text:p>1</text:p>
          </table:table-cell>
          <table:table-cell/>
          <table:table-cell table:style-name="ce11" table:formula="of:=IF([$'Shadow calendar'.I13]&gt;=[$Settings.$C$8];IF( [$'Shadow calendar'.I13]&lt;=[$Settings.$D$8];[$'Shadow calendar'.I13];&quot;&quot;);&quot;&quot;)">
            <text:p/>
          </table:table-cell>
          <table:table-cell table:style-name="ce19" table:formula="of:=IF([$'Shadow calendar'.J13]&gt;=[$Settings.$C$8];IF( [$'Shadow calendar'.J13]&lt;=[$Settings.$D$8];[$'Shadow calendar'.J13];&quot;&quot;);&quot;&quot;)">
            <text:p/>
          </table:table-cell>
          <table:table-cell table:style-name="ce19" table:formula="of:=IF([$'Shadow calendar'.K13]&gt;=[$Settings.$C$8];IF( [$'Shadow calendar'.K13]&lt;=[$Settings.$D$8];[$'Shadow calendar'.K13];&quot;&quot;);&quot;&quot;)" office:value-type="date" office:date-value="2022-06-01" calcext:value-type="date">
            <text:p>1</text:p>
          </table:table-cell>
          <table:table-cell table:style-name="ce19" table:formula="of:=IF([$'Shadow calendar'.L13]&gt;=[$Settings.$C$8];IF( [$'Shadow calendar'.L13]&lt;=[$Settings.$D$8];[$'Shadow calendar'.L13];&quot;&quot;);&quot;&quot;)" office:value-type="date" office:date-value="2022-06-02" calcext:value-type="date">
            <text:p>2</text:p>
          </table:table-cell>
          <table:table-cell table:style-name="ce19" table:formula="of:=IF([$'Shadow calendar'.M13]&gt;=[$Settings.$C$8];IF( [$'Shadow calendar'.M13]&lt;=[$Settings.$D$8];[$'Shadow calendar'.M13];&quot;&quot;);&quot;&quot;)" office:value-type="date" office:date-value="2022-06-03" calcext:value-type="date">
            <text:p>3</text:p>
          </table:table-cell>
          <table:table-cell table:style-name="ce19" table:formula="of:=IF([$'Shadow calendar'.N13]&gt;=[$Settings.$C$8];IF( [$'Shadow calendar'.N13]&lt;=[$Settings.$D$8];[$'Shadow calendar'.N13];&quot;&quot;);&quot;&quot;)" office:value-type="date" office:date-value="2022-06-04" calcext:value-type="date">
            <text:p>4</text:p>
          </table:table-cell>
          <table:table-cell table:style-name="ce25" table:formula="of:=IF([$'Shadow calendar'.O13]&gt;=[$Settings.$C$8];IF( [$'Shadow calendar'.O13]&lt;=[$Settings.$D$8];[$'Shadow calendar'.O13];&quot;&quot;);&quot;&quot;)" office:value-type="date" office:date-value="2022-06-05" calcext:value-type="date">
            <text:p>5</text:p>
          </table:table-cell>
          <table:table-cell/>
          <table:table-cell table:style-name="ce11" table:formula="of:=IF([$'Shadow calendar'.Q13]&gt;=[$Settings.$C$9];IF( [$'Shadow calendar'.Q13]&lt;=[$Settings.$D$9];[$'Shadow calendar'.Q13];&quot;&quot;);&quot;&quot;)">
            <text:p/>
          </table:table-cell>
          <table:table-cell table:style-name="ce19" table:formula="of:=IF([$'Shadow calendar'.R13]&gt;=[$Settings.$C$9];IF( [$'Shadow calendar'.R13]&lt;=[$Settings.$D$9];[$'Shadow calendar'.R13];&quot;&quot;);&quot;&quot;)">
            <text:p/>
          </table:table-cell>
          <table:table-cell table:style-name="ce19" table:formula="of:=IF([$'Shadow calendar'.S13]&gt;=[$Settings.$C$9];IF( [$'Shadow calendar'.S13]&lt;=[$Settings.$D$9];[$'Shadow calendar'.S13];&quot;&quot;);&quot;&quot;)">
            <text:p/>
          </table:table-cell>
          <table:table-cell table:style-name="ce19" table:formula="of:=IF([$'Shadow calendar'.T13]&gt;=[$Settings.$C$9];IF( [$'Shadow calendar'.T13]&lt;=[$Settings.$D$9];[$'Shadow calendar'.T13];&quot;&quot;);&quot;&quot;)">
            <text:p/>
          </table:table-cell>
          <table:table-cell table:style-name="ce19" table:formula="of:=IF([$'Shadow calendar'.U13]&gt;=[$Settings.$C$9];IF( [$'Shadow calendar'.U13]&lt;=[$Settings.$D$9];[$'Shadow calendar'.U13];&quot;&quot;);&quot;&quot;)" office:value-type="date" office:date-value="2022-07-01" calcext:value-type="date">
            <text:p>1</text:p>
          </table:table-cell>
          <table:table-cell table:style-name="ce19" table:formula="of:=IF([$'Shadow calendar'.V13]&gt;=[$Settings.$C$9];IF( [$'Shadow calendar'.V13]&lt;=[$Settings.$D$9];[$'Shadow calendar'.V13];&quot;&quot;);&quot;&quot;)" office:value-type="date" office:date-value="2022-07-02" calcext:value-type="date">
            <text:p>2</text:p>
          </table:table-cell>
          <table:table-cell table:style-name="ce25" table:formula="of:=IF([$'Shadow calendar'.W13]&gt;=[$Settings.$C$9];IF( [$'Shadow calendar'.W13]&lt;=[$Settings.$D$9];[$'Shadow calendar'.W13];&quot;&quot;);&quot;&quot;)" office:value-type="date" office:date-value="2022-07-03" calcext:value-type="date">
            <text:p>3</text:p>
          </table:table-cell>
          <table:table-cell/>
          <table:table-cell table:style-name="ce11" table:formula="of:=IF([$'Shadow calendar'.Y13]&gt;=[$Settings.$C$10];IF( [$'Shadow calendar'.Y13]&lt;=[$Settings.$D$10];[$'Shadow calendar'.Y13];&quot;&quot;);&quot;&quot;)" office:value-type="date" office:date-value="2022-08-01" calcext:value-type="date">
            <text:p>1</text:p>
          </table:table-cell>
          <table:table-cell table:style-name="ce19" table:formula="of:=IF([$'Shadow calendar'.Z13]&gt;=[$Settings.$C$10];IF( [$'Shadow calendar'.Z13]&lt;=[$Settings.$D$10];[$'Shadow calendar'.Z13];&quot;&quot;);&quot;&quot;)" office:value-type="date" office:date-value="2022-08-02" calcext:value-type="date">
            <text:p>2</text:p>
          </table:table-cell>
          <table:table-cell table:style-name="ce19" table:formula="of:=IF([$'Shadow calendar'.AA13]&gt;=[$Settings.$C$10];IF( [$'Shadow calendar'.AA13]&lt;=[$Settings.$D$10];[$'Shadow calendar'.AA13];&quot;&quot;);&quot;&quot;)" office:value-type="date" office:date-value="2022-08-03" calcext:value-type="date">
            <text:p>3</text:p>
          </table:table-cell>
          <table:table-cell table:style-name="ce19" table:formula="of:=IF([$'Shadow calendar'.AB13]&gt;=[$Settings.$C$10];IF( [$'Shadow calendar'.AB13]&lt;=[$Settings.$D$10];[$'Shadow calendar'.AB13];&quot;&quot;);&quot;&quot;)" office:value-type="date" office:date-value="2022-08-04" calcext:value-type="date">
            <text:p>4</text:p>
          </table:table-cell>
          <table:table-cell table:style-name="ce19" table:formula="of:=IF([$'Shadow calendar'.AC13]&gt;=[$Settings.$C$10];IF( [$'Shadow calendar'.AC13]&lt;=[$Settings.$D$10];[$'Shadow calendar'.AC13];&quot;&quot;);&quot;&quot;)" office:value-type="date" office:date-value="2022-08-05" calcext:value-type="date">
            <text:p>5</text:p>
          </table:table-cell>
          <table:table-cell table:style-name="ce19" table:formula="of:=IF([$'Shadow calendar'.AD13]&gt;=[$Settings.$C$10];IF( [$'Shadow calendar'.AD13]&lt;=[$Settings.$D$10];[$'Shadow calendar'.AD13];&quot;&quot;);&quot;&quot;)" office:value-type="date" office:date-value="2022-08-06" calcext:value-type="date">
            <text:p>6</text:p>
          </table:table-cell>
          <table:table-cell table:style-name="ce25" table:formula="of:=IF([$'Shadow calendar'.AE13]&gt;=[$Settings.$C$10];IF( [$'Shadow calendar'.AE13]&lt;=[$Settings.$D$10];[$'Shadow calendar'.AE13];&quot;&quot;);&quot;&quot;)" office:value-type="date" office:date-value="2022-08-07" calcext:value-type="date">
            <text:p>7</text:p>
          </table:table-cell>
          <table:table-cell table:number-columns-repeated="993"/>
        </table:table-row>
        <table:table-row table:style-name="ro1">
          <table:table-cell table:style-name="ce12" table:formula="of:=IF([$'Shadow calendar'.A14]&gt;=[$Settings.$C$7];IF( [$'Shadow calendar'.A14]&lt;=[$Settings.$D$7];[$'Shadow calendar'.A14];&quot;&quot;);&quot;&quot;)" office:value-type="date" office:date-value="2022-05-02" calcext:value-type="date">
            <text:p>2</text:p>
          </table:table-cell>
          <table:table-cell table:style-name="ce5" table:formula="of:=IF([$'Shadow calendar'.B14]&gt;=[$Settings.$C$7];IF( [$'Shadow calendar'.B14]&lt;=[$Settings.$D$7];[$'Shadow calendar'.B14];&quot;&quot;);&quot;&quot;)" office:value-type="date" office:date-value="2022-05-03" calcext:value-type="date">
            <text:p>3</text:p>
          </table:table-cell>
          <table:table-cell table:style-name="ce5" table:formula="of:=IF([$'Shadow calendar'.C14]&gt;=[$Settings.$C$7];IF( [$'Shadow calendar'.C14]&lt;=[$Settings.$D$7];[$'Shadow calendar'.C14];&quot;&quot;);&quot;&quot;)" office:value-type="date" office:date-value="2022-05-04" calcext:value-type="date">
            <text:p>4</text:p>
          </table:table-cell>
          <table:table-cell table:style-name="ce5" table:formula="of:=IF([$'Shadow calendar'.D14]&gt;=[$Settings.$C$7];IF( [$'Shadow calendar'.D14]&lt;=[$Settings.$D$7];[$'Shadow calendar'.D14];&quot;&quot;);&quot;&quot;)" office:value-type="date" office:date-value="2022-05-05" calcext:value-type="date">
            <text:p>5</text:p>
          </table:table-cell>
          <table:table-cell table:style-name="ce5" table:formula="of:=IF([$'Shadow calendar'.E14]&gt;=[$Settings.$C$7];IF( [$'Shadow calendar'.E14]&lt;=[$Settings.$D$7];[$'Shadow calendar'.E14];&quot;&quot;);&quot;&quot;)" office:value-type="date" office:date-value="2022-05-06" calcext:value-type="date">
            <text:p>6</text:p>
          </table:table-cell>
          <table:table-cell table:style-name="ce5" table:formula="of:=IF([$'Shadow calendar'.F14]&gt;=[$Settings.$C$7];IF( [$'Shadow calendar'.F14]&lt;=[$Settings.$D$7];[$'Shadow calendar'.F14];&quot;&quot;);&quot;&quot;)" office:value-type="date" office:date-value="2022-05-07" calcext:value-type="date">
            <text:p>7</text:p>
          </table:table-cell>
          <table:table-cell table:style-name="ce26" table:formula="of:=IF([$'Shadow calendar'.G14]&gt;=[$Settings.$C$7];IF( [$'Shadow calendar'.G14]&lt;=[$Settings.$D$7];[$'Shadow calendar'.G14];&quot;&quot;);&quot;&quot;)" office:value-type="date" office:date-value="2022-05-08" calcext:value-type="date">
            <text:p>8</text:p>
          </table:table-cell>
          <table:table-cell/>
          <table:table-cell table:style-name="ce12" table:formula="of:=IF([$'Shadow calendar'.I14]&gt;=[$Settings.$C$8];IF( [$'Shadow calendar'.I14]&lt;=[$Settings.$D$8];[$'Shadow calendar'.I14];&quot;&quot;);&quot;&quot;)" office:value-type="date" office:date-value="2022-06-06" calcext:value-type="date">
            <text:p>6</text:p>
          </table:table-cell>
          <table:table-cell table:style-name="ce5" table:formula="of:=IF([$'Shadow calendar'.J14]&gt;=[$Settings.$C$8];IF( [$'Shadow calendar'.J14]&lt;=[$Settings.$D$8];[$'Shadow calendar'.J14];&quot;&quot;);&quot;&quot;)" office:value-type="date" office:date-value="2022-06-07" calcext:value-type="date">
            <text:p>7</text:p>
          </table:table-cell>
          <table:table-cell table:style-name="ce5" table:formula="of:=IF([$'Shadow calendar'.K14]&gt;=[$Settings.$C$8];IF( [$'Shadow calendar'.K14]&lt;=[$Settings.$D$8];[$'Shadow calendar'.K14];&quot;&quot;);&quot;&quot;)" office:value-type="date" office:date-value="2022-06-08" calcext:value-type="date">
            <text:p>8</text:p>
          </table:table-cell>
          <table:table-cell table:style-name="ce5" table:formula="of:=IF([$'Shadow calendar'.L14]&gt;=[$Settings.$C$8];IF( [$'Shadow calendar'.L14]&lt;=[$Settings.$D$8];[$'Shadow calendar'.L14];&quot;&quot;);&quot;&quot;)" office:value-type="date" office:date-value="2022-06-09" calcext:value-type="date">
            <text:p>9</text:p>
          </table:table-cell>
          <table:table-cell table:style-name="ce5" table:formula="of:=IF([$'Shadow calendar'.M14]&gt;=[$Settings.$C$8];IF( [$'Shadow calendar'.M14]&lt;=[$Settings.$D$8];[$'Shadow calendar'.M14];&quot;&quot;);&quot;&quot;)" office:value-type="date" office:date-value="2022-06-10" calcext:value-type="date">
            <text:p>10</text:p>
          </table:table-cell>
          <table:table-cell table:style-name="ce5" table:formula="of:=IF([$'Shadow calendar'.N14]&gt;=[$Settings.$C$8];IF( [$'Shadow calendar'.N14]&lt;=[$Settings.$D$8];[$'Shadow calendar'.N14];&quot;&quot;);&quot;&quot;)" office:value-type="date" office:date-value="2022-06-11" calcext:value-type="date">
            <text:p>11</text:p>
          </table:table-cell>
          <table:table-cell table:style-name="ce26" table:formula="of:=IF([$'Shadow calendar'.O14]&gt;=[$Settings.$C$8];IF( [$'Shadow calendar'.O14]&lt;=[$Settings.$D$8];[$'Shadow calendar'.O14];&quot;&quot;);&quot;&quot;)" office:value-type="date" office:date-value="2022-06-12" calcext:value-type="date">
            <text:p>12</text:p>
          </table:table-cell>
          <table:table-cell/>
          <table:table-cell table:style-name="ce12" table:formula="of:=IF([$'Shadow calendar'.Q14]&gt;=[$Settings.$C$9];IF( [$'Shadow calendar'.Q14]&lt;=[$Settings.$D$9];[$'Shadow calendar'.Q14];&quot;&quot;);&quot;&quot;)" office:value-type="date" office:date-value="2022-07-04" calcext:value-type="date">
            <text:p>4</text:p>
          </table:table-cell>
          <table:table-cell table:style-name="ce5" table:formula="of:=IF([$'Shadow calendar'.R14]&gt;=[$Settings.$C$9];IF( [$'Shadow calendar'.R14]&lt;=[$Settings.$D$9];[$'Shadow calendar'.R14];&quot;&quot;);&quot;&quot;)" office:value-type="date" office:date-value="2022-07-05" calcext:value-type="date">
            <text:p>5</text:p>
          </table:table-cell>
          <table:table-cell table:style-name="ce5" table:formula="of:=IF([$'Shadow calendar'.S14]&gt;=[$Settings.$C$9];IF( [$'Shadow calendar'.S14]&lt;=[$Settings.$D$9];[$'Shadow calendar'.S14];&quot;&quot;);&quot;&quot;)" office:value-type="date" office:date-value="2022-07-06" calcext:value-type="date">
            <text:p>6</text:p>
          </table:table-cell>
          <table:table-cell table:style-name="ce5" table:formula="of:=IF([$'Shadow calendar'.T14]&gt;=[$Settings.$C$9];IF( [$'Shadow calendar'.T14]&lt;=[$Settings.$D$9];[$'Shadow calendar'.T14];&quot;&quot;);&quot;&quot;)" office:value-type="date" office:date-value="2022-07-07" calcext:value-type="date">
            <text:p>7</text:p>
          </table:table-cell>
          <table:table-cell table:style-name="ce5" table:formula="of:=IF([$'Shadow calendar'.U14]&gt;=[$Settings.$C$9];IF( [$'Shadow calendar'.U14]&lt;=[$Settings.$D$9];[$'Shadow calendar'.U14];&quot;&quot;);&quot;&quot;)" office:value-type="date" office:date-value="2022-07-08" calcext:value-type="date">
            <text:p>8</text:p>
          </table:table-cell>
          <table:table-cell table:style-name="ce5" table:formula="of:=IF([$'Shadow calendar'.V14]&gt;=[$Settings.$C$9];IF( [$'Shadow calendar'.V14]&lt;=[$Settings.$D$9];[$'Shadow calendar'.V14];&quot;&quot;);&quot;&quot;)" office:value-type="date" office:date-value="2022-07-09" calcext:value-type="date">
            <text:p>9</text:p>
          </table:table-cell>
          <table:table-cell table:style-name="ce26" table:formula="of:=IF([$'Shadow calendar'.W14]&gt;=[$Settings.$C$9];IF( [$'Shadow calendar'.W14]&lt;=[$Settings.$D$9];[$'Shadow calendar'.W14];&quot;&quot;);&quot;&quot;)" office:value-type="date" office:date-value="2022-07-10" calcext:value-type="date">
            <text:p>10</text:p>
          </table:table-cell>
          <table:table-cell/>
          <table:table-cell table:style-name="ce12" table:formula="of:=IF([$'Shadow calendar'.Y14]&gt;=[$Settings.$C$10];IF( [$'Shadow calendar'.Y14]&lt;=[$Settings.$D$10];[$'Shadow calendar'.Y14];&quot;&quot;);&quot;&quot;)" office:value-type="date" office:date-value="2022-08-08" calcext:value-type="date">
            <text:p>8</text:p>
          </table:table-cell>
          <table:table-cell table:style-name="ce5" table:formula="of:=IF([$'Shadow calendar'.Z14]&gt;=[$Settings.$C$10];IF( [$'Shadow calendar'.Z14]&lt;=[$Settings.$D$10];[$'Shadow calendar'.Z14];&quot;&quot;);&quot;&quot;)" office:value-type="date" office:date-value="2022-08-09" calcext:value-type="date">
            <text:p>9</text:p>
          </table:table-cell>
          <table:table-cell table:style-name="ce5" table:formula="of:=IF([$'Shadow calendar'.AA14]&gt;=[$Settings.$C$10];IF( [$'Shadow calendar'.AA14]&lt;=[$Settings.$D$10];[$'Shadow calendar'.AA14];&quot;&quot;);&quot;&quot;)" office:value-type="date" office:date-value="2022-08-10" calcext:value-type="date">
            <text:p>10</text:p>
          </table:table-cell>
          <table:table-cell table:style-name="ce5" table:formula="of:=IF([$'Shadow calendar'.AB14]&gt;=[$Settings.$C$10];IF( [$'Shadow calendar'.AB14]&lt;=[$Settings.$D$10];[$'Shadow calendar'.AB14];&quot;&quot;);&quot;&quot;)" office:value-type="date" office:date-value="2022-08-11" calcext:value-type="date">
            <text:p>11</text:p>
          </table:table-cell>
          <table:table-cell table:style-name="ce5" table:formula="of:=IF([$'Shadow calendar'.AC14]&gt;=[$Settings.$C$10];IF( [$'Shadow calendar'.AC14]&lt;=[$Settings.$D$10];[$'Shadow calendar'.AC14];&quot;&quot;);&quot;&quot;)" office:value-type="date" office:date-value="2022-08-12" calcext:value-type="date">
            <text:p>12</text:p>
          </table:table-cell>
          <table:table-cell table:style-name="ce5" table:formula="of:=IF([$'Shadow calendar'.AD14]&gt;=[$Settings.$C$10];IF( [$'Shadow calendar'.AD14]&lt;=[$Settings.$D$10];[$'Shadow calendar'.AD14];&quot;&quot;);&quot;&quot;)" office:value-type="date" office:date-value="2022-08-13" calcext:value-type="date">
            <text:p>13</text:p>
          </table:table-cell>
          <table:table-cell table:style-name="ce26" table:formula="of:=IF([$'Shadow calendar'.AE14]&gt;=[$Settings.$C$10];IF( [$'Shadow calendar'.AE14]&lt;=[$Settings.$D$10];[$'Shadow calendar'.AE14];&quot;&quot;);&quot;&quot;)" office:value-type="date" office:date-value="2022-08-14" calcext:value-type="date">
            <text:p>14</text:p>
          </table:table-cell>
          <table:table-cell table:number-columns-repeated="993"/>
        </table:table-row>
        <table:table-row table:style-name="ro1">
          <table:table-cell table:style-name="ce12" table:formula="of:=IF([$'Shadow calendar'.A15]&gt;=[$Settings.$C$7];IF( [$'Shadow calendar'.A15]&lt;=[$Settings.$D$7];[$'Shadow calendar'.A15];&quot;&quot;);&quot;&quot;)" office:value-type="date" office:date-value="2022-05-09" calcext:value-type="date">
            <text:p>9</text:p>
          </table:table-cell>
          <table:table-cell table:style-name="ce5" table:formula="of:=IF([$'Shadow calendar'.B15]&gt;=[$Settings.$C$7];IF( [$'Shadow calendar'.B15]&lt;=[$Settings.$D$7];[$'Shadow calendar'.B15];&quot;&quot;);&quot;&quot;)" office:value-type="date" office:date-value="2022-05-10" calcext:value-type="date">
            <text:p>10</text:p>
          </table:table-cell>
          <table:table-cell table:style-name="ce5" table:formula="of:=IF([$'Shadow calendar'.C15]&gt;=[$Settings.$C$7];IF( [$'Shadow calendar'.C15]&lt;=[$Settings.$D$7];[$'Shadow calendar'.C15];&quot;&quot;);&quot;&quot;)" office:value-type="date" office:date-value="2022-05-11" calcext:value-type="date">
            <text:p>11</text:p>
          </table:table-cell>
          <table:table-cell table:style-name="ce5" table:formula="of:=IF([$'Shadow calendar'.D15]&gt;=[$Settings.$C$7];IF( [$'Shadow calendar'.D15]&lt;=[$Settings.$D$7];[$'Shadow calendar'.D15];&quot;&quot;);&quot;&quot;)" office:value-type="date" office:date-value="2022-05-12" calcext:value-type="date">
            <text:p>12</text:p>
          </table:table-cell>
          <table:table-cell table:style-name="ce5" table:formula="of:=IF([$'Shadow calendar'.E15]&gt;=[$Settings.$C$7];IF( [$'Shadow calendar'.E15]&lt;=[$Settings.$D$7];[$'Shadow calendar'.E15];&quot;&quot;);&quot;&quot;)" office:value-type="date" office:date-value="2022-05-13" calcext:value-type="date">
            <text:p>13</text:p>
          </table:table-cell>
          <table:table-cell table:style-name="ce5" table:formula="of:=IF([$'Shadow calendar'.F15]&gt;=[$Settings.$C$7];IF( [$'Shadow calendar'.F15]&lt;=[$Settings.$D$7];[$'Shadow calendar'.F15];&quot;&quot;);&quot;&quot;)" office:value-type="date" office:date-value="2022-05-14" calcext:value-type="date">
            <text:p>14</text:p>
          </table:table-cell>
          <table:table-cell table:style-name="ce26" table:formula="of:=IF([$'Shadow calendar'.G15]&gt;=[$Settings.$C$7];IF( [$'Shadow calendar'.G15]&lt;=[$Settings.$D$7];[$'Shadow calendar'.G15];&quot;&quot;);&quot;&quot;)" office:value-type="date" office:date-value="2022-05-15" calcext:value-type="date">
            <text:p>15</text:p>
          </table:table-cell>
          <table:table-cell/>
          <table:table-cell table:style-name="ce12" table:formula="of:=IF([$'Shadow calendar'.I15]&gt;=[$Settings.$C$8];IF( [$'Shadow calendar'.I15]&lt;=[$Settings.$D$8];[$'Shadow calendar'.I15];&quot;&quot;);&quot;&quot;)" office:value-type="date" office:date-value="2022-06-13" calcext:value-type="date">
            <text:p>13</text:p>
          </table:table-cell>
          <table:table-cell table:style-name="ce5" table:formula="of:=IF([$'Shadow calendar'.J15]&gt;=[$Settings.$C$8];IF( [$'Shadow calendar'.J15]&lt;=[$Settings.$D$8];[$'Shadow calendar'.J15];&quot;&quot;);&quot;&quot;)" office:value-type="date" office:date-value="2022-06-14" calcext:value-type="date">
            <text:p>14</text:p>
          </table:table-cell>
          <table:table-cell table:style-name="ce5" table:formula="of:=IF([$'Shadow calendar'.K15]&gt;=[$Settings.$C$8];IF( [$'Shadow calendar'.K15]&lt;=[$Settings.$D$8];[$'Shadow calendar'.K15];&quot;&quot;);&quot;&quot;)" office:value-type="date" office:date-value="2022-06-15" calcext:value-type="date">
            <text:p>15</text:p>
          </table:table-cell>
          <table:table-cell table:style-name="ce5" table:formula="of:=IF([$'Shadow calendar'.L15]&gt;=[$Settings.$C$8];IF( [$'Shadow calendar'.L15]&lt;=[$Settings.$D$8];[$'Shadow calendar'.L15];&quot;&quot;);&quot;&quot;)" office:value-type="date" office:date-value="2022-06-16" calcext:value-type="date">
            <text:p>16</text:p>
          </table:table-cell>
          <table:table-cell table:style-name="ce5" table:formula="of:=IF([$'Shadow calendar'.M15]&gt;=[$Settings.$C$8];IF( [$'Shadow calendar'.M15]&lt;=[$Settings.$D$8];[$'Shadow calendar'.M15];&quot;&quot;);&quot;&quot;)" office:value-type="date" office:date-value="2022-06-17" calcext:value-type="date">
            <text:p>17</text:p>
          </table:table-cell>
          <table:table-cell table:style-name="ce5" table:formula="of:=IF([$'Shadow calendar'.N15]&gt;=[$Settings.$C$8];IF( [$'Shadow calendar'.N15]&lt;=[$Settings.$D$8];[$'Shadow calendar'.N15];&quot;&quot;);&quot;&quot;)" office:value-type="date" office:date-value="2022-06-18" calcext:value-type="date">
            <text:p>18</text:p>
          </table:table-cell>
          <table:table-cell table:style-name="ce26" table:formula="of:=IF([$'Shadow calendar'.O15]&gt;=[$Settings.$C$8];IF( [$'Shadow calendar'.O15]&lt;=[$Settings.$D$8];[$'Shadow calendar'.O15];&quot;&quot;);&quot;&quot;)" office:value-type="date" office:date-value="2022-06-19" calcext:value-type="date">
            <text:p>19</text:p>
          </table:table-cell>
          <table:table-cell/>
          <table:table-cell table:style-name="ce12" table:formula="of:=IF([$'Shadow calendar'.Q15]&gt;=[$Settings.$C$9];IF( [$'Shadow calendar'.Q15]&lt;=[$Settings.$D$9];[$'Shadow calendar'.Q15];&quot;&quot;);&quot;&quot;)" office:value-type="date" office:date-value="2022-07-11" calcext:value-type="date">
            <text:p>11</text:p>
          </table:table-cell>
          <table:table-cell table:style-name="ce5" table:formula="of:=IF([$'Shadow calendar'.R15]&gt;=[$Settings.$C$9];IF( [$'Shadow calendar'.R15]&lt;=[$Settings.$D$9];[$'Shadow calendar'.R15];&quot;&quot;);&quot;&quot;)" office:value-type="date" office:date-value="2022-07-12" calcext:value-type="date">
            <text:p>12</text:p>
          </table:table-cell>
          <table:table-cell table:style-name="ce5" table:formula="of:=IF([$'Shadow calendar'.S15]&gt;=[$Settings.$C$9];IF( [$'Shadow calendar'.S15]&lt;=[$Settings.$D$9];[$'Shadow calendar'.S15];&quot;&quot;);&quot;&quot;)" office:value-type="date" office:date-value="2022-07-13" calcext:value-type="date">
            <text:p>13</text:p>
          </table:table-cell>
          <table:table-cell table:style-name="ce5" table:formula="of:=IF([$'Shadow calendar'.T15]&gt;=[$Settings.$C$9];IF( [$'Shadow calendar'.T15]&lt;=[$Settings.$D$9];[$'Shadow calendar'.T15];&quot;&quot;);&quot;&quot;)" office:value-type="date" office:date-value="2022-07-14" calcext:value-type="date">
            <text:p>14</text:p>
          </table:table-cell>
          <table:table-cell table:style-name="ce5" table:formula="of:=IF([$'Shadow calendar'.U15]&gt;=[$Settings.$C$9];IF( [$'Shadow calendar'.U15]&lt;=[$Settings.$D$9];[$'Shadow calendar'.U15];&quot;&quot;);&quot;&quot;)" office:value-type="date" office:date-value="2022-07-15" calcext:value-type="date">
            <text:p>15</text:p>
          </table:table-cell>
          <table:table-cell table:style-name="ce5" table:formula="of:=IF([$'Shadow calendar'.V15]&gt;=[$Settings.$C$9];IF( [$'Shadow calendar'.V15]&lt;=[$Settings.$D$9];[$'Shadow calendar'.V15];&quot;&quot;);&quot;&quot;)" office:value-type="date" office:date-value="2022-07-16" calcext:value-type="date">
            <text:p>16</text:p>
          </table:table-cell>
          <table:table-cell table:style-name="ce26" table:formula="of:=IF([$'Shadow calendar'.W15]&gt;=[$Settings.$C$9];IF( [$'Shadow calendar'.W15]&lt;=[$Settings.$D$9];[$'Shadow calendar'.W15];&quot;&quot;);&quot;&quot;)" office:value-type="date" office:date-value="2022-07-17" calcext:value-type="date">
            <text:p>17</text:p>
          </table:table-cell>
          <table:table-cell/>
          <table:table-cell table:style-name="ce12" table:formula="of:=IF([$'Shadow calendar'.Y15]&gt;=[$Settings.$C$10];IF( [$'Shadow calendar'.Y15]&lt;=[$Settings.$D$10];[$'Shadow calendar'.Y15];&quot;&quot;);&quot;&quot;)" office:value-type="date" office:date-value="2022-08-15" calcext:value-type="date">
            <text:p>15</text:p>
          </table:table-cell>
          <table:table-cell table:style-name="ce5" table:formula="of:=IF([$'Shadow calendar'.Z15]&gt;=[$Settings.$C$10];IF( [$'Shadow calendar'.Z15]&lt;=[$Settings.$D$10];[$'Shadow calendar'.Z15];&quot;&quot;);&quot;&quot;)" office:value-type="date" office:date-value="2022-08-16" calcext:value-type="date">
            <text:p>16</text:p>
          </table:table-cell>
          <table:table-cell table:style-name="ce5" table:formula="of:=IF([$'Shadow calendar'.AA15]&gt;=[$Settings.$C$10];IF( [$'Shadow calendar'.AA15]&lt;=[$Settings.$D$10];[$'Shadow calendar'.AA15];&quot;&quot;);&quot;&quot;)" office:value-type="date" office:date-value="2022-08-17" calcext:value-type="date">
            <text:p>17</text:p>
          </table:table-cell>
          <table:table-cell table:style-name="ce5" table:formula="of:=IF([$'Shadow calendar'.AB15]&gt;=[$Settings.$C$10];IF( [$'Shadow calendar'.AB15]&lt;=[$Settings.$D$10];[$'Shadow calendar'.AB15];&quot;&quot;);&quot;&quot;)" office:value-type="date" office:date-value="2022-08-18" calcext:value-type="date">
            <text:p>18</text:p>
          </table:table-cell>
          <table:table-cell table:style-name="ce5" table:formula="of:=IF([$'Shadow calendar'.AC15]&gt;=[$Settings.$C$10];IF( [$'Shadow calendar'.AC15]&lt;=[$Settings.$D$10];[$'Shadow calendar'.AC15];&quot;&quot;);&quot;&quot;)" office:value-type="date" office:date-value="2022-08-19" calcext:value-type="date">
            <text:p>19</text:p>
          </table:table-cell>
          <table:table-cell table:style-name="ce5" table:formula="of:=IF([$'Shadow calendar'.AD15]&gt;=[$Settings.$C$10];IF( [$'Shadow calendar'.AD15]&lt;=[$Settings.$D$10];[$'Shadow calendar'.AD15];&quot;&quot;);&quot;&quot;)" office:value-type="date" office:date-value="2022-08-20" calcext:value-type="date">
            <text:p>20</text:p>
          </table:table-cell>
          <table:table-cell table:style-name="ce26" table:formula="of:=IF([$'Shadow calendar'.AE15]&gt;=[$Settings.$C$10];IF( [$'Shadow calendar'.AE15]&lt;=[$Settings.$D$10];[$'Shadow calendar'.AE15];&quot;&quot;);&quot;&quot;)" office:value-type="date" office:date-value="2022-08-21" calcext:value-type="date">
            <text:p>21</text:p>
          </table:table-cell>
          <table:table-cell table:number-columns-repeated="993"/>
        </table:table-row>
        <table:table-row table:style-name="ro1">
          <table:table-cell table:style-name="ce12" table:formula="of:=IF([$'Shadow calendar'.A16]&gt;=[$Settings.$C$7];IF( [$'Shadow calendar'.A16]&lt;=[$Settings.$D$7];[$'Shadow calendar'.A16];&quot;&quot;);&quot;&quot;)" office:value-type="date" office:date-value="2022-05-16" calcext:value-type="date">
            <text:p>16</text:p>
          </table:table-cell>
          <table:table-cell table:style-name="ce5" table:formula="of:=IF([$'Shadow calendar'.B16]&gt;=[$Settings.$C$7];IF( [$'Shadow calendar'.B16]&lt;=[$Settings.$D$7];[$'Shadow calendar'.B16];&quot;&quot;);&quot;&quot;)" office:value-type="date" office:date-value="2022-05-17" calcext:value-type="date">
            <text:p>17</text:p>
          </table:table-cell>
          <table:table-cell table:style-name="ce5" table:formula="of:=IF([$'Shadow calendar'.C16]&gt;=[$Settings.$C$7];IF( [$'Shadow calendar'.C16]&lt;=[$Settings.$D$7];[$'Shadow calendar'.C16];&quot;&quot;);&quot;&quot;)" office:value-type="date" office:date-value="2022-05-18" calcext:value-type="date">
            <text:p>18</text:p>
          </table:table-cell>
          <table:table-cell table:style-name="ce5" table:formula="of:=IF([$'Shadow calendar'.D16]&gt;=[$Settings.$C$7];IF( [$'Shadow calendar'.D16]&lt;=[$Settings.$D$7];[$'Shadow calendar'.D16];&quot;&quot;);&quot;&quot;)" office:value-type="date" office:date-value="2022-05-19" calcext:value-type="date">
            <text:p>19</text:p>
          </table:table-cell>
          <table:table-cell table:style-name="ce5" table:formula="of:=IF([$'Shadow calendar'.E16]&gt;=[$Settings.$C$7];IF( [$'Shadow calendar'.E16]&lt;=[$Settings.$D$7];[$'Shadow calendar'.E16];&quot;&quot;);&quot;&quot;)" office:value-type="date" office:date-value="2022-05-20" calcext:value-type="date">
            <text:p>20</text:p>
          </table:table-cell>
          <table:table-cell table:style-name="ce5" table:formula="of:=IF([$'Shadow calendar'.F16]&gt;=[$Settings.$C$7];IF( [$'Shadow calendar'.F16]&lt;=[$Settings.$D$7];[$'Shadow calendar'.F16];&quot;&quot;);&quot;&quot;)" office:value-type="date" office:date-value="2022-05-21" calcext:value-type="date">
            <text:p>21</text:p>
          </table:table-cell>
          <table:table-cell table:style-name="ce26" table:formula="of:=IF([$'Shadow calendar'.G16]&gt;=[$Settings.$C$7];IF( [$'Shadow calendar'.G16]&lt;=[$Settings.$D$7];[$'Shadow calendar'.G16];&quot;&quot;);&quot;&quot;)" office:value-type="date" office:date-value="2022-05-22" calcext:value-type="date">
            <text:p>22</text:p>
          </table:table-cell>
          <table:table-cell/>
          <table:table-cell table:style-name="ce12" table:formula="of:=IF([$'Shadow calendar'.I16]&gt;=[$Settings.$C$8];IF( [$'Shadow calendar'.I16]&lt;=[$Settings.$D$8];[$'Shadow calendar'.I16];&quot;&quot;);&quot;&quot;)" office:value-type="date" office:date-value="2022-06-20" calcext:value-type="date">
            <text:p>20</text:p>
          </table:table-cell>
          <table:table-cell table:style-name="ce5" table:formula="of:=IF([$'Shadow calendar'.J16]&gt;=[$Settings.$C$8];IF( [$'Shadow calendar'.J16]&lt;=[$Settings.$D$8];[$'Shadow calendar'.J16];&quot;&quot;);&quot;&quot;)" office:value-type="date" office:date-value="2022-06-21" calcext:value-type="date">
            <text:p>21</text:p>
          </table:table-cell>
          <table:table-cell table:style-name="ce5" table:formula="of:=IF([$'Shadow calendar'.K16]&gt;=[$Settings.$C$8];IF( [$'Shadow calendar'.K16]&lt;=[$Settings.$D$8];[$'Shadow calendar'.K16];&quot;&quot;);&quot;&quot;)" office:value-type="date" office:date-value="2022-06-22" calcext:value-type="date">
            <text:p>22</text:p>
          </table:table-cell>
          <table:table-cell table:style-name="ce5" table:formula="of:=IF([$'Shadow calendar'.L16]&gt;=[$Settings.$C$8];IF( [$'Shadow calendar'.L16]&lt;=[$Settings.$D$8];[$'Shadow calendar'.L16];&quot;&quot;);&quot;&quot;)" office:value-type="date" office:date-value="2022-06-23" calcext:value-type="date">
            <text:p>23</text:p>
          </table:table-cell>
          <table:table-cell table:style-name="ce5" table:formula="of:=IF([$'Shadow calendar'.M16]&gt;=[$Settings.$C$8];IF( [$'Shadow calendar'.M16]&lt;=[$Settings.$D$8];[$'Shadow calendar'.M16];&quot;&quot;);&quot;&quot;)" office:value-type="date" office:date-value="2022-06-24" calcext:value-type="date">
            <text:p>24</text:p>
          </table:table-cell>
          <table:table-cell table:style-name="ce5" table:formula="of:=IF([$'Shadow calendar'.N16]&gt;=[$Settings.$C$8];IF( [$'Shadow calendar'.N16]&lt;=[$Settings.$D$8];[$'Shadow calendar'.N16];&quot;&quot;);&quot;&quot;)" office:value-type="date" office:date-value="2022-06-25" calcext:value-type="date">
            <text:p>25</text:p>
          </table:table-cell>
          <table:table-cell table:style-name="ce26" table:formula="of:=IF([$'Shadow calendar'.O16]&gt;=[$Settings.$C$8];IF( [$'Shadow calendar'.O16]&lt;=[$Settings.$D$8];[$'Shadow calendar'.O16];&quot;&quot;);&quot;&quot;)" office:value-type="date" office:date-value="2022-06-26" calcext:value-type="date">
            <text:p>26</text:p>
          </table:table-cell>
          <table:table-cell/>
          <table:table-cell table:style-name="ce12" table:formula="of:=IF([$'Shadow calendar'.Q16]&gt;=[$Settings.$C$9];IF( [$'Shadow calendar'.Q16]&lt;=[$Settings.$D$9];[$'Shadow calendar'.Q16];&quot;&quot;);&quot;&quot;)" office:value-type="date" office:date-value="2022-07-18" calcext:value-type="date">
            <text:p>18</text:p>
          </table:table-cell>
          <table:table-cell table:style-name="ce5" table:formula="of:=IF([$'Shadow calendar'.R16]&gt;=[$Settings.$C$9];IF( [$'Shadow calendar'.R16]&lt;=[$Settings.$D$9];[$'Shadow calendar'.R16];&quot;&quot;);&quot;&quot;)" office:value-type="date" office:date-value="2022-07-19" calcext:value-type="date">
            <text:p>19</text:p>
          </table:table-cell>
          <table:table-cell table:style-name="ce5" table:formula="of:=IF([$'Shadow calendar'.S16]&gt;=[$Settings.$C$9];IF( [$'Shadow calendar'.S16]&lt;=[$Settings.$D$9];[$'Shadow calendar'.S16];&quot;&quot;);&quot;&quot;)" office:value-type="date" office:date-value="2022-07-20" calcext:value-type="date">
            <text:p>20</text:p>
          </table:table-cell>
          <table:table-cell table:style-name="ce5" table:formula="of:=IF([$'Shadow calendar'.T16]&gt;=[$Settings.$C$9];IF( [$'Shadow calendar'.T16]&lt;=[$Settings.$D$9];[$'Shadow calendar'.T16];&quot;&quot;);&quot;&quot;)" office:value-type="date" office:date-value="2022-07-21" calcext:value-type="date">
            <text:p>21</text:p>
          </table:table-cell>
          <table:table-cell table:style-name="ce5" table:formula="of:=IF([$'Shadow calendar'.U16]&gt;=[$Settings.$C$9];IF( [$'Shadow calendar'.U16]&lt;=[$Settings.$D$9];[$'Shadow calendar'.U16];&quot;&quot;);&quot;&quot;)" office:value-type="date" office:date-value="2022-07-22" calcext:value-type="date">
            <text:p>22</text:p>
          </table:table-cell>
          <table:table-cell table:style-name="ce5" table:formula="of:=IF([$'Shadow calendar'.V16]&gt;=[$Settings.$C$9];IF( [$'Shadow calendar'.V16]&lt;=[$Settings.$D$9];[$'Shadow calendar'.V16];&quot;&quot;);&quot;&quot;)" office:value-type="date" office:date-value="2022-07-23" calcext:value-type="date">
            <text:p>23</text:p>
          </table:table-cell>
          <table:table-cell table:style-name="ce26" table:formula="of:=IF([$'Shadow calendar'.W16]&gt;=[$Settings.$C$9];IF( [$'Shadow calendar'.W16]&lt;=[$Settings.$D$9];[$'Shadow calendar'.W16];&quot;&quot;);&quot;&quot;)" office:value-type="date" office:date-value="2022-07-24" calcext:value-type="date">
            <text:p>24</text:p>
          </table:table-cell>
          <table:table-cell/>
          <table:table-cell table:style-name="ce12" table:formula="of:=IF([$'Shadow calendar'.Y16]&gt;=[$Settings.$C$10];IF( [$'Shadow calendar'.Y16]&lt;=[$Settings.$D$10];[$'Shadow calendar'.Y16];&quot;&quot;);&quot;&quot;)" office:value-type="date" office:date-value="2022-08-22" calcext:value-type="date">
            <text:p>22</text:p>
          </table:table-cell>
          <table:table-cell table:style-name="ce5" table:formula="of:=IF([$'Shadow calendar'.Z16]&gt;=[$Settings.$C$10];IF( [$'Shadow calendar'.Z16]&lt;=[$Settings.$D$10];[$'Shadow calendar'.Z16];&quot;&quot;);&quot;&quot;)" office:value-type="date" office:date-value="2022-08-23" calcext:value-type="date">
            <text:p>23</text:p>
          </table:table-cell>
          <table:table-cell table:style-name="ce5" table:formula="of:=IF([$'Shadow calendar'.AA16]&gt;=[$Settings.$C$10];IF( [$'Shadow calendar'.AA16]&lt;=[$Settings.$D$10];[$'Shadow calendar'.AA16];&quot;&quot;);&quot;&quot;)" office:value-type="date" office:date-value="2022-08-24" calcext:value-type="date">
            <text:p>24</text:p>
          </table:table-cell>
          <table:table-cell table:style-name="ce5" table:formula="of:=IF([$'Shadow calendar'.AB16]&gt;=[$Settings.$C$10];IF( [$'Shadow calendar'.AB16]&lt;=[$Settings.$D$10];[$'Shadow calendar'.AB16];&quot;&quot;);&quot;&quot;)" office:value-type="date" office:date-value="2022-08-25" calcext:value-type="date">
            <text:p>25</text:p>
          </table:table-cell>
          <table:table-cell table:style-name="ce5" table:formula="of:=IF([$'Shadow calendar'.AC16]&gt;=[$Settings.$C$10];IF( [$'Shadow calendar'.AC16]&lt;=[$Settings.$D$10];[$'Shadow calendar'.AC16];&quot;&quot;);&quot;&quot;)" office:value-type="date" office:date-value="2022-08-26" calcext:value-type="date">
            <text:p>26</text:p>
          </table:table-cell>
          <table:table-cell table:style-name="ce5" table:formula="of:=IF([$'Shadow calendar'.AD16]&gt;=[$Settings.$C$10];IF( [$'Shadow calendar'.AD16]&lt;=[$Settings.$D$10];[$'Shadow calendar'.AD16];&quot;&quot;);&quot;&quot;)" office:value-type="date" office:date-value="2022-08-27" calcext:value-type="date">
            <text:p>27</text:p>
          </table:table-cell>
          <table:table-cell table:style-name="ce26" table:formula="of:=IF([$'Shadow calendar'.AE16]&gt;=[$Settings.$C$10];IF( [$'Shadow calendar'.AE16]&lt;=[$Settings.$D$10];[$'Shadow calendar'.AE16];&quot;&quot;);&quot;&quot;)" office:value-type="date" office:date-value="2022-08-28" calcext:value-type="date">
            <text:p>28</text:p>
          </table:table-cell>
          <table:table-cell table:number-columns-repeated="993"/>
        </table:table-row>
        <table:table-row table:style-name="ro1">
          <table:table-cell table:style-name="ce12" table:formula="of:=IF([$'Shadow calendar'.A17]&gt;=[$Settings.$C$7];IF( [$'Shadow calendar'.A17]&lt;=[$Settings.$D$7];[$'Shadow calendar'.A17];&quot;&quot;);&quot;&quot;)" office:value-type="date" office:date-value="2022-05-23" calcext:value-type="date">
            <text:p>23</text:p>
          </table:table-cell>
          <table:table-cell table:style-name="ce5" table:formula="of:=IF([$'Shadow calendar'.B17]&gt;=[$Settings.$C$7];IF( [$'Shadow calendar'.B17]&lt;=[$Settings.$D$7];[$'Shadow calendar'.B17];&quot;&quot;);&quot;&quot;)" office:value-type="date" office:date-value="2022-05-24" calcext:value-type="date">
            <text:p>24</text:p>
          </table:table-cell>
          <table:table-cell table:style-name="ce5" table:formula="of:=IF([$'Shadow calendar'.C17]&gt;=[$Settings.$C$7];IF( [$'Shadow calendar'.C17]&lt;=[$Settings.$D$7];[$'Shadow calendar'.C17];&quot;&quot;);&quot;&quot;)" office:value-type="date" office:date-value="2022-05-25" calcext:value-type="date">
            <text:p>25</text:p>
          </table:table-cell>
          <table:table-cell table:style-name="ce5" table:formula="of:=IF([$'Shadow calendar'.D17]&gt;=[$Settings.$C$7];IF( [$'Shadow calendar'.D17]&lt;=[$Settings.$D$7];[$'Shadow calendar'.D17];&quot;&quot;);&quot;&quot;)" office:value-type="date" office:date-value="2022-05-26" calcext:value-type="date">
            <text:p>26</text:p>
          </table:table-cell>
          <table:table-cell table:style-name="ce5" table:formula="of:=IF([$'Shadow calendar'.E17]&gt;=[$Settings.$C$7];IF( [$'Shadow calendar'.E17]&lt;=[$Settings.$D$7];[$'Shadow calendar'.E17];&quot;&quot;);&quot;&quot;)" office:value-type="date" office:date-value="2022-05-27" calcext:value-type="date">
            <text:p>27</text:p>
          </table:table-cell>
          <table:table-cell table:style-name="ce5" table:formula="of:=IF([$'Shadow calendar'.F17]&gt;=[$Settings.$C$7];IF( [$'Shadow calendar'.F17]&lt;=[$Settings.$D$7];[$'Shadow calendar'.F17];&quot;&quot;);&quot;&quot;)" office:value-type="date" office:date-value="2022-05-28" calcext:value-type="date">
            <text:p>28</text:p>
          </table:table-cell>
          <table:table-cell table:style-name="ce26" table:formula="of:=IF([$'Shadow calendar'.G17]&gt;=[$Settings.$C$7];IF( [$'Shadow calendar'.G17]&lt;=[$Settings.$D$7];[$'Shadow calendar'.G17];&quot;&quot;);&quot;&quot;)" office:value-type="date" office:date-value="2022-05-29" calcext:value-type="date">
            <text:p>29</text:p>
          </table:table-cell>
          <table:table-cell/>
          <table:table-cell table:style-name="ce12" table:formula="of:=IF([$'Shadow calendar'.I17]&gt;=[$Settings.$C$8];IF( [$'Shadow calendar'.I17]&lt;=[$Settings.$D$8];[$'Shadow calendar'.I17];&quot;&quot;);&quot;&quot;)" office:value-type="date" office:date-value="2022-06-27" calcext:value-type="date">
            <text:p>27</text:p>
          </table:table-cell>
          <table:table-cell table:style-name="ce5" table:formula="of:=IF([$'Shadow calendar'.J17]&gt;=[$Settings.$C$8];IF( [$'Shadow calendar'.J17]&lt;=[$Settings.$D$8];[$'Shadow calendar'.J17];&quot;&quot;);&quot;&quot;)" office:value-type="date" office:date-value="2022-06-28" calcext:value-type="date">
            <text:p>28</text:p>
          </table:table-cell>
          <table:table-cell table:style-name="ce5" table:formula="of:=IF([$'Shadow calendar'.K17]&gt;=[$Settings.$C$8];IF( [$'Shadow calendar'.K17]&lt;=[$Settings.$D$8];[$'Shadow calendar'.K17];&quot;&quot;);&quot;&quot;)" office:value-type="date" office:date-value="2022-06-29" calcext:value-type="date">
            <text:p>29</text:p>
          </table:table-cell>
          <table:table-cell table:style-name="ce5" table:formula="of:=IF([$'Shadow calendar'.L17]&gt;=[$Settings.$C$8];IF( [$'Shadow calendar'.L17]&lt;=[$Settings.$D$8];[$'Shadow calendar'.L17];&quot;&quot;);&quot;&quot;)" office:value-type="date" office:date-value="2022-06-30" calcext:value-type="date">
            <text:p>30</text:p>
          </table:table-cell>
          <table:table-cell table:style-name="ce5" table:formula="of:=IF([$'Shadow calendar'.M17]&gt;=[$Settings.$C$8];IF( [$'Shadow calendar'.M17]&lt;=[$Settings.$D$8];[$'Shadow calendar'.M17];&quot;&quot;);&quot;&quot;)">
            <text:p/>
          </table:table-cell>
          <table:table-cell table:style-name="ce5" table:formula="of:=IF([$'Shadow calendar'.N17]&gt;=[$Settings.$C$8];IF( [$'Shadow calendar'.N17]&lt;=[$Settings.$D$8];[$'Shadow calendar'.N17];&quot;&quot;);&quot;&quot;)">
            <text:p/>
          </table:table-cell>
          <table:table-cell table:style-name="ce26" table:formula="of:=IF([$'Shadow calendar'.O17]&gt;=[$Settings.$C$8];IF( [$'Shadow calendar'.O17]&lt;=[$Settings.$D$8];[$'Shadow calendar'.O17];&quot;&quot;);&quot;&quot;)">
            <text:p/>
          </table:table-cell>
          <table:table-cell/>
          <table:table-cell table:style-name="ce12" table:formula="of:=IF([$'Shadow calendar'.Q17]&gt;=[$Settings.$C$9];IF( [$'Shadow calendar'.Q17]&lt;=[$Settings.$D$9];[$'Shadow calendar'.Q17];&quot;&quot;);&quot;&quot;)" office:value-type="date" office:date-value="2022-07-25" calcext:value-type="date">
            <text:p>25</text:p>
          </table:table-cell>
          <table:table-cell table:style-name="ce5" table:formula="of:=IF([$'Shadow calendar'.R17]&gt;=[$Settings.$C$9];IF( [$'Shadow calendar'.R17]&lt;=[$Settings.$D$9];[$'Shadow calendar'.R17];&quot;&quot;);&quot;&quot;)" office:value-type="date" office:date-value="2022-07-26" calcext:value-type="date">
            <text:p>26</text:p>
          </table:table-cell>
          <table:table-cell table:style-name="ce5" table:formula="of:=IF([$'Shadow calendar'.S17]&gt;=[$Settings.$C$9];IF( [$'Shadow calendar'.S17]&lt;=[$Settings.$D$9];[$'Shadow calendar'.S17];&quot;&quot;);&quot;&quot;)" office:value-type="date" office:date-value="2022-07-27" calcext:value-type="date">
            <text:p>27</text:p>
          </table:table-cell>
          <table:table-cell table:style-name="ce5" table:formula="of:=IF([$'Shadow calendar'.T17]&gt;=[$Settings.$C$9];IF( [$'Shadow calendar'.T17]&lt;=[$Settings.$D$9];[$'Shadow calendar'.T17];&quot;&quot;);&quot;&quot;)" office:value-type="date" office:date-value="2022-07-28" calcext:value-type="date">
            <text:p>28</text:p>
          </table:table-cell>
          <table:table-cell table:style-name="ce5" table:formula="of:=IF([$'Shadow calendar'.U17]&gt;=[$Settings.$C$9];IF( [$'Shadow calendar'.U17]&lt;=[$Settings.$D$9];[$'Shadow calendar'.U17];&quot;&quot;);&quot;&quot;)" office:value-type="date" office:date-value="2022-07-29" calcext:value-type="date">
            <text:p>29</text:p>
          </table:table-cell>
          <table:table-cell table:style-name="ce5" table:formula="of:=IF([$'Shadow calendar'.V17]&gt;=[$Settings.$C$9];IF( [$'Shadow calendar'.V17]&lt;=[$Settings.$D$9];[$'Shadow calendar'.V17];&quot;&quot;);&quot;&quot;)" office:value-type="date" office:date-value="2022-07-30" calcext:value-type="date">
            <text:p>30</text:p>
          </table:table-cell>
          <table:table-cell table:style-name="ce26" table:formula="of:=IF([$'Shadow calendar'.W17]&gt;=[$Settings.$C$9];IF( [$'Shadow calendar'.W17]&lt;=[$Settings.$D$9];[$'Shadow calendar'.W17];&quot;&quot;);&quot;&quot;)" office:value-type="date" office:date-value="2022-07-31" calcext:value-type="date">
            <text:p>31</text:p>
          </table:table-cell>
          <table:table-cell/>
          <table:table-cell table:style-name="ce12" table:formula="of:=IF([$'Shadow calendar'.Y17]&gt;=[$Settings.$C$10];IF( [$'Shadow calendar'.Y17]&lt;=[$Settings.$D$10];[$'Shadow calendar'.Y17];&quot;&quot;);&quot;&quot;)" office:value-type="date" office:date-value="2022-08-29" calcext:value-type="date">
            <text:p>29</text:p>
          </table:table-cell>
          <table:table-cell table:style-name="ce5" table:formula="of:=IF([$'Shadow calendar'.Z17]&gt;=[$Settings.$C$10];IF( [$'Shadow calendar'.Z17]&lt;=[$Settings.$D$10];[$'Shadow calendar'.Z17];&quot;&quot;);&quot;&quot;)" office:value-type="date" office:date-value="2022-08-30" calcext:value-type="date">
            <text:p>30</text:p>
          </table:table-cell>
          <table:table-cell table:style-name="ce5" table:formula="of:=IF([$'Shadow calendar'.AA17]&gt;=[$Settings.$C$10];IF( [$'Shadow calendar'.AA17]&lt;=[$Settings.$D$10];[$'Shadow calendar'.AA17];&quot;&quot;);&quot;&quot;)" office:value-type="date" office:date-value="2022-08-31" calcext:value-type="date">
            <text:p>31</text:p>
          </table:table-cell>
          <table:table-cell table:style-name="ce5" table:formula="of:=IF([$'Shadow calendar'.AB17]&gt;=[$Settings.$C$10];IF( [$'Shadow calendar'.AB17]&lt;=[$Settings.$D$10];[$'Shadow calendar'.AB17];&quot;&quot;);&quot;&quot;)">
            <text:p/>
          </table:table-cell>
          <table:table-cell table:style-name="ce5" table:formula="of:=IF([$'Shadow calendar'.AC17]&gt;=[$Settings.$C$10];IF( [$'Shadow calendar'.AC17]&lt;=[$Settings.$D$10];[$'Shadow calendar'.AC17];&quot;&quot;);&quot;&quot;)">
            <text:p/>
          </table:table-cell>
          <table:table-cell table:style-name="ce5" table:formula="of:=IF([$'Shadow calendar'.AD17]&gt;=[$Settings.$C$10];IF( [$'Shadow calendar'.AD17]&lt;=[$Settings.$D$10];[$'Shadow calendar'.AD17];&quot;&quot;);&quot;&quot;)">
            <text:p/>
          </table:table-cell>
          <table:table-cell table:style-name="ce26" table:formula="of:=IF([$'Shadow calendar'.AE17]&gt;=[$Settings.$C$10];IF( [$'Shadow calendar'.AE17]&lt;=[$Settings.$D$10];[$'Shadow calendar'.AE17];&quot;&quot;);&quot;&quot;)">
            <text:p/>
          </table:table-cell>
          <table:table-cell table:number-columns-repeated="993"/>
        </table:table-row>
        <table:table-row table:style-name="ro1">
          <table:table-cell table:style-name="ce15" table:formula="of:=IF([$'Shadow calendar'.A18]&gt;=[$Settings.$C$7];IF( [$'Shadow calendar'.A18]&lt;=[$Settings.$D$7];[$'Shadow calendar'.A18];&quot;&quot;);&quot;&quot;)" office:value-type="date" office:date-value="2022-05-30" calcext:value-type="date">
            <text:p>30</text:p>
          </table:table-cell>
          <table:table-cell table:style-name="ce22" table:formula="of:=IF([$'Shadow calendar'.B18]&gt;=[$Settings.$C$7];IF( [$'Shadow calendar'.B18]&lt;=[$Settings.$D$7];[$'Shadow calendar'.B18];&quot;&quot;);&quot;&quot;)" office:value-type="date" office:date-value="2022-05-31" calcext:value-type="date">
            <text:p>31</text:p>
          </table:table-cell>
          <table:table-cell table:style-name="ce22" table:formula="of:=IF([$'Shadow calendar'.C18]&gt;=[$Settings.$C$7];IF( [$'Shadow calendar'.C18]&lt;=[$Settings.$D$7];[$'Shadow calendar'.C18];&quot;&quot;);&quot;&quot;)">
            <text:p/>
          </table:table-cell>
          <table:table-cell table:style-name="ce22" table:formula="of:=IF([$'Shadow calendar'.D18]&gt;=[$Settings.$C$7];IF( [$'Shadow calendar'.D18]&lt;=[$Settings.$D$7];[$'Shadow calendar'.D18];&quot;&quot;);&quot;&quot;)">
            <text:p/>
          </table:table-cell>
          <table:table-cell table:style-name="ce22" table:formula="of:=IF([$'Shadow calendar'.E18]&gt;=[$Settings.$C$7];IF( [$'Shadow calendar'.E18]&lt;=[$Settings.$D$7];[$'Shadow calendar'.E18];&quot;&quot;);&quot;&quot;)">
            <text:p/>
          </table:table-cell>
          <table:table-cell table:style-name="ce22" table:formula="of:=IF([$'Shadow calendar'.F18]&gt;=[$Settings.$C$7];IF( [$'Shadow calendar'.F18]&lt;=[$Settings.$D$7];[$'Shadow calendar'.F18];&quot;&quot;);&quot;&quot;)">
            <text:p/>
          </table:table-cell>
          <table:table-cell table:style-name="ce28" table:formula="of:=IF([$'Shadow calendar'.G18]&gt;=[$Settings.$C$7];IF( [$'Shadow calendar'.G18]&lt;=[$Settings.$D$7];[$'Shadow calendar'.G18];&quot;&quot;);&quot;&quot;)">
            <text:p/>
          </table:table-cell>
          <table:table-cell/>
          <table:table-cell table:style-name="ce15" table:formula="of:=IF([$'Shadow calendar'.I18]&gt;=[$Settings.$C$8];IF( [$'Shadow calendar'.I18]&lt;=[$Settings.$D$8];[$'Shadow calendar'.I18];&quot;&quot;);&quot;&quot;)">
            <text:p/>
          </table:table-cell>
          <table:table-cell table:style-name="ce22" table:formula="of:=IF([$'Shadow calendar'.J18]&gt;=[$Settings.$C$8];IF( [$'Shadow calendar'.J18]&lt;=[$Settings.$D$8];[$'Shadow calendar'.J18];&quot;&quot;);&quot;&quot;)">
            <text:p/>
          </table:table-cell>
          <table:table-cell table:style-name="ce22" table:formula="of:=IF([$'Shadow calendar'.K18]&gt;=[$Settings.$C$8];IF( [$'Shadow calendar'.K18]&lt;=[$Settings.$D$8];[$'Shadow calendar'.K18];&quot;&quot;);&quot;&quot;)">
            <text:p/>
          </table:table-cell>
          <table:table-cell table:style-name="ce22" table:formula="of:=IF([$'Shadow calendar'.L18]&gt;=[$Settings.$C$8];IF( [$'Shadow calendar'.L18]&lt;=[$Settings.$D$8];[$'Shadow calendar'.L18];&quot;&quot;);&quot;&quot;)">
            <text:p/>
          </table:table-cell>
          <table:table-cell table:style-name="ce22" table:formula="of:=IF([$'Shadow calendar'.M18]&gt;=[$Settings.$C$8];IF( [$'Shadow calendar'.M18]&lt;=[$Settings.$D$8];[$'Shadow calendar'.M18];&quot;&quot;);&quot;&quot;)">
            <text:p/>
          </table:table-cell>
          <table:table-cell table:style-name="ce22" table:formula="of:=IF([$'Shadow calendar'.N18]&gt;=[$Settings.$C$8];IF( [$'Shadow calendar'.N18]&lt;=[$Settings.$D$8];[$'Shadow calendar'.N18];&quot;&quot;);&quot;&quot;)">
            <text:p/>
          </table:table-cell>
          <table:table-cell table:style-name="ce28" table:formula="of:=IF([$'Shadow calendar'.O18]&gt;=[$Settings.$C$8];IF( [$'Shadow calendar'.O18]&lt;=[$Settings.$D$8];[$'Shadow calendar'.O18];&quot;&quot;);&quot;&quot;)">
            <text:p/>
          </table:table-cell>
          <table:table-cell/>
          <table:table-cell table:style-name="ce15" table:formula="of:=IF([$'Shadow calendar'.Q18]&gt;=[$Settings.$C$9];IF( [$'Shadow calendar'.Q18]&lt;=[$Settings.$D$9];[$'Shadow calendar'.Q18];&quot;&quot;);&quot;&quot;)">
            <text:p/>
          </table:table-cell>
          <table:table-cell table:style-name="ce22" table:formula="of:=IF([$'Shadow calendar'.R18]&gt;=[$Settings.$C$9];IF( [$'Shadow calendar'.R18]&lt;=[$Settings.$D$9];[$'Shadow calendar'.R18];&quot;&quot;);&quot;&quot;)">
            <text:p/>
          </table:table-cell>
          <table:table-cell table:style-name="ce22" table:formula="of:=IF([$'Shadow calendar'.S18]&gt;=[$Settings.$C$9];IF( [$'Shadow calendar'.S18]&lt;=[$Settings.$D$9];[$'Shadow calendar'.S18];&quot;&quot;);&quot;&quot;)">
            <text:p/>
          </table:table-cell>
          <table:table-cell table:style-name="ce22" table:formula="of:=IF([$'Shadow calendar'.T18]&gt;=[$Settings.$C$9];IF( [$'Shadow calendar'.T18]&lt;=[$Settings.$D$9];[$'Shadow calendar'.T18];&quot;&quot;);&quot;&quot;)">
            <text:p/>
          </table:table-cell>
          <table:table-cell table:style-name="ce22" table:formula="of:=IF([$'Shadow calendar'.U18]&gt;=[$Settings.$C$9];IF( [$'Shadow calendar'.U18]&lt;=[$Settings.$D$9];[$'Shadow calendar'.U18];&quot;&quot;);&quot;&quot;)">
            <text:p/>
          </table:table-cell>
          <table:table-cell table:style-name="ce22" table:formula="of:=IF([$'Shadow calendar'.V18]&gt;=[$Settings.$C$9];IF( [$'Shadow calendar'.V18]&lt;=[$Settings.$D$9];[$'Shadow calendar'.V18];&quot;&quot;);&quot;&quot;)">
            <text:p/>
          </table:table-cell>
          <table:table-cell table:style-name="ce28" table:formula="of:=IF([$'Shadow calendar'.W18]&gt;=[$Settings.$C$9];IF( [$'Shadow calendar'.W18]&lt;=[$Settings.$D$9];[$'Shadow calendar'.W18];&quot;&quot;);&quot;&quot;)">
            <text:p/>
          </table:table-cell>
          <table:table-cell/>
          <table:table-cell table:style-name="ce15" table:formula="of:=IF([$'Shadow calendar'.Y18]&gt;=[$Settings.$C$10];IF( [$'Shadow calendar'.Y18]&lt;=[$Settings.$D$10];[$'Shadow calendar'.Y18];&quot;&quot;);&quot;&quot;)">
            <text:p/>
          </table:table-cell>
          <table:table-cell table:style-name="ce22" table:formula="of:=IF([$'Shadow calendar'.Z18]&gt;=[$Settings.$C$10];IF( [$'Shadow calendar'.Z18]&lt;=[$Settings.$D$10];[$'Shadow calendar'.Z18];&quot;&quot;);&quot;&quot;)">
            <text:p/>
          </table:table-cell>
          <table:table-cell table:style-name="ce22" table:formula="of:=IF([$'Shadow calendar'.AA18]&gt;=[$Settings.$C$10];IF( [$'Shadow calendar'.AA18]&lt;=[$Settings.$D$10];[$'Shadow calendar'.AA18];&quot;&quot;);&quot;&quot;)">
            <text:p/>
          </table:table-cell>
          <table:table-cell table:style-name="ce22" table:formula="of:=IF([$'Shadow calendar'.AB18]&gt;=[$Settings.$C$10];IF( [$'Shadow calendar'.AB18]&lt;=[$Settings.$D$10];[$'Shadow calendar'.AB18];&quot;&quot;);&quot;&quot;)">
            <text:p/>
          </table:table-cell>
          <table:table-cell table:style-name="ce22" table:formula="of:=IF([$'Shadow calendar'.AC18]&gt;=[$Settings.$C$10];IF( [$'Shadow calendar'.AC18]&lt;=[$Settings.$D$10];[$'Shadow calendar'.AC18];&quot;&quot;);&quot;&quot;)">
            <text:p/>
          </table:table-cell>
          <table:table-cell table:style-name="ce22" table:formula="of:=IF([$'Shadow calendar'.AD18]&gt;=[$Settings.$C$10];IF( [$'Shadow calendar'.AD18]&lt;=[$Settings.$D$10];[$'Shadow calendar'.AD18];&quot;&quot;);&quot;&quot;)">
            <text:p/>
          </table:table-cell>
          <table:table-cell table:style-name="ce28" table:formula="of:=IF([$'Shadow calendar'.AE18]&gt;=[$Settings.$C$10];IF( [$'Shadow calendar'.AE18]&lt;=[$Settings.$D$10];[$'Shadow calendar'.AE18];&quot;&quot;);&quot;&quot;)">
            <text:p/>
          </table:table-cell>
          <table:table-cell table:number-columns-repeated="993"/>
        </table:table-row>
        <table:table-row table:style-name="ro2">
          <table:table-cell table:style-name="ce16"/>
          <table:table-cell table:style-name="ce23"/>
          <table:table-cell table:style-name="ce16" table:number-columns-repeated="5"/>
          <table:table-cell/>
          <table:table-cell table:style-name="ce16" table:number-columns-repeated="7"/>
          <table:table-cell/>
          <table:table-cell table:style-name="ce16" table:number-columns-repeated="7"/>
          <table:table-cell/>
          <table:table-cell table:style-name="ce16" table:number-columns-repeated="7"/>
          <table:table-cell table:number-columns-repeated="993"/>
        </table:table-row>
        <table:table-row table:style-name="ro1">
          <table:table-cell table:style-name="ce3" table:formula="of:=[$Settings.C11]" office:value-type="date" office:date-value="2022-09-01" calcext:value-type="date" table:number-columns-spanned="7" table:number-rows-spanned="1">
            <text:p>September</text:p>
          </table:table-cell>
          <table:covered-table-cell table:number-columns-repeated="6"/>
          <table:table-cell/>
          <table:table-cell table:style-name="ce3" table:formula="of:=[$Settings.C12]" office:value-type="date" office:date-value="2022-10-01" calcext:value-type="date" table:number-columns-spanned="7" table:number-rows-spanned="1">
            <text:p>October</text:p>
          </table:table-cell>
          <table:covered-table-cell table:number-columns-repeated="6" table:style-name="ce29"/>
          <table:table-cell/>
          <table:table-cell table:style-name="ce3" table:formula="of:=[$Settings.C13]" office:value-type="date" office:date-value="2022-11-01" calcext:value-type="date" table:number-columns-spanned="7" table:number-rows-spanned="1">
            <text:p>November</text:p>
          </table:table-cell>
          <table:covered-table-cell table:number-columns-repeated="6" table:style-name="ce29"/>
          <table:table-cell/>
          <table:table-cell table:style-name="ce3" table:formula="of:=[$Settings.C14]" office:value-type="date" office:date-value="2022-12-01" calcext:value-type="date" table:number-columns-spanned="7" table:number-rows-spanned="1">
            <text:p>December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22]&gt;=[$Settings.$C$11];IF( [$'Shadow calendar'.A22]&lt;=[$Settings.$D$11];[$'Shadow calendar'.A22];&quot;&quot;);&quot;&quot;)">
            <text:p/>
          </table:table-cell>
          <table:table-cell table:style-name="ce19" table:formula="of:=IF([$'Shadow calendar'.B22]&gt;=[$Settings.$C$11];IF( [$'Shadow calendar'.B22]&lt;=[$Settings.$D$11];[$'Shadow calendar'.B22];&quot;&quot;);&quot;&quot;)">
            <text:p/>
          </table:table-cell>
          <table:table-cell table:style-name="ce19" table:formula="of:=IF([$'Shadow calendar'.C22]&gt;=[$Settings.$C$11];IF( [$'Shadow calendar'.C22]&lt;=[$Settings.$D$11];[$'Shadow calendar'.C22];&quot;&quot;);&quot;&quot;)">
            <text:p/>
          </table:table-cell>
          <table:table-cell table:style-name="ce19" table:formula="of:=IF([$'Shadow calendar'.D22]&gt;=[$Settings.$C$11];IF( [$'Shadow calendar'.D22]&lt;=[$Settings.$D$11];[$'Shadow calendar'.D22];&quot;&quot;);&quot;&quot;)" office:value-type="date" office:date-value="2022-09-01" calcext:value-type="date">
            <text:p>1</text:p>
          </table:table-cell>
          <table:table-cell table:style-name="ce19" table:formula="of:=IF([$'Shadow calendar'.E22]&gt;=[$Settings.$C$11];IF( [$'Shadow calendar'.E22]&lt;=[$Settings.$D$11];[$'Shadow calendar'.E22];&quot;&quot;);&quot;&quot;)" office:value-type="date" office:date-value="2022-09-02" calcext:value-type="date">
            <text:p>2</text:p>
          </table:table-cell>
          <table:table-cell table:style-name="ce19" table:formula="of:=IF([$'Shadow calendar'.F22]&gt;=[$Settings.$C$11];IF( [$'Shadow calendar'.F22]&lt;=[$Settings.$D$11];[$'Shadow calendar'.F22];&quot;&quot;);&quot;&quot;)" office:value-type="date" office:date-value="2022-09-03" calcext:value-type="date">
            <text:p>3</text:p>
          </table:table-cell>
          <table:table-cell table:style-name="ce25" table:formula="of:=IF([$'Shadow calendar'.G22]&gt;=[$Settings.$C$11];IF( [$'Shadow calendar'.G22]&lt;=[$Settings.$D$11];[$'Shadow calendar'.G22];&quot;&quot;);&quot;&quot;)" office:value-type="date" office:date-value="2022-09-04" calcext:value-type="date">
            <text:p>4</text:p>
          </table:table-cell>
          <table:table-cell/>
          <table:table-cell table:style-name="ce11" table:formula="of:=IF([$'Shadow calendar'.I22]&gt;=[$Settings.$C$12];IF( [$'Shadow calendar'.I22]&lt;=[$Settings.$D$12];[$'Shadow calendar'.I22];&quot;&quot;);&quot;&quot;)">
            <text:p/>
          </table:table-cell>
          <table:table-cell table:style-name="ce19" table:formula="of:=IF([$'Shadow calendar'.J22]&gt;=[$Settings.$C$12];IF( [$'Shadow calendar'.J22]&lt;=[$Settings.$D$12];[$'Shadow calendar'.J22];&quot;&quot;);&quot;&quot;)">
            <text:p/>
          </table:table-cell>
          <table:table-cell table:style-name="ce19" table:formula="of:=IF([$'Shadow calendar'.K22]&gt;=[$Settings.$C$12];IF( [$'Shadow calendar'.K22]&lt;=[$Settings.$D$12];[$'Shadow calendar'.K22];&quot;&quot;);&quot;&quot;)">
            <text:p/>
          </table:table-cell>
          <table:table-cell table:style-name="ce19" table:formula="of:=IF([$'Shadow calendar'.L22]&gt;=[$Settings.$C$12];IF( [$'Shadow calendar'.L22]&lt;=[$Settings.$D$12];[$'Shadow calendar'.L22];&quot;&quot;);&quot;&quot;)">
            <text:p/>
          </table:table-cell>
          <table:table-cell table:style-name="ce19" table:formula="of:=IF([$'Shadow calendar'.M22]&gt;=[$Settings.$C$12];IF( [$'Shadow calendar'.M22]&lt;=[$Settings.$D$12];[$'Shadow calendar'.M22];&quot;&quot;);&quot;&quot;)">
            <text:p/>
          </table:table-cell>
          <table:table-cell table:style-name="ce19" table:formula="of:=IF([$'Shadow calendar'.N22]&gt;=[$Settings.$C$12];IF( [$'Shadow calendar'.N22]&lt;=[$Settings.$D$12];[$'Shadow calendar'.N22];&quot;&quot;);&quot;&quot;)" office:value-type="date" office:date-value="2022-10-01" calcext:value-type="date">
            <text:p>1</text:p>
          </table:table-cell>
          <table:table-cell table:style-name="ce25" table:formula="of:=IF([$'Shadow calendar'.O22]&gt;=[$Settings.$C$12];IF( [$'Shadow calendar'.O22]&lt;=[$Settings.$D$12];[$'Shadow calendar'.O22];&quot;&quot;);&quot;&quot;)" office:value-type="date" office:date-value="2022-10-02" calcext:value-type="date">
            <text:p>2</text:p>
          </table:table-cell>
          <table:table-cell/>
          <table:table-cell table:style-name="ce11" table:formula="of:=IF([$'Shadow calendar'.Q22]&gt;=[$Settings.$C$13];IF( [$'Shadow calendar'.Q22]&lt;=[$Settings.$D$13];[$'Shadow calendar'.Q22];&quot;&quot;);&quot;&quot;)">
            <text:p/>
          </table:table-cell>
          <table:table-cell table:style-name="ce19" table:formula="of:=IF([$'Shadow calendar'.R22]&gt;=[$Settings.$C$13];IF( [$'Shadow calendar'.R22]&lt;=[$Settings.$D$13];[$'Shadow calendar'.R22];&quot;&quot;);&quot;&quot;)" office:value-type="date" office:date-value="2022-11-01" calcext:value-type="date">
            <text:p>1</text:p>
          </table:table-cell>
          <table:table-cell table:style-name="ce19" table:formula="of:=IF([$'Shadow calendar'.S22]&gt;=[$Settings.$C$13];IF( [$'Shadow calendar'.S22]&lt;=[$Settings.$D$13];[$'Shadow calendar'.S22];&quot;&quot;);&quot;&quot;)" office:value-type="date" office:date-value="2022-11-02" calcext:value-type="date">
            <text:p>2</text:p>
          </table:table-cell>
          <table:table-cell table:style-name="ce19" table:formula="of:=IF([$'Shadow calendar'.T22]&gt;=[$Settings.$C$13];IF( [$'Shadow calendar'.T22]&lt;=[$Settings.$D$13];[$'Shadow calendar'.T22];&quot;&quot;);&quot;&quot;)" office:value-type="date" office:date-value="2022-11-03" calcext:value-type="date">
            <text:p>3</text:p>
          </table:table-cell>
          <table:table-cell table:style-name="ce19" table:formula="of:=IF([$'Shadow calendar'.U22]&gt;=[$Settings.$C$13];IF( [$'Shadow calendar'.U22]&lt;=[$Settings.$D$13];[$'Shadow calendar'.U22];&quot;&quot;);&quot;&quot;)" office:value-type="date" office:date-value="2022-11-04" calcext:value-type="date">
            <text:p>4</text:p>
          </table:table-cell>
          <table:table-cell table:style-name="ce19" table:formula="of:=IF([$'Shadow calendar'.V22]&gt;=[$Settings.$C$13];IF( [$'Shadow calendar'.V22]&lt;=[$Settings.$D$13];[$'Shadow calendar'.V22];&quot;&quot;);&quot;&quot;)" office:value-type="date" office:date-value="2022-11-05" calcext:value-type="date">
            <text:p>5</text:p>
          </table:table-cell>
          <table:table-cell table:style-name="ce25" table:formula="of:=IF([$'Shadow calendar'.W22]&gt;=[$Settings.$C$13];IF( [$'Shadow calendar'.W22]&lt;=[$Settings.$D$13];[$'Shadow calendar'.W22];&quot;&quot;);&quot;&quot;)" office:value-type="date" office:date-value="2022-11-06" calcext:value-type="date">
            <text:p>6</text:p>
          </table:table-cell>
          <table:table-cell/>
          <table:table-cell table:style-name="ce11" table:formula="of:=IF([$'Shadow calendar'.Y22]&gt;=[$Settings.$C$14];IF( [$'Shadow calendar'.Y22]&lt;=[$Settings.$D$14];[$'Shadow calendar'.Y22];&quot;&quot;);&quot;&quot;)">
            <text:p/>
          </table:table-cell>
          <table:table-cell table:style-name="ce19" table:formula="of:=IF([$'Shadow calendar'.Z22]&gt;=[$Settings.$C$14];IF( [$'Shadow calendar'.Z22]&lt;=[$Settings.$D$14];[$'Shadow calendar'.Z22];&quot;&quot;);&quot;&quot;)">
            <text:p/>
          </table:table-cell>
          <table:table-cell table:style-name="ce19" table:formula="of:=IF([$'Shadow calendar'.AA22]&gt;=[$Settings.$C$14];IF( [$'Shadow calendar'.AA22]&lt;=[$Settings.$D$14];[$'Shadow calendar'.AA22];&quot;&quot;);&quot;&quot;)">
            <text:p/>
          </table:table-cell>
          <table:table-cell table:style-name="ce19" table:formula="of:=IF([$'Shadow calendar'.AB22]&gt;=[$Settings.$C$14];IF( [$'Shadow calendar'.AB22]&lt;=[$Settings.$D$14];[$'Shadow calendar'.AB22];&quot;&quot;);&quot;&quot;)" office:value-type="date" office:date-value="2022-12-01" calcext:value-type="date">
            <text:p>1</text:p>
          </table:table-cell>
          <table:table-cell table:style-name="ce19" table:formula="of:=IF([$'Shadow calendar'.AC22]&gt;=[$Settings.$C$14];IF( [$'Shadow calendar'.AC22]&lt;=[$Settings.$D$14];[$'Shadow calendar'.AC22];&quot;&quot;);&quot;&quot;)" office:value-type="date" office:date-value="2022-12-02" calcext:value-type="date">
            <text:p>2</text:p>
          </table:table-cell>
          <table:table-cell table:style-name="ce19" table:formula="of:=IF([$'Shadow calendar'.AD22]&gt;=[$Settings.$C$14];IF( [$'Shadow calendar'.AD22]&lt;=[$Settings.$D$14];[$'Shadow calendar'.AD22];&quot;&quot;);&quot;&quot;)" office:value-type="date" office:date-value="2022-12-03" calcext:value-type="date">
            <text:p>3</text:p>
          </table:table-cell>
          <table:table-cell table:style-name="ce25" table:formula="of:=IF([$'Shadow calendar'.AE22]&gt;=[$Settings.$C$14];IF( [$'Shadow calendar'.AE22]&lt;=[$Settings.$D$14];[$'Shadow calendar'.AE22];&quot;&quot;);&quot;&quot;)" office:value-type="date" office:date-value="2022-12-04" calcext:value-type="date">
            <text:p>4</text:p>
          </table:table-cell>
          <table:table-cell table:number-columns-repeated="993"/>
        </table:table-row>
        <table:table-row table:style-name="ro1">
          <table:table-cell table:style-name="ce12" table:formula="of:=IF([$'Shadow calendar'.A23]&gt;=[$Settings.$C$11];IF( [$'Shadow calendar'.A23]&lt;=[$Settings.$D$11];[$'Shadow calendar'.A23];&quot;&quot;);&quot;&quot;)" office:value-type="date" office:date-value="2022-09-05" calcext:value-type="date">
            <text:p>5</text:p>
          </table:table-cell>
          <table:table-cell table:style-name="ce5" table:formula="of:=IF([$'Shadow calendar'.B23]&gt;=[$Settings.$C$11];IF( [$'Shadow calendar'.B23]&lt;=[$Settings.$D$11];[$'Shadow calendar'.B23];&quot;&quot;);&quot;&quot;)" office:value-type="date" office:date-value="2022-09-06" calcext:value-type="date">
            <text:p>6</text:p>
          </table:table-cell>
          <table:table-cell table:style-name="ce5" table:formula="of:=IF([$'Shadow calendar'.C23]&gt;=[$Settings.$C$11];IF( [$'Shadow calendar'.C23]&lt;=[$Settings.$D$11];[$'Shadow calendar'.C23];&quot;&quot;);&quot;&quot;)" office:value-type="date" office:date-value="2022-09-07" calcext:value-type="date">
            <text:p>7</text:p>
          </table:table-cell>
          <table:table-cell table:style-name="ce5" table:formula="of:=IF([$'Shadow calendar'.D23]&gt;=[$Settings.$C$11];IF( [$'Shadow calendar'.D23]&lt;=[$Settings.$D$11];[$'Shadow calendar'.D23];&quot;&quot;);&quot;&quot;)" office:value-type="date" office:date-value="2022-09-08" calcext:value-type="date">
            <text:p>8</text:p>
          </table:table-cell>
          <table:table-cell table:style-name="ce5" table:formula="of:=IF([$'Shadow calendar'.E23]&gt;=[$Settings.$C$11];IF( [$'Shadow calendar'.E23]&lt;=[$Settings.$D$11];[$'Shadow calendar'.E23];&quot;&quot;);&quot;&quot;)" office:value-type="date" office:date-value="2022-09-09" calcext:value-type="date">
            <text:p>9</text:p>
          </table:table-cell>
          <table:table-cell table:style-name="ce5" table:formula="of:=IF([$'Shadow calendar'.F23]&gt;=[$Settings.$C$11];IF( [$'Shadow calendar'.F23]&lt;=[$Settings.$D$11];[$'Shadow calendar'.F23];&quot;&quot;);&quot;&quot;)" office:value-type="date" office:date-value="2022-09-10" calcext:value-type="date">
            <text:p>10</text:p>
          </table:table-cell>
          <table:table-cell table:style-name="ce26" table:formula="of:=IF([$'Shadow calendar'.G23]&gt;=[$Settings.$C$11];IF( [$'Shadow calendar'.G23]&lt;=[$Settings.$D$11];[$'Shadow calendar'.G23];&quot;&quot;);&quot;&quot;)" office:value-type="date" office:date-value="2022-09-11" calcext:value-type="date">
            <text:p>11</text:p>
          </table:table-cell>
          <table:table-cell/>
          <table:table-cell table:style-name="ce12" table:formula="of:=IF([$'Shadow calendar'.I23]&gt;=[$Settings.$C$12];IF( [$'Shadow calendar'.I23]&lt;=[$Settings.$D$12];[$'Shadow calendar'.I23];&quot;&quot;);&quot;&quot;)" office:value-type="date" office:date-value="2022-10-03" calcext:value-type="date">
            <text:p>3</text:p>
          </table:table-cell>
          <table:table-cell table:style-name="ce5" table:formula="of:=IF([$'Shadow calendar'.J23]&gt;=[$Settings.$C$12];IF( [$'Shadow calendar'.J23]&lt;=[$Settings.$D$12];[$'Shadow calendar'.J23];&quot;&quot;);&quot;&quot;)" office:value-type="date" office:date-value="2022-10-04" calcext:value-type="date">
            <text:p>4</text:p>
          </table:table-cell>
          <table:table-cell table:style-name="ce5" table:formula="of:=IF([$'Shadow calendar'.K23]&gt;=[$Settings.$C$12];IF( [$'Shadow calendar'.K23]&lt;=[$Settings.$D$12];[$'Shadow calendar'.K23];&quot;&quot;);&quot;&quot;)" office:value-type="date" office:date-value="2022-10-05" calcext:value-type="date">
            <text:p>5</text:p>
          </table:table-cell>
          <table:table-cell table:style-name="ce5" table:formula="of:=IF([$'Shadow calendar'.L23]&gt;=[$Settings.$C$12];IF( [$'Shadow calendar'.L23]&lt;=[$Settings.$D$12];[$'Shadow calendar'.L23];&quot;&quot;);&quot;&quot;)" office:value-type="date" office:date-value="2022-10-06" calcext:value-type="date">
            <text:p>6</text:p>
          </table:table-cell>
          <table:table-cell table:style-name="ce5" table:formula="of:=IF([$'Shadow calendar'.M23]&gt;=[$Settings.$C$12];IF( [$'Shadow calendar'.M23]&lt;=[$Settings.$D$12];[$'Shadow calendar'.M23];&quot;&quot;);&quot;&quot;)" office:value-type="date" office:date-value="2022-10-07" calcext:value-type="date">
            <text:p>7</text:p>
          </table:table-cell>
          <table:table-cell table:style-name="ce5" table:formula="of:=IF([$'Shadow calendar'.N23]&gt;=[$Settings.$C$12];IF( [$'Shadow calendar'.N23]&lt;=[$Settings.$D$12];[$'Shadow calendar'.N23];&quot;&quot;);&quot;&quot;)" office:value-type="date" office:date-value="2022-10-08" calcext:value-type="date">
            <text:p>8</text:p>
          </table:table-cell>
          <table:table-cell table:style-name="ce26" table:formula="of:=IF([$'Shadow calendar'.O23]&gt;=[$Settings.$C$12];IF( [$'Shadow calendar'.O23]&lt;=[$Settings.$D$12];[$'Shadow calendar'.O23];&quot;&quot;);&quot;&quot;)" office:value-type="date" office:date-value="2022-10-09" calcext:value-type="date">
            <text:p>9</text:p>
          </table:table-cell>
          <table:table-cell/>
          <table:table-cell table:style-name="ce12" table:formula="of:=IF([$'Shadow calendar'.Q23]&gt;=[$Settings.$C$13];IF( [$'Shadow calendar'.Q23]&lt;=[$Settings.$D$13];[$'Shadow calendar'.Q23];&quot;&quot;);&quot;&quot;)" office:value-type="date" office:date-value="2022-11-07" calcext:value-type="date">
            <text:p>7</text:p>
          </table:table-cell>
          <table:table-cell table:style-name="ce5" table:formula="of:=IF([$'Shadow calendar'.R23]&gt;=[$Settings.$C$13];IF( [$'Shadow calendar'.R23]&lt;=[$Settings.$D$13];[$'Shadow calendar'.R23];&quot;&quot;);&quot;&quot;)" office:value-type="date" office:date-value="2022-11-08" calcext:value-type="date">
            <text:p>8</text:p>
          </table:table-cell>
          <table:table-cell table:style-name="ce5" table:formula="of:=IF([$'Shadow calendar'.S23]&gt;=[$Settings.$C$13];IF( [$'Shadow calendar'.S23]&lt;=[$Settings.$D$13];[$'Shadow calendar'.S23];&quot;&quot;);&quot;&quot;)" office:value-type="date" office:date-value="2022-11-09" calcext:value-type="date">
            <text:p>9</text:p>
          </table:table-cell>
          <table:table-cell table:style-name="ce5" table:formula="of:=IF([$'Shadow calendar'.T23]&gt;=[$Settings.$C$13];IF( [$'Shadow calendar'.T23]&lt;=[$Settings.$D$13];[$'Shadow calendar'.T23];&quot;&quot;);&quot;&quot;)" office:value-type="date" office:date-value="2022-11-10" calcext:value-type="date">
            <text:p>10</text:p>
          </table:table-cell>
          <table:table-cell table:style-name="ce5" table:formula="of:=IF([$'Shadow calendar'.U23]&gt;=[$Settings.$C$13];IF( [$'Shadow calendar'.U23]&lt;=[$Settings.$D$13];[$'Shadow calendar'.U23];&quot;&quot;);&quot;&quot;)" office:value-type="date" office:date-value="2022-11-11" calcext:value-type="date">
            <text:p>11</text:p>
          </table:table-cell>
          <table:table-cell table:style-name="ce5" table:formula="of:=IF([$'Shadow calendar'.V23]&gt;=[$Settings.$C$13];IF( [$'Shadow calendar'.V23]&lt;=[$Settings.$D$13];[$'Shadow calendar'.V23];&quot;&quot;);&quot;&quot;)" office:value-type="date" office:date-value="2022-11-12" calcext:value-type="date">
            <text:p>12</text:p>
          </table:table-cell>
          <table:table-cell table:style-name="ce26" table:formula="of:=IF([$'Shadow calendar'.W23]&gt;=[$Settings.$C$13];IF( [$'Shadow calendar'.W23]&lt;=[$Settings.$D$13];[$'Shadow calendar'.W23];&quot;&quot;);&quot;&quot;)" office:value-type="date" office:date-value="2022-11-13" calcext:value-type="date">
            <text:p>13</text:p>
          </table:table-cell>
          <table:table-cell/>
          <table:table-cell table:style-name="ce12" table:formula="of:=IF([$'Shadow calendar'.Y23]&gt;=[$Settings.$C$14];IF( [$'Shadow calendar'.Y23]&lt;=[$Settings.$D$14];[$'Shadow calendar'.Y23];&quot;&quot;);&quot;&quot;)" office:value-type="date" office:date-value="2022-12-05" calcext:value-type="date">
            <text:p>5</text:p>
          </table:table-cell>
          <table:table-cell table:style-name="ce5" table:formula="of:=IF([$'Shadow calendar'.Z23]&gt;=[$Settings.$C$14];IF( [$'Shadow calendar'.Z23]&lt;=[$Settings.$D$14];[$'Shadow calendar'.Z23];&quot;&quot;);&quot;&quot;)" office:value-type="date" office:date-value="2022-12-06" calcext:value-type="date">
            <text:p>6</text:p>
          </table:table-cell>
          <table:table-cell table:style-name="ce5" table:formula="of:=IF([$'Shadow calendar'.AA23]&gt;=[$Settings.$C$14];IF( [$'Shadow calendar'.AA23]&lt;=[$Settings.$D$14];[$'Shadow calendar'.AA23];&quot;&quot;);&quot;&quot;)" office:value-type="date" office:date-value="2022-12-07" calcext:value-type="date">
            <text:p>7</text:p>
          </table:table-cell>
          <table:table-cell table:style-name="ce5" table:formula="of:=IF([$'Shadow calendar'.AB23]&gt;=[$Settings.$C$14];IF( [$'Shadow calendar'.AB23]&lt;=[$Settings.$D$14];[$'Shadow calendar'.AB23];&quot;&quot;);&quot;&quot;)" office:value-type="date" office:date-value="2022-12-08" calcext:value-type="date">
            <text:p>8</text:p>
          </table:table-cell>
          <table:table-cell table:style-name="ce5" table:formula="of:=IF([$'Shadow calendar'.AC23]&gt;=[$Settings.$C$14];IF( [$'Shadow calendar'.AC23]&lt;=[$Settings.$D$14];[$'Shadow calendar'.AC23];&quot;&quot;);&quot;&quot;)" office:value-type="date" office:date-value="2022-12-09" calcext:value-type="date">
            <text:p>9</text:p>
          </table:table-cell>
          <table:table-cell table:style-name="ce5" table:formula="of:=IF([$'Shadow calendar'.AD23]&gt;=[$Settings.$C$14];IF( [$'Shadow calendar'.AD23]&lt;=[$Settings.$D$14];[$'Shadow calendar'.AD23];&quot;&quot;);&quot;&quot;)" office:value-type="date" office:date-value="2022-12-10" calcext:value-type="date">
            <text:p>10</text:p>
          </table:table-cell>
          <table:table-cell table:style-name="ce26" table:formula="of:=IF([$'Shadow calendar'.AE23]&gt;=[$Settings.$C$14];IF( [$'Shadow calendar'.AE23]&lt;=[$Settings.$D$14];[$'Shadow calendar'.AE23];&quot;&quot;);&quot;&quot;)" office:value-type="date" office:date-value="2022-12-11" calcext:value-type="date">
            <text:p>11</text:p>
          </table:table-cell>
          <table:table-cell table:number-columns-repeated="993"/>
        </table:table-row>
        <table:table-row table:style-name="ro1">
          <table:table-cell table:style-name="ce12" table:formula="of:=IF([$'Shadow calendar'.A24]&gt;=[$Settings.$C$11];IF( [$'Shadow calendar'.A24]&lt;=[$Settings.$D$11];[$'Shadow calendar'.A24];&quot;&quot;);&quot;&quot;)" office:value-type="date" office:date-value="2022-09-12" calcext:value-type="date">
            <text:p>12</text:p>
          </table:table-cell>
          <table:table-cell table:style-name="ce5" table:formula="of:=IF([$'Shadow calendar'.B24]&gt;=[$Settings.$C$11];IF( [$'Shadow calendar'.B24]&lt;=[$Settings.$D$11];[$'Shadow calendar'.B24];&quot;&quot;);&quot;&quot;)" office:value-type="date" office:date-value="2022-09-13" calcext:value-type="date">
            <text:p>13</text:p>
          </table:table-cell>
          <table:table-cell table:style-name="ce5" table:formula="of:=IF([$'Shadow calendar'.C24]&gt;=[$Settings.$C$11];IF( [$'Shadow calendar'.C24]&lt;=[$Settings.$D$11];[$'Shadow calendar'.C24];&quot;&quot;);&quot;&quot;)" office:value-type="date" office:date-value="2022-09-14" calcext:value-type="date">
            <text:p>14</text:p>
          </table:table-cell>
          <table:table-cell table:style-name="ce5" table:formula="of:=IF([$'Shadow calendar'.D24]&gt;=[$Settings.$C$11];IF( [$'Shadow calendar'.D24]&lt;=[$Settings.$D$11];[$'Shadow calendar'.D24];&quot;&quot;);&quot;&quot;)" office:value-type="date" office:date-value="2022-09-15" calcext:value-type="date">
            <text:p>15</text:p>
          </table:table-cell>
          <table:table-cell table:style-name="ce5" table:formula="of:=IF([$'Shadow calendar'.E24]&gt;=[$Settings.$C$11];IF( [$'Shadow calendar'.E24]&lt;=[$Settings.$D$11];[$'Shadow calendar'.E24];&quot;&quot;);&quot;&quot;)" office:value-type="date" office:date-value="2022-09-16" calcext:value-type="date">
            <text:p>16</text:p>
          </table:table-cell>
          <table:table-cell table:style-name="ce5" table:formula="of:=IF([$'Shadow calendar'.F24]&gt;=[$Settings.$C$11];IF( [$'Shadow calendar'.F24]&lt;=[$Settings.$D$11];[$'Shadow calendar'.F24];&quot;&quot;);&quot;&quot;)" office:value-type="date" office:date-value="2022-09-17" calcext:value-type="date">
            <text:p>17</text:p>
          </table:table-cell>
          <table:table-cell table:style-name="ce26" table:formula="of:=IF([$'Shadow calendar'.G24]&gt;=[$Settings.$C$11];IF( [$'Shadow calendar'.G24]&lt;=[$Settings.$D$11];[$'Shadow calendar'.G24];&quot;&quot;);&quot;&quot;)" office:value-type="date" office:date-value="2022-09-18" calcext:value-type="date">
            <text:p>18</text:p>
          </table:table-cell>
          <table:table-cell/>
          <table:table-cell table:style-name="ce12" table:formula="of:=IF([$'Shadow calendar'.I24]&gt;=[$Settings.$C$12];IF( [$'Shadow calendar'.I24]&lt;=[$Settings.$D$12];[$'Shadow calendar'.I24];&quot;&quot;);&quot;&quot;)" office:value-type="date" office:date-value="2022-10-10" calcext:value-type="date">
            <text:p>10</text:p>
          </table:table-cell>
          <table:table-cell table:style-name="ce5" table:formula="of:=IF([$'Shadow calendar'.J24]&gt;=[$Settings.$C$12];IF( [$'Shadow calendar'.J24]&lt;=[$Settings.$D$12];[$'Shadow calendar'.J24];&quot;&quot;);&quot;&quot;)" office:value-type="date" office:date-value="2022-10-11" calcext:value-type="date">
            <text:p>11</text:p>
          </table:table-cell>
          <table:table-cell table:style-name="ce5" table:formula="of:=IF([$'Shadow calendar'.K24]&gt;=[$Settings.$C$12];IF( [$'Shadow calendar'.K24]&lt;=[$Settings.$D$12];[$'Shadow calendar'.K24];&quot;&quot;);&quot;&quot;)" office:value-type="date" office:date-value="2022-10-12" calcext:value-type="date">
            <text:p>12</text:p>
          </table:table-cell>
          <table:table-cell table:style-name="ce5" table:formula="of:=IF([$'Shadow calendar'.L24]&gt;=[$Settings.$C$12];IF( [$'Shadow calendar'.L24]&lt;=[$Settings.$D$12];[$'Shadow calendar'.L24];&quot;&quot;);&quot;&quot;)" office:value-type="date" office:date-value="2022-10-13" calcext:value-type="date">
            <text:p>13</text:p>
          </table:table-cell>
          <table:table-cell table:style-name="ce5" table:formula="of:=IF([$'Shadow calendar'.M24]&gt;=[$Settings.$C$12];IF( [$'Shadow calendar'.M24]&lt;=[$Settings.$D$12];[$'Shadow calendar'.M24];&quot;&quot;);&quot;&quot;)" office:value-type="date" office:date-value="2022-10-14" calcext:value-type="date">
            <text:p>14</text:p>
          </table:table-cell>
          <table:table-cell table:style-name="ce5" table:formula="of:=IF([$'Shadow calendar'.N24]&gt;=[$Settings.$C$12];IF( [$'Shadow calendar'.N24]&lt;=[$Settings.$D$12];[$'Shadow calendar'.N24];&quot;&quot;);&quot;&quot;)" office:value-type="date" office:date-value="2022-10-15" calcext:value-type="date">
            <text:p>15</text:p>
          </table:table-cell>
          <table:table-cell table:style-name="ce26" table:formula="of:=IF([$'Shadow calendar'.O24]&gt;=[$Settings.$C$12];IF( [$'Shadow calendar'.O24]&lt;=[$Settings.$D$12];[$'Shadow calendar'.O24];&quot;&quot;);&quot;&quot;)" office:value-type="date" office:date-value="2022-10-16" calcext:value-type="date">
            <text:p>16</text:p>
          </table:table-cell>
          <table:table-cell/>
          <table:table-cell table:style-name="ce12" table:formula="of:=IF([$'Shadow calendar'.Q24]&gt;=[$Settings.$C$13];IF( [$'Shadow calendar'.Q24]&lt;=[$Settings.$D$13];[$'Shadow calendar'.Q24];&quot;&quot;);&quot;&quot;)" office:value-type="date" office:date-value="2022-11-14" calcext:value-type="date">
            <text:p>14</text:p>
          </table:table-cell>
          <table:table-cell table:style-name="ce5" table:formula="of:=IF([$'Shadow calendar'.R24]&gt;=[$Settings.$C$13];IF( [$'Shadow calendar'.R24]&lt;=[$Settings.$D$13];[$'Shadow calendar'.R24];&quot;&quot;);&quot;&quot;)" office:value-type="date" office:date-value="2022-11-15" calcext:value-type="date">
            <text:p>15</text:p>
          </table:table-cell>
          <table:table-cell table:style-name="ce5" table:formula="of:=IF([$'Shadow calendar'.S24]&gt;=[$Settings.$C$13];IF( [$'Shadow calendar'.S24]&lt;=[$Settings.$D$13];[$'Shadow calendar'.S24];&quot;&quot;);&quot;&quot;)" office:value-type="date" office:date-value="2022-11-16" calcext:value-type="date">
            <text:p>16</text:p>
          </table:table-cell>
          <table:table-cell table:style-name="ce5" table:formula="of:=IF([$'Shadow calendar'.T24]&gt;=[$Settings.$C$13];IF( [$'Shadow calendar'.T24]&lt;=[$Settings.$D$13];[$'Shadow calendar'.T24];&quot;&quot;);&quot;&quot;)" office:value-type="date" office:date-value="2022-11-17" calcext:value-type="date">
            <text:p>17</text:p>
          </table:table-cell>
          <table:table-cell table:style-name="ce5" table:formula="of:=IF([$'Shadow calendar'.U24]&gt;=[$Settings.$C$13];IF( [$'Shadow calendar'.U24]&lt;=[$Settings.$D$13];[$'Shadow calendar'.U24];&quot;&quot;);&quot;&quot;)" office:value-type="date" office:date-value="2022-11-18" calcext:value-type="date">
            <text:p>18</text:p>
          </table:table-cell>
          <table:table-cell table:style-name="ce5" table:formula="of:=IF([$'Shadow calendar'.V24]&gt;=[$Settings.$C$13];IF( [$'Shadow calendar'.V24]&lt;=[$Settings.$D$13];[$'Shadow calendar'.V24];&quot;&quot;);&quot;&quot;)" office:value-type="date" office:date-value="2022-11-19" calcext:value-type="date">
            <text:p>19</text:p>
          </table:table-cell>
          <table:table-cell table:style-name="ce26" table:formula="of:=IF([$'Shadow calendar'.W24]&gt;=[$Settings.$C$13];IF( [$'Shadow calendar'.W24]&lt;=[$Settings.$D$13];[$'Shadow calendar'.W24];&quot;&quot;);&quot;&quot;)" office:value-type="date" office:date-value="2022-11-20" calcext:value-type="date">
            <text:p>20</text:p>
          </table:table-cell>
          <table:table-cell/>
          <table:table-cell table:style-name="ce12" table:formula="of:=IF([$'Shadow calendar'.Y24]&gt;=[$Settings.$C$14];IF( [$'Shadow calendar'.Y24]&lt;=[$Settings.$D$14];[$'Shadow calendar'.Y24];&quot;&quot;);&quot;&quot;)" office:value-type="date" office:date-value="2022-12-12" calcext:value-type="date">
            <text:p>12</text:p>
          </table:table-cell>
          <table:table-cell table:style-name="ce5" table:formula="of:=IF([$'Shadow calendar'.Z24]&gt;=[$Settings.$C$14];IF( [$'Shadow calendar'.Z24]&lt;=[$Settings.$D$14];[$'Shadow calendar'.Z24];&quot;&quot;);&quot;&quot;)" office:value-type="date" office:date-value="2022-12-13" calcext:value-type="date">
            <text:p>13</text:p>
          </table:table-cell>
          <table:table-cell table:style-name="ce5" table:formula="of:=IF([$'Shadow calendar'.AA24]&gt;=[$Settings.$C$14];IF( [$'Shadow calendar'.AA24]&lt;=[$Settings.$D$14];[$'Shadow calendar'.AA24];&quot;&quot;);&quot;&quot;)" office:value-type="date" office:date-value="2022-12-14" calcext:value-type="date">
            <text:p>14</text:p>
          </table:table-cell>
          <table:table-cell table:style-name="ce5" table:formula="of:=IF([$'Shadow calendar'.AB24]&gt;=[$Settings.$C$14];IF( [$'Shadow calendar'.AB24]&lt;=[$Settings.$D$14];[$'Shadow calendar'.AB24];&quot;&quot;);&quot;&quot;)" office:value-type="date" office:date-value="2022-12-15" calcext:value-type="date">
            <text:p>15</text:p>
          </table:table-cell>
          <table:table-cell table:style-name="ce5" table:formula="of:=IF([$'Shadow calendar'.AC24]&gt;=[$Settings.$C$14];IF( [$'Shadow calendar'.AC24]&lt;=[$Settings.$D$14];[$'Shadow calendar'.AC24];&quot;&quot;);&quot;&quot;)" office:value-type="date" office:date-value="2022-12-16" calcext:value-type="date">
            <text:p>16</text:p>
          </table:table-cell>
          <table:table-cell table:style-name="ce5" table:formula="of:=IF([$'Shadow calendar'.AD24]&gt;=[$Settings.$C$14];IF( [$'Shadow calendar'.AD24]&lt;=[$Settings.$D$14];[$'Shadow calendar'.AD24];&quot;&quot;);&quot;&quot;)" office:value-type="date" office:date-value="2022-12-17" calcext:value-type="date">
            <text:p>17</text:p>
          </table:table-cell>
          <table:table-cell table:style-name="ce26" table:formula="of:=IF([$'Shadow calendar'.AE24]&gt;=[$Settings.$C$14];IF( [$'Shadow calendar'.AE24]&lt;=[$Settings.$D$14];[$'Shadow calendar'.AE24];&quot;&quot;);&quot;&quot;)" office:value-type="date" office:date-value="2022-12-18" calcext:value-type="date">
            <text:p>18</text:p>
          </table:table-cell>
          <table:table-cell table:number-columns-repeated="993"/>
        </table:table-row>
        <table:table-row table:style-name="ro1">
          <table:table-cell table:style-name="ce12" table:formula="of:=IF([$'Shadow calendar'.A25]&gt;=[$Settings.$C$11];IF( [$'Shadow calendar'.A25]&lt;=[$Settings.$D$11];[$'Shadow calendar'.A25];&quot;&quot;);&quot;&quot;)" office:value-type="date" office:date-value="2022-09-19" calcext:value-type="date">
            <text:p>19</text:p>
          </table:table-cell>
          <table:table-cell table:style-name="ce5" table:formula="of:=IF([$'Shadow calendar'.B25]&gt;=[$Settings.$C$11];IF( [$'Shadow calendar'.B25]&lt;=[$Settings.$D$11];[$'Shadow calendar'.B25];&quot;&quot;);&quot;&quot;)" office:value-type="date" office:date-value="2022-09-20" calcext:value-type="date">
            <text:p>20</text:p>
          </table:table-cell>
          <table:table-cell table:style-name="ce5" table:formula="of:=IF([$'Shadow calendar'.C25]&gt;=[$Settings.$C$11];IF( [$'Shadow calendar'.C25]&lt;=[$Settings.$D$11];[$'Shadow calendar'.C25];&quot;&quot;);&quot;&quot;)" office:value-type="date" office:date-value="2022-09-21" calcext:value-type="date">
            <text:p>21</text:p>
          </table:table-cell>
          <table:table-cell table:style-name="ce5" table:formula="of:=IF([$'Shadow calendar'.D25]&gt;=[$Settings.$C$11];IF( [$'Shadow calendar'.D25]&lt;=[$Settings.$D$11];[$'Shadow calendar'.D25];&quot;&quot;);&quot;&quot;)" office:value-type="date" office:date-value="2022-09-22" calcext:value-type="date">
            <text:p>22</text:p>
          </table:table-cell>
          <table:table-cell table:style-name="ce5" table:formula="of:=IF([$'Shadow calendar'.E25]&gt;=[$Settings.$C$11];IF( [$'Shadow calendar'.E25]&lt;=[$Settings.$D$11];[$'Shadow calendar'.E25];&quot;&quot;);&quot;&quot;)" office:value-type="date" office:date-value="2022-09-23" calcext:value-type="date">
            <text:p>23</text:p>
          </table:table-cell>
          <table:table-cell table:style-name="ce5" table:formula="of:=IF([$'Shadow calendar'.F25]&gt;=[$Settings.$C$11];IF( [$'Shadow calendar'.F25]&lt;=[$Settings.$D$11];[$'Shadow calendar'.F25];&quot;&quot;);&quot;&quot;)" office:value-type="date" office:date-value="2022-09-24" calcext:value-type="date">
            <text:p>24</text:p>
          </table:table-cell>
          <table:table-cell table:style-name="ce26" table:formula="of:=IF([$'Shadow calendar'.G25]&gt;=[$Settings.$C$11];IF( [$'Shadow calendar'.G25]&lt;=[$Settings.$D$11];[$'Shadow calendar'.G25];&quot;&quot;);&quot;&quot;)" office:value-type="date" office:date-value="2022-09-25" calcext:value-type="date">
            <text:p>25</text:p>
          </table:table-cell>
          <table:table-cell/>
          <table:table-cell table:style-name="ce12" table:formula="of:=IF([$'Shadow calendar'.I25]&gt;=[$Settings.$C$12];IF( [$'Shadow calendar'.I25]&lt;=[$Settings.$D$12];[$'Shadow calendar'.I25];&quot;&quot;);&quot;&quot;)" office:value-type="date" office:date-value="2022-10-17" calcext:value-type="date">
            <text:p>17</text:p>
          </table:table-cell>
          <table:table-cell table:style-name="ce5" table:formula="of:=IF([$'Shadow calendar'.J25]&gt;=[$Settings.$C$12];IF( [$'Shadow calendar'.J25]&lt;=[$Settings.$D$12];[$'Shadow calendar'.J25];&quot;&quot;);&quot;&quot;)" office:value-type="date" office:date-value="2022-10-18" calcext:value-type="date">
            <text:p>18</text:p>
          </table:table-cell>
          <table:table-cell table:style-name="ce5" table:formula="of:=IF([$'Shadow calendar'.K25]&gt;=[$Settings.$C$12];IF( [$'Shadow calendar'.K25]&lt;=[$Settings.$D$12];[$'Shadow calendar'.K25];&quot;&quot;);&quot;&quot;)" office:value-type="date" office:date-value="2022-10-19" calcext:value-type="date">
            <text:p>19</text:p>
          </table:table-cell>
          <table:table-cell table:style-name="ce5" table:formula="of:=IF([$'Shadow calendar'.L25]&gt;=[$Settings.$C$12];IF( [$'Shadow calendar'.L25]&lt;=[$Settings.$D$12];[$'Shadow calendar'.L25];&quot;&quot;);&quot;&quot;)" office:value-type="date" office:date-value="2022-10-20" calcext:value-type="date">
            <text:p>20</text:p>
          </table:table-cell>
          <table:table-cell table:style-name="ce5" table:formula="of:=IF([$'Shadow calendar'.M25]&gt;=[$Settings.$C$12];IF( [$'Shadow calendar'.M25]&lt;=[$Settings.$D$12];[$'Shadow calendar'.M25];&quot;&quot;);&quot;&quot;)" office:value-type="date" office:date-value="2022-10-21" calcext:value-type="date">
            <text:p>21</text:p>
          </table:table-cell>
          <table:table-cell table:style-name="ce5" table:formula="of:=IF([$'Shadow calendar'.N25]&gt;=[$Settings.$C$12];IF( [$'Shadow calendar'.N25]&lt;=[$Settings.$D$12];[$'Shadow calendar'.N25];&quot;&quot;);&quot;&quot;)" office:value-type="date" office:date-value="2022-10-22" calcext:value-type="date">
            <text:p>22</text:p>
          </table:table-cell>
          <table:table-cell table:style-name="ce26" table:formula="of:=IF([$'Shadow calendar'.O25]&gt;=[$Settings.$C$12];IF( [$'Shadow calendar'.O25]&lt;=[$Settings.$D$12];[$'Shadow calendar'.O25];&quot;&quot;);&quot;&quot;)" office:value-type="date" office:date-value="2022-10-23" calcext:value-type="date">
            <text:p>23</text:p>
          </table:table-cell>
          <table:table-cell/>
          <table:table-cell table:style-name="ce12" table:formula="of:=IF([$'Shadow calendar'.Q25]&gt;=[$Settings.$C$13];IF( [$'Shadow calendar'.Q25]&lt;=[$Settings.$D$13];[$'Shadow calendar'.Q25];&quot;&quot;);&quot;&quot;)" office:value-type="date" office:date-value="2022-11-21" calcext:value-type="date">
            <text:p>21</text:p>
          </table:table-cell>
          <table:table-cell table:style-name="ce5" table:formula="of:=IF([$'Shadow calendar'.R25]&gt;=[$Settings.$C$13];IF( [$'Shadow calendar'.R25]&lt;=[$Settings.$D$13];[$'Shadow calendar'.R25];&quot;&quot;);&quot;&quot;)" office:value-type="date" office:date-value="2022-11-22" calcext:value-type="date">
            <text:p>22</text:p>
          </table:table-cell>
          <table:table-cell table:style-name="ce5" table:formula="of:=IF([$'Shadow calendar'.S25]&gt;=[$Settings.$C$13];IF( [$'Shadow calendar'.S25]&lt;=[$Settings.$D$13];[$'Shadow calendar'.S25];&quot;&quot;);&quot;&quot;)" office:value-type="date" office:date-value="2022-11-23" calcext:value-type="date">
            <text:p>23</text:p>
          </table:table-cell>
          <table:table-cell table:style-name="ce5" table:formula="of:=IF([$'Shadow calendar'.T25]&gt;=[$Settings.$C$13];IF( [$'Shadow calendar'.T25]&lt;=[$Settings.$D$13];[$'Shadow calendar'.T25];&quot;&quot;);&quot;&quot;)" office:value-type="date" office:date-value="2022-11-24" calcext:value-type="date">
            <text:p>24</text:p>
          </table:table-cell>
          <table:table-cell table:style-name="ce5" table:formula="of:=IF([$'Shadow calendar'.U25]&gt;=[$Settings.$C$13];IF( [$'Shadow calendar'.U25]&lt;=[$Settings.$D$13];[$'Shadow calendar'.U25];&quot;&quot;);&quot;&quot;)" office:value-type="date" office:date-value="2022-11-25" calcext:value-type="date">
            <text:p>25</text:p>
          </table:table-cell>
          <table:table-cell table:style-name="ce5" table:formula="of:=IF([$'Shadow calendar'.V25]&gt;=[$Settings.$C$13];IF( [$'Shadow calendar'.V25]&lt;=[$Settings.$D$13];[$'Shadow calendar'.V25];&quot;&quot;);&quot;&quot;)" office:value-type="date" office:date-value="2022-11-26" calcext:value-type="date">
            <text:p>26</text:p>
          </table:table-cell>
          <table:table-cell table:style-name="ce26" table:formula="of:=IF([$'Shadow calendar'.W25]&gt;=[$Settings.$C$13];IF( [$'Shadow calendar'.W25]&lt;=[$Settings.$D$13];[$'Shadow calendar'.W25];&quot;&quot;);&quot;&quot;)" office:value-type="date" office:date-value="2022-11-27" calcext:value-type="date">
            <text:p>27</text:p>
          </table:table-cell>
          <table:table-cell/>
          <table:table-cell table:style-name="ce12" table:formula="of:=IF([$'Shadow calendar'.Y25]&gt;=[$Settings.$C$14];IF( [$'Shadow calendar'.Y25]&lt;=[$Settings.$D$14];[$'Shadow calendar'.Y25];&quot;&quot;);&quot;&quot;)" office:value-type="date" office:date-value="2022-12-19" calcext:value-type="date">
            <text:p>19</text:p>
          </table:table-cell>
          <table:table-cell table:style-name="ce5" table:formula="of:=IF([$'Shadow calendar'.Z25]&gt;=[$Settings.$C$14];IF( [$'Shadow calendar'.Z25]&lt;=[$Settings.$D$14];[$'Shadow calendar'.Z25];&quot;&quot;);&quot;&quot;)" office:value-type="date" office:date-value="2022-12-20" calcext:value-type="date">
            <text:p>20</text:p>
          </table:table-cell>
          <table:table-cell table:style-name="ce5" table:formula="of:=IF([$'Shadow calendar'.AA25]&gt;=[$Settings.$C$14];IF( [$'Shadow calendar'.AA25]&lt;=[$Settings.$D$14];[$'Shadow calendar'.AA25];&quot;&quot;);&quot;&quot;)" office:value-type="date" office:date-value="2022-12-21" calcext:value-type="date">
            <text:p>21</text:p>
          </table:table-cell>
          <table:table-cell table:style-name="ce5" table:formula="of:=IF([$'Shadow calendar'.AB25]&gt;=[$Settings.$C$14];IF( [$'Shadow calendar'.AB25]&lt;=[$Settings.$D$14];[$'Shadow calendar'.AB25];&quot;&quot;);&quot;&quot;)" office:value-type="date" office:date-value="2022-12-22" calcext:value-type="date">
            <text:p>22</text:p>
          </table:table-cell>
          <table:table-cell table:style-name="ce5" table:formula="of:=IF([$'Shadow calendar'.AC25]&gt;=[$Settings.$C$14];IF( [$'Shadow calendar'.AC25]&lt;=[$Settings.$D$14];[$'Shadow calendar'.AC25];&quot;&quot;);&quot;&quot;)" office:value-type="date" office:date-value="2022-12-23" calcext:value-type="date">
            <text:p>23</text:p>
          </table:table-cell>
          <table:table-cell table:style-name="ce5" table:formula="of:=IF([$'Shadow calendar'.AD25]&gt;=[$Settings.$C$14];IF( [$'Shadow calendar'.AD25]&lt;=[$Settings.$D$14];[$'Shadow calendar'.AD25];&quot;&quot;);&quot;&quot;)" office:value-type="date" office:date-value="2022-12-24" calcext:value-type="date">
            <text:p>24</text:p>
          </table:table-cell>
          <table:table-cell table:style-name="ce26" table:formula="of:=IF([$'Shadow calendar'.AE25]&gt;=[$Settings.$C$14];IF( [$'Shadow calendar'.AE25]&lt;=[$Settings.$D$14];[$'Shadow calendar'.AE25];&quot;&quot;);&quot;&quot;)" office:value-type="date" office:date-value="2022-12-25" calcext:value-type="date">
            <text:p>25</text:p>
          </table:table-cell>
          <table:table-cell table:number-columns-repeated="993"/>
        </table:table-row>
        <table:table-row table:style-name="ro1">
          <table:table-cell table:style-name="ce12" table:formula="of:=IF([$'Shadow calendar'.A26]&gt;=[$Settings.$C$11];IF( [$'Shadow calendar'.A26]&lt;=[$Settings.$D$11];[$'Shadow calendar'.A26];&quot;&quot;);&quot;&quot;)" office:value-type="date" office:date-value="2022-09-26" calcext:value-type="date">
            <text:p>26</text:p>
          </table:table-cell>
          <table:table-cell table:style-name="ce5" table:formula="of:=IF([$'Shadow calendar'.B26]&gt;=[$Settings.$C$11];IF( [$'Shadow calendar'.B26]&lt;=[$Settings.$D$11];[$'Shadow calendar'.B26];&quot;&quot;);&quot;&quot;)" office:value-type="date" office:date-value="2022-09-27" calcext:value-type="date">
            <text:p>27</text:p>
          </table:table-cell>
          <table:table-cell table:style-name="ce5" table:formula="of:=IF([$'Shadow calendar'.C26]&gt;=[$Settings.$C$11];IF( [$'Shadow calendar'.C26]&lt;=[$Settings.$D$11];[$'Shadow calendar'.C26];&quot;&quot;);&quot;&quot;)" office:value-type="date" office:date-value="2022-09-28" calcext:value-type="date">
            <text:p>28</text:p>
          </table:table-cell>
          <table:table-cell table:style-name="ce5" table:formula="of:=IF([$'Shadow calendar'.D26]&gt;=[$Settings.$C$11];IF( [$'Shadow calendar'.D26]&lt;=[$Settings.$D$11];[$'Shadow calendar'.D26];&quot;&quot;);&quot;&quot;)" office:value-type="date" office:date-value="2022-09-29" calcext:value-type="date">
            <text:p>29</text:p>
          </table:table-cell>
          <table:table-cell table:style-name="ce5" table:formula="of:=IF([$'Shadow calendar'.E26]&gt;=[$Settings.$C$11];IF( [$'Shadow calendar'.E26]&lt;=[$Settings.$D$11];[$'Shadow calendar'.E26];&quot;&quot;);&quot;&quot;)" office:value-type="date" office:date-value="2022-09-30" calcext:value-type="date">
            <text:p>30</text:p>
          </table:table-cell>
          <table:table-cell table:style-name="ce5" table:formula="of:=IF([$'Shadow calendar'.F26]&gt;=[$Settings.$C$11];IF( [$'Shadow calendar'.F26]&lt;=[$Settings.$D$11];[$'Shadow calendar'.F26];&quot;&quot;);&quot;&quot;)">
            <text:p/>
          </table:table-cell>
          <table:table-cell table:style-name="ce26" table:formula="of:=IF([$'Shadow calendar'.G26]&gt;=[$Settings.$C$11];IF( [$'Shadow calendar'.G26]&lt;=[$Settings.$D$11];[$'Shadow calendar'.G26];&quot;&quot;);&quot;&quot;)">
            <text:p/>
          </table:table-cell>
          <table:table-cell/>
          <table:table-cell table:style-name="ce12" table:formula="of:=IF([$'Shadow calendar'.I26]&gt;=[$Settings.$C$12];IF( [$'Shadow calendar'.I26]&lt;=[$Settings.$D$12];[$'Shadow calendar'.I26];&quot;&quot;);&quot;&quot;)" office:value-type="date" office:date-value="2022-10-24" calcext:value-type="date">
            <text:p>24</text:p>
          </table:table-cell>
          <table:table-cell table:style-name="ce5" table:formula="of:=IF([$'Shadow calendar'.J26]&gt;=[$Settings.$C$12];IF( [$'Shadow calendar'.J26]&lt;=[$Settings.$D$12];[$'Shadow calendar'.J26];&quot;&quot;);&quot;&quot;)" office:value-type="date" office:date-value="2022-10-25" calcext:value-type="date">
            <text:p>25</text:p>
          </table:table-cell>
          <table:table-cell table:style-name="ce5" table:formula="of:=IF([$'Shadow calendar'.K26]&gt;=[$Settings.$C$12];IF( [$'Shadow calendar'.K26]&lt;=[$Settings.$D$12];[$'Shadow calendar'.K26];&quot;&quot;);&quot;&quot;)" office:value-type="date" office:date-value="2022-10-26" calcext:value-type="date">
            <text:p>26</text:p>
          </table:table-cell>
          <table:table-cell table:style-name="ce5" table:formula="of:=IF([$'Shadow calendar'.L26]&gt;=[$Settings.$C$12];IF( [$'Shadow calendar'.L26]&lt;=[$Settings.$D$12];[$'Shadow calendar'.L26];&quot;&quot;);&quot;&quot;)" office:value-type="date" office:date-value="2022-10-27" calcext:value-type="date">
            <text:p>27</text:p>
          </table:table-cell>
          <table:table-cell table:style-name="ce5" table:formula="of:=IF([$'Shadow calendar'.M26]&gt;=[$Settings.$C$12];IF( [$'Shadow calendar'.M26]&lt;=[$Settings.$D$12];[$'Shadow calendar'.M26];&quot;&quot;);&quot;&quot;)" office:value-type="date" office:date-value="2022-10-28" calcext:value-type="date">
            <text:p>28</text:p>
          </table:table-cell>
          <table:table-cell table:style-name="ce5" table:formula="of:=IF([$'Shadow calendar'.N26]&gt;=[$Settings.$C$12];IF( [$'Shadow calendar'.N26]&lt;=[$Settings.$D$12];[$'Shadow calendar'.N26];&quot;&quot;);&quot;&quot;)" office:value-type="date" office:date-value="2022-10-29" calcext:value-type="date">
            <text:p>29</text:p>
          </table:table-cell>
          <table:table-cell table:style-name="ce26" table:formula="of:=IF([$'Shadow calendar'.O26]&gt;=[$Settings.$C$12];IF( [$'Shadow calendar'.O26]&lt;=[$Settings.$D$12];[$'Shadow calendar'.O26];&quot;&quot;);&quot;&quot;)" office:value-type="date" office:date-value="2022-10-30" calcext:value-type="date">
            <text:p>30</text:p>
          </table:table-cell>
          <table:table-cell/>
          <table:table-cell table:style-name="ce12" table:formula="of:=IF([$'Shadow calendar'.Q26]&gt;=[$Settings.$C$13];IF( [$'Shadow calendar'.Q26]&lt;=[$Settings.$D$13];[$'Shadow calendar'.Q26];&quot;&quot;);&quot;&quot;)" office:value-type="date" office:date-value="2022-11-28" calcext:value-type="date">
            <text:p>28</text:p>
          </table:table-cell>
          <table:table-cell table:style-name="ce5" table:formula="of:=IF([$'Shadow calendar'.R26]&gt;=[$Settings.$C$13];IF( [$'Shadow calendar'.R26]&lt;=[$Settings.$D$13];[$'Shadow calendar'.R26];&quot;&quot;);&quot;&quot;)" office:value-type="date" office:date-value="2022-11-29" calcext:value-type="date">
            <text:p>29</text:p>
          </table:table-cell>
          <table:table-cell table:style-name="ce5" table:formula="of:=IF([$'Shadow calendar'.S26]&gt;=[$Settings.$C$13];IF( [$'Shadow calendar'.S26]&lt;=[$Settings.$D$13];[$'Shadow calendar'.S26];&quot;&quot;);&quot;&quot;)" office:value-type="date" office:date-value="2022-11-30" calcext:value-type="date">
            <text:p>30</text:p>
          </table:table-cell>
          <table:table-cell table:style-name="ce5" table:formula="of:=IF([$'Shadow calendar'.T26]&gt;=[$Settings.$C$13];IF( [$'Shadow calendar'.T26]&lt;=[$Settings.$D$13];[$'Shadow calendar'.T26];&quot;&quot;);&quot;&quot;)">
            <text:p/>
          </table:table-cell>
          <table:table-cell table:style-name="ce5" table:formula="of:=IF([$'Shadow calendar'.U26]&gt;=[$Settings.$C$13];IF( [$'Shadow calendar'.U26]&lt;=[$Settings.$D$13];[$'Shadow calendar'.U26];&quot;&quot;);&quot;&quot;)">
            <text:p/>
          </table:table-cell>
          <table:table-cell table:style-name="ce5" table:formula="of:=IF([$'Shadow calendar'.V26]&gt;=[$Settings.$C$13];IF( [$'Shadow calendar'.V26]&lt;=[$Settings.$D$13];[$'Shadow calendar'.V26];&quot;&quot;);&quot;&quot;)">
            <text:p/>
          </table:table-cell>
          <table:table-cell table:style-name="ce26" table:formula="of:=IF([$'Shadow calendar'.W26]&gt;=[$Settings.$C$13];IF( [$'Shadow calendar'.W26]&lt;=[$Settings.$D$13];[$'Shadow calendar'.W26];&quot;&quot;);&quot;&quot;)">
            <text:p/>
          </table:table-cell>
          <table:table-cell/>
          <table:table-cell table:style-name="ce12" table:formula="of:=IF([$'Shadow calendar'.Y26]&gt;=[$Settings.$C$14];IF( [$'Shadow calendar'.Y26]&lt;=[$Settings.$D$14];[$'Shadow calendar'.Y26];&quot;&quot;);&quot;&quot;)" office:value-type="date" office:date-value="2022-12-26" calcext:value-type="date">
            <text:p>26</text:p>
          </table:table-cell>
          <table:table-cell table:style-name="ce5" table:formula="of:=IF([$'Shadow calendar'.Z26]&gt;=[$Settings.$C$14];IF( [$'Shadow calendar'.Z26]&lt;=[$Settings.$D$14];[$'Shadow calendar'.Z26];&quot;&quot;);&quot;&quot;)" office:value-type="date" office:date-value="2022-12-27" calcext:value-type="date">
            <text:p>27</text:p>
          </table:table-cell>
          <table:table-cell table:style-name="ce5" table:formula="of:=IF([$'Shadow calendar'.AA26]&gt;=[$Settings.$C$14];IF( [$'Shadow calendar'.AA26]&lt;=[$Settings.$D$14];[$'Shadow calendar'.AA26];&quot;&quot;);&quot;&quot;)" office:value-type="date" office:date-value="2022-12-28" calcext:value-type="date">
            <text:p>28</text:p>
          </table:table-cell>
          <table:table-cell table:style-name="ce5" table:formula="of:=IF([$'Shadow calendar'.AB26]&gt;=[$Settings.$C$14];IF( [$'Shadow calendar'.AB26]&lt;=[$Settings.$D$14];[$'Shadow calendar'.AB26];&quot;&quot;);&quot;&quot;)" office:value-type="date" office:date-value="2022-12-29" calcext:value-type="date">
            <text:p>29</text:p>
          </table:table-cell>
          <table:table-cell table:style-name="ce5" table:formula="of:=IF([$'Shadow calendar'.AC26]&gt;=[$Settings.$C$14];IF( [$'Shadow calendar'.AC26]&lt;=[$Settings.$D$14];[$'Shadow calendar'.AC26];&quot;&quot;);&quot;&quot;)" office:value-type="date" office:date-value="2022-12-30" calcext:value-type="date">
            <text:p>30</text:p>
          </table:table-cell>
          <table:table-cell table:style-name="ce5" table:formula="of:=IF([$'Shadow calendar'.AD26]&gt;=[$Settings.$C$14];IF( [$'Shadow calendar'.AD26]&lt;=[$Settings.$D$14];[$'Shadow calendar'.AD26];&quot;&quot;);&quot;&quot;)" office:value-type="date" office:date-value="2022-12-31" calcext:value-type="date">
            <text:p>31</text:p>
          </table:table-cell>
          <table:table-cell table:style-name="ce26" table:formula="of:=IF([$'Shadow calendar'.AE26]&gt;=[$Settings.$C$14];IF( [$'Shadow calendar'.AE26]&lt;=[$Settings.$D$14];[$'Shadow calendar'.AE26];&quot;&quot;);&quot;&quot;)">
            <text:p/>
          </table:table-cell>
          <table:table-cell table:number-columns-repeated="993"/>
        </table:table-row>
        <table:table-row table:style-name="ro1">
          <table:table-cell table:style-name="ce15" table:formula="of:=IF([$'Shadow calendar'.A27]&gt;=[$Settings.$C$11];IF( [$'Shadow calendar'.A27]&lt;=[$Settings.$D$11];[$'Shadow calendar'.A27];&quot;&quot;);&quot;&quot;)">
            <text:p/>
          </table:table-cell>
          <table:table-cell table:style-name="ce22" table:formula="of:=IF([$'Shadow calendar'.B27]&gt;=[$Settings.$C$11];IF( [$'Shadow calendar'.B27]&lt;=[$Settings.$D$11];[$'Shadow calendar'.B27];&quot;&quot;);&quot;&quot;)">
            <text:p/>
          </table:table-cell>
          <table:table-cell table:style-name="ce22" table:formula="of:=IF([$'Shadow calendar'.C27]&gt;=[$Settings.$C$11];IF( [$'Shadow calendar'.C27]&lt;=[$Settings.$D$11];[$'Shadow calendar'.C27];&quot;&quot;);&quot;&quot;)">
            <text:p/>
          </table:table-cell>
          <table:table-cell table:style-name="ce22" table:formula="of:=IF([$'Shadow calendar'.D27]&gt;=[$Settings.$C$11];IF( [$'Shadow calendar'.D27]&lt;=[$Settings.$D$11];[$'Shadow calendar'.D27];&quot;&quot;);&quot;&quot;)">
            <text:p/>
          </table:table-cell>
          <table:table-cell table:style-name="ce22" table:formula="of:=IF([$'Shadow calendar'.E27]&gt;=[$Settings.$C$11];IF( [$'Shadow calendar'.E27]&lt;=[$Settings.$D$11];[$'Shadow calendar'.E27];&quot;&quot;);&quot;&quot;)">
            <text:p/>
          </table:table-cell>
          <table:table-cell table:style-name="ce22" table:formula="of:=IF([$'Shadow calendar'.F27]&gt;=[$Settings.$C$11];IF( [$'Shadow calendar'.F27]&lt;=[$Settings.$D$11];[$'Shadow calendar'.F27];&quot;&quot;);&quot;&quot;)">
            <text:p/>
          </table:table-cell>
          <table:table-cell table:style-name="ce28" table:formula="of:=IF([$'Shadow calendar'.G27]&gt;=[$Settings.$C$11];IF( [$'Shadow calendar'.G27]&lt;=[$Settings.$D$11];[$'Shadow calendar'.G27];&quot;&quot;);&quot;&quot;)">
            <text:p/>
          </table:table-cell>
          <table:table-cell/>
          <table:table-cell table:style-name="ce15" table:formula="of:=IF([$'Shadow calendar'.I27]&gt;=[$Settings.$C$12];IF( [$'Shadow calendar'.I27]&lt;=[$Settings.$D$12];[$'Shadow calendar'.I27];&quot;&quot;);&quot;&quot;)">
            <text:p/>
          </table:table-cell>
          <table:table-cell table:style-name="ce22" table:formula="of:=IF([$'Shadow calendar'.J27]&gt;=[$Settings.$C$12];IF( [$'Shadow calendar'.J27]&lt;=[$Settings.$D$12];[$'Shadow calendar'.J27];&quot;&quot;);&quot;&quot;)">
            <text:p/>
          </table:table-cell>
          <table:table-cell table:style-name="ce22" table:formula="of:=IF([$'Shadow calendar'.K27]&gt;=[$Settings.$C$12];IF( [$'Shadow calendar'.K27]&lt;=[$Settings.$D$12];[$'Shadow calendar'.K27];&quot;&quot;);&quot;&quot;)">
            <text:p/>
          </table:table-cell>
          <table:table-cell table:style-name="ce22" table:formula="of:=IF([$'Shadow calendar'.L27]&gt;=[$Settings.$C$12];IF( [$'Shadow calendar'.L27]&lt;=[$Settings.$D$12];[$'Shadow calendar'.L27];&quot;&quot;);&quot;&quot;)">
            <text:p/>
          </table:table-cell>
          <table:table-cell table:style-name="ce22" table:formula="of:=IF([$'Shadow calendar'.M27]&gt;=[$Settings.$C$12];IF( [$'Shadow calendar'.M27]&lt;=[$Settings.$D$12];[$'Shadow calendar'.M27];&quot;&quot;);&quot;&quot;)">
            <text:p/>
          </table:table-cell>
          <table:table-cell table:style-name="ce22" table:formula="of:=IF([$'Shadow calendar'.N27]&gt;=[$Settings.$C$12];IF( [$'Shadow calendar'.N27]&lt;=[$Settings.$D$12];[$'Shadow calendar'.N27];&quot;&quot;);&quot;&quot;)">
            <text:p/>
          </table:table-cell>
          <table:table-cell table:style-name="ce28" table:formula="of:=IF([$'Shadow calendar'.O27]&gt;=[$Settings.$C$12];IF( [$'Shadow calendar'.O27]&lt;=[$Settings.$D$12];[$'Shadow calendar'.O27];&quot;&quot;);&quot;&quot;)">
            <text:p/>
          </table:table-cell>
          <table:table-cell/>
          <table:table-cell table:style-name="ce15" table:formula="of:=IF([$'Shadow calendar'.Q27]&gt;=[$Settings.$C$13];IF( [$'Shadow calendar'.Q27]&lt;=[$Settings.$D$13];[$'Shadow calendar'.Q27];&quot;&quot;);&quot;&quot;)">
            <text:p/>
          </table:table-cell>
          <table:table-cell table:style-name="ce22" table:formula="of:=IF([$'Shadow calendar'.R27]&gt;=[$Settings.$C$13];IF( [$'Shadow calendar'.R27]&lt;=[$Settings.$D$13];[$'Shadow calendar'.R27];&quot;&quot;);&quot;&quot;)">
            <text:p/>
          </table:table-cell>
          <table:table-cell table:style-name="ce22" table:formula="of:=IF([$'Shadow calendar'.S27]&gt;=[$Settings.$C$13];IF( [$'Shadow calendar'.S27]&lt;=[$Settings.$D$13];[$'Shadow calendar'.S27];&quot;&quot;);&quot;&quot;)">
            <text:p/>
          </table:table-cell>
          <table:table-cell table:style-name="ce22" table:formula="of:=IF([$'Shadow calendar'.T27]&gt;=[$Settings.$C$13];IF( [$'Shadow calendar'.T27]&lt;=[$Settings.$D$13];[$'Shadow calendar'.T27];&quot;&quot;);&quot;&quot;)">
            <text:p/>
          </table:table-cell>
          <table:table-cell table:style-name="ce22" table:formula="of:=IF([$'Shadow calendar'.U27]&gt;=[$Settings.$C$13];IF( [$'Shadow calendar'.U27]&lt;=[$Settings.$D$13];[$'Shadow calendar'.U27];&quot;&quot;);&quot;&quot;)">
            <text:p/>
          </table:table-cell>
          <table:table-cell table:style-name="ce22" table:formula="of:=IF([$'Shadow calendar'.V27]&gt;=[$Settings.$C$13];IF( [$'Shadow calendar'.V27]&lt;=[$Settings.$D$13];[$'Shadow calendar'.V27];&quot;&quot;);&quot;&quot;)">
            <text:p/>
          </table:table-cell>
          <table:table-cell table:style-name="ce28" table:formula="of:=IF([$'Shadow calendar'.W27]&gt;=[$Settings.$C$13];IF( [$'Shadow calendar'.W27]&lt;=[$Settings.$D$13];[$'Shadow calendar'.W27];&quot;&quot;);&quot;&quot;)">
            <text:p/>
          </table:table-cell>
          <table:table-cell/>
          <table:table-cell table:style-name="ce15" table:formula="of:=IF([$'Shadow calendar'.Y27]&gt;=[$Settings.$C$14];IF( [$'Shadow calendar'.Y27]&lt;=[$Settings.$D$14];[$'Shadow calendar'.Y27];&quot;&quot;);&quot;&quot;)">
            <text:p/>
          </table:table-cell>
          <table:table-cell table:style-name="ce22" table:formula="of:=IF([$'Shadow calendar'.Z27]&gt;=[$Settings.$C$14];IF( [$'Shadow calendar'.Z27]&lt;=[$Settings.$D$14];[$'Shadow calendar'.Z27];&quot;&quot;);&quot;&quot;)">
            <text:p/>
          </table:table-cell>
          <table:table-cell table:style-name="ce22" table:formula="of:=IF([$'Shadow calendar'.AA27]&gt;=[$Settings.$C$14];IF( [$'Shadow calendar'.AA27]&lt;=[$Settings.$D$14];[$'Shadow calendar'.AA27];&quot;&quot;);&quot;&quot;)">
            <text:p/>
          </table:table-cell>
          <table:table-cell table:style-name="ce22" table:formula="of:=IF([$'Shadow calendar'.AB27]&gt;=[$Settings.$C$14];IF( [$'Shadow calendar'.AB27]&lt;=[$Settings.$D$14];[$'Shadow calendar'.AB27];&quot;&quot;);&quot;&quot;)">
            <text:p/>
          </table:table-cell>
          <table:table-cell table:style-name="ce22" table:formula="of:=IF([$'Shadow calendar'.AC27]&gt;=[$Settings.$C$14];IF( [$'Shadow calendar'.AC27]&lt;=[$Settings.$D$14];[$'Shadow calendar'.AC27];&quot;&quot;);&quot;&quot;)">
            <text:p/>
          </table:table-cell>
          <table:table-cell table:style-name="ce22" table:formula="of:=IF([$'Shadow calendar'.AD27]&gt;=[$Settings.$C$14];IF( [$'Shadow calendar'.AD27]&lt;=[$Settings.$D$14];[$'Shadow calendar'.AD27];&quot;&quot;);&quot;&quot;)">
            <text:p/>
          </table:table-cell>
          <table:table-cell table:style-name="ce28" table:formula="of:=IF([$'Shadow calendar'.AE27]&gt;=[$Settings.$C$14];IF( [$'Shadow calendar'.AE27]&lt;=[$Settings.$D$14];[$'Shadow calendar'.AE27];&quot;&quot;);&quot;&quot;)">
            <text:p/>
          </table:table-cell>
          <table:table-cell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dow calendar" table:style-name="ta1">
        <table:table-column table:style-name="co5" table:number-columns-repeated="7" table:default-cell-style-name="ce29"/>
        <table:table-column table:style-name="co6" table:default-cell-style-name="ce7"/>
        <table:table-column table:style-name="co5" table:number-columns-repeated="7" table:default-cell-style-name="ce7"/>
        <table:table-column table:style-name="co6" table:default-cell-style-name="ce7"/>
        <table:table-column table:style-name="co5" table:number-columns-repeated="7" table:default-cell-style-name="ce7"/>
        <table:table-column table:style-name="co6" table:default-cell-style-name="ce7"/>
        <table:table-column table:style-name="co5" table:number-columns-repeated="7" table:default-cell-style-name="ce7"/>
        <table:table-column table:style-name="co4" table:number-columns-repeated="993" table:default-cell-style-name="ce7"/>
        <table:table-row table:style-name="ro3">
          <table:table-cell table:style-name="ce31" table:formula="of:=[$Settings.B1]" office:value-type="float" office:value="2022" calcext:value-type="float" table:number-columns-spanned="15" table:number-rows-spanned="1">
            <text:p>2022</text:p>
          </table:table-cell>
          <table:covered-table-cell table:number-columns-repeated="14"/>
          <table:table-cell/>
          <table:table-cell table:style-name="ce31" table:formula="of:=[$Settings.B1]" office:value-type="float" office:value="2022" calcext:value-type="float" table:number-columns-spanned="15" table:number-rows-spanned="1">
            <text:p>2022</text:p>
          </table:table-cell>
          <table:covered-table-cell table:number-columns-repeated="14"/>
          <table:table-cell table:number-columns-repeated="993"/>
        </table:table-row>
        <table:table-row table:style-name="ro1">
          <table:table-cell table:style-name="ce3" table:formula="of:=[$Settings.C3]" office:value-type="date" office:date-value="2022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3" table:formula="of:=[$Settings.C4]" office:value-type="date" office:date-value="2022-02-01" calcext:value-type="date" table:number-columns-spanned="7" table:number-rows-spanned="1">
            <text:p>February</text:p>
          </table:table-cell>
          <table:covered-table-cell table:number-columns-repeated="6" table:style-name="ce29"/>
          <table:table-cell/>
          <table:table-cell table:style-name="ce3" table:formula="of:=[$Settings.C5]" office:value-type="date" office:date-value="2022-03-01" calcext:value-type="date" table:number-columns-spanned="7" table:number-rows-spanned="1">
            <text:p>March</text:p>
          </table:table-cell>
          <table:covered-table-cell table:number-columns-repeated="6" table:style-name="ce29"/>
          <table:table-cell/>
          <table:table-cell table:style-name="ce3" table:formula="of:=[$Settings.C6]" office:value-type="date" office:date-value="2022-04-01" calcext:value-type="date" table:number-columns-spanned="7" table:number-rows-spanned="1">
            <text:p>April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5" table:formula="of:=[$Settings.E3]" office:value-type="date" office:date-value="2021-12-27" calcext:value-type="date">
            <text:p>27</text:p>
          </table:table-cell>
          <table:table-cell table:style-name="ce5" table:formula="of:=[.A4]+1" office:value-type="date" office:date-value="2021-12-28" calcext:value-type="date">
            <text:p>28</text:p>
          </table:table-cell>
          <table:table-cell table:style-name="ce5" table:formula="of:=[.B4]+1" office:value-type="date" office:date-value="2021-12-29" calcext:value-type="date">
            <text:p>29</text:p>
          </table:table-cell>
          <table:table-cell table:style-name="ce5" table:formula="of:=[.C4]+1" office:value-type="date" office:date-value="2021-12-30" calcext:value-type="date">
            <text:p>30</text:p>
          </table:table-cell>
          <table:table-cell table:style-name="ce5" table:formula="of:=[.D4]+1" office:value-type="date" office:date-value="2021-12-31" calcext:value-type="date">
            <text:p>31</text:p>
          </table:table-cell>
          <table:table-cell table:style-name="ce5" table:formula="of:=[.E4]+1" office:value-type="date" office:date-value="2022-01-01" calcext:value-type="date">
            <text:p>1</text:p>
          </table:table-cell>
          <table:table-cell table:style-name="ce5" table:formula="of:=[.F4]+1" office:value-type="date" office:date-value="2022-01-02" calcext:value-type="date">
            <text:p>2</text:p>
          </table:table-cell>
          <table:table-cell/>
          <table:table-cell table:style-name="ce5" table:formula="of:=[$Settings.E4]" office:value-type="date" office:date-value="2022-01-31" calcext:value-type="date">
            <text:p>31</text:p>
          </table:table-cell>
          <table:table-cell table:style-name="ce5" table:formula="of:=[.I4]+1" office:value-type="date" office:date-value="2022-02-01" calcext:value-type="date">
            <text:p>1</text:p>
          </table:table-cell>
          <table:table-cell table:style-name="ce5" table:formula="of:=[.J4]+1" office:value-type="date" office:date-value="2022-02-02" calcext:value-type="date">
            <text:p>2</text:p>
          </table:table-cell>
          <table:table-cell table:style-name="ce5" table:formula="of:=[.K4]+1" office:value-type="date" office:date-value="2022-02-03" calcext:value-type="date">
            <text:p>3</text:p>
          </table:table-cell>
          <table:table-cell table:style-name="ce5" table:formula="of:=[.L4]+1" office:value-type="date" office:date-value="2022-02-04" calcext:value-type="date">
            <text:p>4</text:p>
          </table:table-cell>
          <table:table-cell table:style-name="ce5" table:formula="of:=[.M4]+1" office:value-type="date" office:date-value="2022-02-05" calcext:value-type="date">
            <text:p>5</text:p>
          </table:table-cell>
          <table:table-cell table:style-name="ce5" table:formula="of:=[.N4]+1" office:value-type="date" office:date-value="2022-02-06" calcext:value-type="date">
            <text:p>6</text:p>
          </table:table-cell>
          <table:table-cell/>
          <table:table-cell table:style-name="ce5" table:formula="of:=[$Settings.E5]" office:value-type="date" office:date-value="2022-02-28" calcext:value-type="date">
            <text:p>28</text:p>
          </table:table-cell>
          <table:table-cell table:style-name="ce5" table:formula="of:=[.Q4]+1" office:value-type="date" office:date-value="2022-03-01" calcext:value-type="date">
            <text:p>1</text:p>
          </table:table-cell>
          <table:table-cell table:style-name="ce5" table:formula="of:=[.R4]+1" office:value-type="date" office:date-value="2022-03-02" calcext:value-type="date">
            <text:p>2</text:p>
          </table:table-cell>
          <table:table-cell table:style-name="ce5" table:formula="of:=[.S4]+1" office:value-type="date" office:date-value="2022-03-03" calcext:value-type="date">
            <text:p>3</text:p>
          </table:table-cell>
          <table:table-cell table:style-name="ce5" table:formula="of:=[.T4]+1" office:value-type="date" office:date-value="2022-03-04" calcext:value-type="date">
            <text:p>4</text:p>
          </table:table-cell>
          <table:table-cell table:style-name="ce5" table:formula="of:=[.U4]+1" office:value-type="date" office:date-value="2022-03-05" calcext:value-type="date">
            <text:p>5</text:p>
          </table:table-cell>
          <table:table-cell table:style-name="ce5" table:formula="of:=[.V4]+1" office:value-type="date" office:date-value="2022-03-06" calcext:value-type="date">
            <text:p>6</text:p>
          </table:table-cell>
          <table:table-cell/>
          <table:table-cell table:style-name="ce5" table:formula="of:=[$Settings.E6]" office:value-type="date" office:date-value="2022-03-28" calcext:value-type="date">
            <text:p>28</text:p>
          </table:table-cell>
          <table:table-cell table:style-name="ce5" table:formula="of:=[.Y4]+1" office:value-type="date" office:date-value="2022-03-29" calcext:value-type="date">
            <text:p>29</text:p>
          </table:table-cell>
          <table:table-cell table:style-name="ce5" table:formula="of:=[.Z4]+1" office:value-type="date" office:date-value="2022-03-30" calcext:value-type="date">
            <text:p>30</text:p>
          </table:table-cell>
          <table:table-cell table:style-name="ce5" table:formula="of:=[.AA4]+1" office:value-type="date" office:date-value="2022-03-31" calcext:value-type="date">
            <text:p>31</text:p>
          </table:table-cell>
          <table:table-cell table:style-name="ce5" table:formula="of:=[.AB4]+1" office:value-type="date" office:date-value="2022-04-01" calcext:value-type="date">
            <text:p>1</text:p>
          </table:table-cell>
          <table:table-cell table:style-name="ce5" table:formula="of:=[.AC4]+1" office:value-type="date" office:date-value="2022-04-02" calcext:value-type="date">
            <text:p>2</text:p>
          </table:table-cell>
          <table:table-cell table:style-name="ce5" table:formula="of:=[.AD4]+1" office:value-type="date" office:date-value="2022-04-03" calcext:value-type="date">
            <text:p>3</text:p>
          </table:table-cell>
          <table:table-cell table:number-columns-repeated="993"/>
        </table:table-row>
        <table:table-row table:style-name="ro1">
          <table:table-cell table:style-name="ce5" table:formula="of:=[.A4]+7" office:value-type="date" office:date-value="2022-01-03" calcext:value-type="date">
            <text:p>3</text:p>
          </table:table-cell>
          <table:table-cell table:style-name="ce5" table:formula="of:=[.A5]+1" office:value-type="date" office:date-value="2022-01-04" calcext:value-type="date">
            <text:p>4</text:p>
          </table:table-cell>
          <table:table-cell table:style-name="ce5" table:formula="of:=[.B5]+1" office:value-type="date" office:date-value="2022-01-05" calcext:value-type="date">
            <text:p>5</text:p>
          </table:table-cell>
          <table:table-cell table:style-name="ce5" table:formula="of:=[.C5]+1" office:value-type="date" office:date-value="2022-01-06" calcext:value-type="date">
            <text:p>6</text:p>
          </table:table-cell>
          <table:table-cell table:style-name="ce5" table:formula="of:=[.D5]+1" office:value-type="date" office:date-value="2022-01-07" calcext:value-type="date">
            <text:p>7</text:p>
          </table:table-cell>
          <table:table-cell table:style-name="ce5" table:formula="of:=[.E5]+1" office:value-type="date" office:date-value="2022-01-08" calcext:value-type="date">
            <text:p>8</text:p>
          </table:table-cell>
          <table:table-cell table:style-name="ce5" table:formula="of:=[.F5]+1" office:value-type="date" office:date-value="2022-01-09" calcext:value-type="date">
            <text:p>9</text:p>
          </table:table-cell>
          <table:table-cell/>
          <table:table-cell table:style-name="ce5" table:formula="of:=[.O4]+1" office:value-type="date" office:date-value="2022-02-07" calcext:value-type="date">
            <text:p>7</text:p>
          </table:table-cell>
          <table:table-cell table:style-name="ce5" table:formula="of:=[.I5]+1" office:value-type="date" office:date-value="2022-02-08" calcext:value-type="date">
            <text:p>8</text:p>
          </table:table-cell>
          <table:table-cell table:style-name="ce5" table:formula="of:=[.J5]+1" office:value-type="date" office:date-value="2022-02-09" calcext:value-type="date">
            <text:p>9</text:p>
          </table:table-cell>
          <table:table-cell table:style-name="ce5" table:formula="of:=[.K5]+1" office:value-type="date" office:date-value="2022-02-10" calcext:value-type="date">
            <text:p>10</text:p>
          </table:table-cell>
          <table:table-cell table:style-name="ce5" table:formula="of:=[.L5]+1" office:value-type="date" office:date-value="2022-02-11" calcext:value-type="date">
            <text:p>11</text:p>
          </table:table-cell>
          <table:table-cell table:style-name="ce5" table:formula="of:=[.M5]+1" office:value-type="date" office:date-value="2022-02-12" calcext:value-type="date">
            <text:p>12</text:p>
          </table:table-cell>
          <table:table-cell table:style-name="ce5" table:formula="of:=[.N5]+1" office:value-type="date" office:date-value="2022-02-13" calcext:value-type="date">
            <text:p>13</text:p>
          </table:table-cell>
          <table:table-cell/>
          <table:table-cell table:style-name="ce5" table:formula="of:=[.W4]+1" office:value-type="date" office:date-value="2022-03-07" calcext:value-type="date">
            <text:p>7</text:p>
          </table:table-cell>
          <table:table-cell table:style-name="ce5" table:formula="of:=[.Q5]+1" office:value-type="date" office:date-value="2022-03-08" calcext:value-type="date">
            <text:p>8</text:p>
          </table:table-cell>
          <table:table-cell table:style-name="ce5" table:formula="of:=[.R5]+1" office:value-type="date" office:date-value="2022-03-09" calcext:value-type="date">
            <text:p>9</text:p>
          </table:table-cell>
          <table:table-cell table:style-name="ce5" table:formula="of:=[.S5]+1" office:value-type="date" office:date-value="2022-03-10" calcext:value-type="date">
            <text:p>10</text:p>
          </table:table-cell>
          <table:table-cell table:style-name="ce5" table:formula="of:=[.T5]+1" office:value-type="date" office:date-value="2022-03-11" calcext:value-type="date">
            <text:p>11</text:p>
          </table:table-cell>
          <table:table-cell table:style-name="ce5" table:formula="of:=[.U5]+1" office:value-type="date" office:date-value="2022-03-12" calcext:value-type="date">
            <text:p>12</text:p>
          </table:table-cell>
          <table:table-cell table:style-name="ce5" table:formula="of:=[.V5]+1" office:value-type="date" office:date-value="2022-03-13" calcext:value-type="date">
            <text:p>13</text:p>
          </table:table-cell>
          <table:table-cell/>
          <table:table-cell table:style-name="ce5" table:formula="of:=[.AE4]+1" office:value-type="date" office:date-value="2022-04-04" calcext:value-type="date">
            <text:p>4</text:p>
          </table:table-cell>
          <table:table-cell table:style-name="ce5" table:formula="of:=[.Y5]+1" office:value-type="date" office:date-value="2022-04-05" calcext:value-type="date">
            <text:p>5</text:p>
          </table:table-cell>
          <table:table-cell table:style-name="ce5" table:formula="of:=[.Z5]+1" office:value-type="date" office:date-value="2022-04-06" calcext:value-type="date">
            <text:p>6</text:p>
          </table:table-cell>
          <table:table-cell table:style-name="ce5" table:formula="of:=[.AA5]+1" office:value-type="date" office:date-value="2022-04-07" calcext:value-type="date">
            <text:p>7</text:p>
          </table:table-cell>
          <table:table-cell table:style-name="ce5" table:formula="of:=[.AB5]+1" office:value-type="date" office:date-value="2022-04-08" calcext:value-type="date">
            <text:p>8</text:p>
          </table:table-cell>
          <table:table-cell table:style-name="ce5" table:formula="of:=[.AC5]+1" office:value-type="date" office:date-value="2022-04-09" calcext:value-type="date">
            <text:p>9</text:p>
          </table:table-cell>
          <table:table-cell table:style-name="ce5" table:formula="of:=[.AD5]+1" office:value-type="date" office:date-value="2022-04-10" calcext:value-type="date">
            <text:p>10</text:p>
          </table:table-cell>
          <table:table-cell table:number-columns-repeated="993"/>
        </table:table-row>
        <table:table-row table:style-name="ro1">
          <table:table-cell table:style-name="ce5" table:formula="of:=[.G5]+1" office:value-type="date" office:date-value="2022-01-10" calcext:value-type="date">
            <text:p>10</text:p>
          </table:table-cell>
          <table:table-cell table:style-name="ce5" table:formula="of:=[.A6]+1" office:value-type="date" office:date-value="2022-01-11" calcext:value-type="date">
            <text:p>11</text:p>
          </table:table-cell>
          <table:table-cell table:style-name="ce5" table:formula="of:=[.B6]+1" office:value-type="date" office:date-value="2022-01-12" calcext:value-type="date">
            <text:p>12</text:p>
          </table:table-cell>
          <table:table-cell table:style-name="ce5" table:formula="of:=[.C6]+1" office:value-type="date" office:date-value="2022-01-13" calcext:value-type="date">
            <text:p>13</text:p>
          </table:table-cell>
          <table:table-cell table:style-name="ce5" table:formula="of:=[.D6]+1" office:value-type="date" office:date-value="2022-01-14" calcext:value-type="date">
            <text:p>14</text:p>
          </table:table-cell>
          <table:table-cell table:style-name="ce5" table:formula="of:=[.E6]+1" office:value-type="date" office:date-value="2022-01-15" calcext:value-type="date">
            <text:p>15</text:p>
          </table:table-cell>
          <table:table-cell table:style-name="ce5" table:formula="of:=[.F6]+1" office:value-type="date" office:date-value="2022-01-16" calcext:value-type="date">
            <text:p>16</text:p>
          </table:table-cell>
          <table:table-cell/>
          <table:table-cell table:style-name="ce5" table:formula="of:=[.O5]+1" office:value-type="date" office:date-value="2022-02-14" calcext:value-type="date">
            <text:p>14</text:p>
          </table:table-cell>
          <table:table-cell table:style-name="ce5" table:formula="of:=[.I6]+1" office:value-type="date" office:date-value="2022-02-15" calcext:value-type="date">
            <text:p>15</text:p>
          </table:table-cell>
          <table:table-cell table:style-name="ce5" table:formula="of:=[.J6]+1" office:value-type="date" office:date-value="2022-02-16" calcext:value-type="date">
            <text:p>16</text:p>
          </table:table-cell>
          <table:table-cell table:style-name="ce5" table:formula="of:=[.K6]+1" office:value-type="date" office:date-value="2022-02-17" calcext:value-type="date">
            <text:p>17</text:p>
          </table:table-cell>
          <table:table-cell table:style-name="ce5" table:formula="of:=[.L6]+1" office:value-type="date" office:date-value="2022-02-18" calcext:value-type="date">
            <text:p>18</text:p>
          </table:table-cell>
          <table:table-cell table:style-name="ce5" table:formula="of:=[.M6]+1" office:value-type="date" office:date-value="2022-02-19" calcext:value-type="date">
            <text:p>19</text:p>
          </table:table-cell>
          <table:table-cell table:style-name="ce5" table:formula="of:=[.N6]+1" office:value-type="date" office:date-value="2022-02-20" calcext:value-type="date">
            <text:p>20</text:p>
          </table:table-cell>
          <table:table-cell/>
          <table:table-cell table:style-name="ce5" table:formula="of:=[.W5]+1" office:value-type="date" office:date-value="2022-03-14" calcext:value-type="date">
            <text:p>14</text:p>
          </table:table-cell>
          <table:table-cell table:style-name="ce5" table:formula="of:=[.Q6]+1" office:value-type="date" office:date-value="2022-03-15" calcext:value-type="date">
            <text:p>15</text:p>
          </table:table-cell>
          <table:table-cell table:style-name="ce5" table:formula="of:=[.R6]+1" office:value-type="date" office:date-value="2022-03-16" calcext:value-type="date">
            <text:p>16</text:p>
          </table:table-cell>
          <table:table-cell table:style-name="ce5" table:formula="of:=[.S6]+1" office:value-type="date" office:date-value="2022-03-17" calcext:value-type="date">
            <text:p>17</text:p>
          </table:table-cell>
          <table:table-cell table:style-name="ce5" table:formula="of:=[.T6]+1" office:value-type="date" office:date-value="2022-03-18" calcext:value-type="date">
            <text:p>18</text:p>
          </table:table-cell>
          <table:table-cell table:style-name="ce5" table:formula="of:=[.U6]+1" office:value-type="date" office:date-value="2022-03-19" calcext:value-type="date">
            <text:p>19</text:p>
          </table:table-cell>
          <table:table-cell table:style-name="ce5" table:formula="of:=[.V6]+1" office:value-type="date" office:date-value="2022-03-20" calcext:value-type="date">
            <text:p>20</text:p>
          </table:table-cell>
          <table:table-cell/>
          <table:table-cell table:style-name="ce5" table:formula="of:=[.AE5]+1" office:value-type="date" office:date-value="2022-04-11" calcext:value-type="date">
            <text:p>11</text:p>
          </table:table-cell>
          <table:table-cell table:style-name="ce5" table:formula="of:=[.Y6]+1" office:value-type="date" office:date-value="2022-04-12" calcext:value-type="date">
            <text:p>12</text:p>
          </table:table-cell>
          <table:table-cell table:style-name="ce5" table:formula="of:=[.Z6]+1" office:value-type="date" office:date-value="2022-04-13" calcext:value-type="date">
            <text:p>13</text:p>
          </table:table-cell>
          <table:table-cell table:style-name="ce5" table:formula="of:=[.AA6]+1" office:value-type="date" office:date-value="2022-04-14" calcext:value-type="date">
            <text:p>14</text:p>
          </table:table-cell>
          <table:table-cell table:style-name="ce5" table:formula="of:=[.AB6]+1" office:value-type="date" office:date-value="2022-04-15" calcext:value-type="date">
            <text:p>15</text:p>
          </table:table-cell>
          <table:table-cell table:style-name="ce5" table:formula="of:=[.AC6]+1" office:value-type="date" office:date-value="2022-04-16" calcext:value-type="date">
            <text:p>16</text:p>
          </table:table-cell>
          <table:table-cell table:style-name="ce5" table:formula="of:=[.AD6]+1" office:value-type="date" office:date-value="2022-04-17" calcext:value-type="date">
            <text:p>17</text:p>
          </table:table-cell>
          <table:table-cell table:number-columns-repeated="993"/>
        </table:table-row>
        <table:table-row table:style-name="ro1">
          <table:table-cell table:style-name="ce5" table:formula="of:=[.G6]+1" office:value-type="date" office:date-value="2022-01-17" calcext:value-type="date">
            <text:p>17</text:p>
          </table:table-cell>
          <table:table-cell table:style-name="ce5" table:formula="of:=[.A7]+1" office:value-type="date" office:date-value="2022-01-18" calcext:value-type="date">
            <text:p>18</text:p>
          </table:table-cell>
          <table:table-cell table:style-name="ce5" table:formula="of:=[.B7]+1" office:value-type="date" office:date-value="2022-01-19" calcext:value-type="date">
            <text:p>19</text:p>
          </table:table-cell>
          <table:table-cell table:style-name="ce5" table:formula="of:=[.C7]+1" office:value-type="date" office:date-value="2022-01-20" calcext:value-type="date">
            <text:p>20</text:p>
          </table:table-cell>
          <table:table-cell table:style-name="ce5" table:formula="of:=[.D7]+1" office:value-type="date" office:date-value="2022-01-21" calcext:value-type="date">
            <text:p>21</text:p>
          </table:table-cell>
          <table:table-cell table:style-name="ce5" table:formula="of:=[.E7]+1" office:value-type="date" office:date-value="2022-01-22" calcext:value-type="date">
            <text:p>22</text:p>
          </table:table-cell>
          <table:table-cell table:style-name="ce5" table:formula="of:=[.F7]+1" office:value-type="date" office:date-value="2022-01-23" calcext:value-type="date">
            <text:p>23</text:p>
          </table:table-cell>
          <table:table-cell/>
          <table:table-cell table:style-name="ce5" table:formula="of:=[.O6]+1" office:value-type="date" office:date-value="2022-02-21" calcext:value-type="date">
            <text:p>21</text:p>
          </table:table-cell>
          <table:table-cell table:style-name="ce5" table:formula="of:=[.I7]+1" office:value-type="date" office:date-value="2022-02-22" calcext:value-type="date">
            <text:p>22</text:p>
          </table:table-cell>
          <table:table-cell table:style-name="ce5" table:formula="of:=[.J7]+1" office:value-type="date" office:date-value="2022-02-23" calcext:value-type="date">
            <text:p>23</text:p>
          </table:table-cell>
          <table:table-cell table:style-name="ce5" table:formula="of:=[.K7]+1" office:value-type="date" office:date-value="2022-02-24" calcext:value-type="date">
            <text:p>24</text:p>
          </table:table-cell>
          <table:table-cell table:style-name="ce5" table:formula="of:=[.L7]+1" office:value-type="date" office:date-value="2022-02-25" calcext:value-type="date">
            <text:p>25</text:p>
          </table:table-cell>
          <table:table-cell table:style-name="ce5" table:formula="of:=[.M7]+1" office:value-type="date" office:date-value="2022-02-26" calcext:value-type="date">
            <text:p>26</text:p>
          </table:table-cell>
          <table:table-cell table:style-name="ce5" table:formula="of:=[.N7]+1" office:value-type="date" office:date-value="2022-02-27" calcext:value-type="date">
            <text:p>27</text:p>
          </table:table-cell>
          <table:table-cell/>
          <table:table-cell table:style-name="ce5" table:formula="of:=[.W6]+1" office:value-type="date" office:date-value="2022-03-21" calcext:value-type="date">
            <text:p>21</text:p>
          </table:table-cell>
          <table:table-cell table:style-name="ce5" table:formula="of:=[.Q7]+1" office:value-type="date" office:date-value="2022-03-22" calcext:value-type="date">
            <text:p>22</text:p>
          </table:table-cell>
          <table:table-cell table:style-name="ce5" table:formula="of:=[.R7]+1" office:value-type="date" office:date-value="2022-03-23" calcext:value-type="date">
            <text:p>23</text:p>
          </table:table-cell>
          <table:table-cell table:style-name="ce5" table:formula="of:=[.S7]+1" office:value-type="date" office:date-value="2022-03-24" calcext:value-type="date">
            <text:p>24</text:p>
          </table:table-cell>
          <table:table-cell table:style-name="ce5" table:formula="of:=[.T7]+1" office:value-type="date" office:date-value="2022-03-25" calcext:value-type="date">
            <text:p>25</text:p>
          </table:table-cell>
          <table:table-cell table:style-name="ce5" table:formula="of:=[.U7]+1" office:value-type="date" office:date-value="2022-03-26" calcext:value-type="date">
            <text:p>26</text:p>
          </table:table-cell>
          <table:table-cell table:style-name="ce5" table:formula="of:=[.V7]+1" office:value-type="date" office:date-value="2022-03-27" calcext:value-type="date">
            <text:p>27</text:p>
          </table:table-cell>
          <table:table-cell/>
          <table:table-cell table:style-name="ce5" table:formula="of:=[.AE6]+1" office:value-type="date" office:date-value="2022-04-18" calcext:value-type="date">
            <text:p>18</text:p>
          </table:table-cell>
          <table:table-cell table:style-name="ce5" table:formula="of:=[.Y7]+1" office:value-type="date" office:date-value="2022-04-19" calcext:value-type="date">
            <text:p>19</text:p>
          </table:table-cell>
          <table:table-cell table:style-name="ce5" table:formula="of:=[.Z7]+1" office:value-type="date" office:date-value="2022-04-20" calcext:value-type="date">
            <text:p>20</text:p>
          </table:table-cell>
          <table:table-cell table:style-name="ce5" table:formula="of:=[.AA7]+1" office:value-type="date" office:date-value="2022-04-21" calcext:value-type="date">
            <text:p>21</text:p>
          </table:table-cell>
          <table:table-cell table:style-name="ce5" table:formula="of:=[.AB7]+1" office:value-type="date" office:date-value="2022-04-22" calcext:value-type="date">
            <text:p>22</text:p>
          </table:table-cell>
          <table:table-cell table:style-name="ce5" table:formula="of:=[.AC7]+1" office:value-type="date" office:date-value="2022-04-23" calcext:value-type="date">
            <text:p>23</text:p>
          </table:table-cell>
          <table:table-cell table:style-name="ce5" table:formula="of:=[.AD7]+1" office:value-type="date" office:date-value="2022-04-24" calcext:value-type="date">
            <text:p>24</text:p>
          </table:table-cell>
          <table:table-cell table:number-columns-repeated="993"/>
        </table:table-row>
        <table:table-row table:style-name="ro1">
          <table:table-cell table:style-name="ce5" table:formula="of:=[.G7]+1" office:value-type="date" office:date-value="2022-01-24" calcext:value-type="date">
            <text:p>24</text:p>
          </table:table-cell>
          <table:table-cell table:style-name="ce5" table:formula="of:=[.A8]+1" office:value-type="date" office:date-value="2022-01-25" calcext:value-type="date">
            <text:p>25</text:p>
          </table:table-cell>
          <table:table-cell table:style-name="ce5" table:formula="of:=[.B8]+1" office:value-type="date" office:date-value="2022-01-26" calcext:value-type="date">
            <text:p>26</text:p>
          </table:table-cell>
          <table:table-cell table:style-name="ce5" table:formula="of:=[.C8]+1" office:value-type="date" office:date-value="2022-01-27" calcext:value-type="date">
            <text:p>27</text:p>
          </table:table-cell>
          <table:table-cell table:style-name="ce5" table:formula="of:=[.D8]+1" office:value-type="date" office:date-value="2022-01-28" calcext:value-type="date">
            <text:p>28</text:p>
          </table:table-cell>
          <table:table-cell table:style-name="ce5" table:formula="of:=[.E8]+1" office:value-type="date" office:date-value="2022-01-29" calcext:value-type="date">
            <text:p>29</text:p>
          </table:table-cell>
          <table:table-cell table:style-name="ce5" table:formula="of:=[.F8]+1" office:value-type="date" office:date-value="2022-01-30" calcext:value-type="date">
            <text:p>30</text:p>
          </table:table-cell>
          <table:table-cell/>
          <table:table-cell table:style-name="ce5" table:formula="of:=[.O7]+1" office:value-type="date" office:date-value="2022-02-28" calcext:value-type="date">
            <text:p>28</text:p>
          </table:table-cell>
          <table:table-cell table:style-name="ce5" table:formula="of:=[.I8]+1" office:value-type="date" office:date-value="2022-03-01" calcext:value-type="date">
            <text:p>1</text:p>
          </table:table-cell>
          <table:table-cell table:style-name="ce5" table:formula="of:=[.J8]+1" office:value-type="date" office:date-value="2022-03-02" calcext:value-type="date">
            <text:p>2</text:p>
          </table:table-cell>
          <table:table-cell table:style-name="ce5" table:formula="of:=[.K8]+1" office:value-type="date" office:date-value="2022-03-03" calcext:value-type="date">
            <text:p>3</text:p>
          </table:table-cell>
          <table:table-cell table:style-name="ce5" table:formula="of:=[.L8]+1" office:value-type="date" office:date-value="2022-03-04" calcext:value-type="date">
            <text:p>4</text:p>
          </table:table-cell>
          <table:table-cell table:style-name="ce5" table:formula="of:=[.M8]+1" office:value-type="date" office:date-value="2022-03-05" calcext:value-type="date">
            <text:p>5</text:p>
          </table:table-cell>
          <table:table-cell table:style-name="ce5" table:formula="of:=[.N8]+1" office:value-type="date" office:date-value="2022-03-06" calcext:value-type="date">
            <text:p>6</text:p>
          </table:table-cell>
          <table:table-cell/>
          <table:table-cell table:style-name="ce5" table:formula="of:=[.W7]+1" office:value-type="date" office:date-value="2022-03-28" calcext:value-type="date">
            <text:p>28</text:p>
          </table:table-cell>
          <table:table-cell table:style-name="ce5" table:formula="of:=[.Q8]+1" office:value-type="date" office:date-value="2022-03-29" calcext:value-type="date">
            <text:p>29</text:p>
          </table:table-cell>
          <table:table-cell table:style-name="ce5" table:formula="of:=[.R8]+1" office:value-type="date" office:date-value="2022-03-30" calcext:value-type="date">
            <text:p>30</text:p>
          </table:table-cell>
          <table:table-cell table:style-name="ce5" table:formula="of:=[.S8]+1" office:value-type="date" office:date-value="2022-03-31" calcext:value-type="date">
            <text:p>31</text:p>
          </table:table-cell>
          <table:table-cell table:style-name="ce5" table:formula="of:=[.T8]+1" office:value-type="date" office:date-value="2022-04-01" calcext:value-type="date">
            <text:p>1</text:p>
          </table:table-cell>
          <table:table-cell table:style-name="ce5" table:formula="of:=[.U8]+1" office:value-type="date" office:date-value="2022-04-02" calcext:value-type="date">
            <text:p>2</text:p>
          </table:table-cell>
          <table:table-cell table:style-name="ce5" table:formula="of:=[.V8]+1" office:value-type="date" office:date-value="2022-04-03" calcext:value-type="date">
            <text:p>3</text:p>
          </table:table-cell>
          <table:table-cell/>
          <table:table-cell table:style-name="ce5" table:formula="of:=[.AE7]+1" office:value-type="date" office:date-value="2022-04-25" calcext:value-type="date">
            <text:p>25</text:p>
          </table:table-cell>
          <table:table-cell table:style-name="ce5" table:formula="of:=[.Y8]+1" office:value-type="date" office:date-value="2022-04-26" calcext:value-type="date">
            <text:p>26</text:p>
          </table:table-cell>
          <table:table-cell table:style-name="ce5" table:formula="of:=[.Z8]+1" office:value-type="date" office:date-value="2022-04-27" calcext:value-type="date">
            <text:p>27</text:p>
          </table:table-cell>
          <table:table-cell table:style-name="ce5" table:formula="of:=[.AA8]+1" office:value-type="date" office:date-value="2022-04-28" calcext:value-type="date">
            <text:p>28</text:p>
          </table:table-cell>
          <table:table-cell table:style-name="ce5" table:formula="of:=[.AB8]+1" office:value-type="date" office:date-value="2022-04-29" calcext:value-type="date">
            <text:p>29</text:p>
          </table:table-cell>
          <table:table-cell table:style-name="ce5" table:formula="of:=[.AC8]+1" office:value-type="date" office:date-value="2022-04-30" calcext:value-type="date">
            <text:p>30</text:p>
          </table:table-cell>
          <table:table-cell table:style-name="ce5" table:formula="of:=[.AD8]+1" office:value-type="date" office:date-value="2022-05-01" calcext:value-type="date">
            <text:p>1</text:p>
          </table:table-cell>
          <table:table-cell table:number-columns-repeated="993"/>
        </table:table-row>
        <table:table-row table:style-name="ro1">
          <table:table-cell table:style-name="ce5" table:formula="of:=[.G8]+1" office:value-type="date" office:date-value="2022-01-31" calcext:value-type="date">
            <text:p>31</text:p>
          </table:table-cell>
          <table:table-cell table:style-name="ce5" table:formula="of:=[.A9]+1" office:value-type="date" office:date-value="2022-02-01" calcext:value-type="date">
            <text:p>1</text:p>
          </table:table-cell>
          <table:table-cell table:style-name="ce5" table:formula="of:=[.B9]+1" office:value-type="date" office:date-value="2022-02-02" calcext:value-type="date">
            <text:p>2</text:p>
          </table:table-cell>
          <table:table-cell table:style-name="ce5" table:formula="of:=[.C9]+1" office:value-type="date" office:date-value="2022-02-03" calcext:value-type="date">
            <text:p>3</text:p>
          </table:table-cell>
          <table:table-cell table:style-name="ce5" table:formula="of:=[.D9]+1" office:value-type="date" office:date-value="2022-02-04" calcext:value-type="date">
            <text:p>4</text:p>
          </table:table-cell>
          <table:table-cell table:style-name="ce5" table:formula="of:=[.E9]+1" office:value-type="date" office:date-value="2022-02-05" calcext:value-type="date">
            <text:p>5</text:p>
          </table:table-cell>
          <table:table-cell table:style-name="ce5" table:formula="of:=[.F9]+1" office:value-type="date" office:date-value="2022-02-06" calcext:value-type="date">
            <text:p>6</text:p>
          </table:table-cell>
          <table:table-cell/>
          <table:table-cell table:style-name="ce5" table:formula="of:=[.O8]+1" office:value-type="date" office:date-value="2022-03-07" calcext:value-type="date">
            <text:p>7</text:p>
          </table:table-cell>
          <table:table-cell table:style-name="ce5" table:formula="of:=[.I9]+1" office:value-type="date" office:date-value="2022-03-08" calcext:value-type="date">
            <text:p>8</text:p>
          </table:table-cell>
          <table:table-cell table:style-name="ce5" table:formula="of:=[.J9]+1" office:value-type="date" office:date-value="2022-03-09" calcext:value-type="date">
            <text:p>9</text:p>
          </table:table-cell>
          <table:table-cell table:style-name="ce5" table:formula="of:=[.K9]+1" office:value-type="date" office:date-value="2022-03-10" calcext:value-type="date">
            <text:p>10</text:p>
          </table:table-cell>
          <table:table-cell table:style-name="ce5" table:formula="of:=[.L9]+1" office:value-type="date" office:date-value="2022-03-11" calcext:value-type="date">
            <text:p>11</text:p>
          </table:table-cell>
          <table:table-cell table:style-name="ce5" table:formula="of:=[.M9]+1" office:value-type="date" office:date-value="2022-03-12" calcext:value-type="date">
            <text:p>12</text:p>
          </table:table-cell>
          <table:table-cell table:style-name="ce5" table:formula="of:=[.N9]+1" office:value-type="date" office:date-value="2022-03-13" calcext:value-type="date">
            <text:p>13</text:p>
          </table:table-cell>
          <table:table-cell/>
          <table:table-cell table:style-name="ce5" table:formula="of:=[.W8]+1" office:value-type="date" office:date-value="2022-04-04" calcext:value-type="date">
            <text:p>4</text:p>
          </table:table-cell>
          <table:table-cell table:style-name="ce5" table:formula="of:=[.Q9]+1" office:value-type="date" office:date-value="2022-04-05" calcext:value-type="date">
            <text:p>5</text:p>
          </table:table-cell>
          <table:table-cell table:style-name="ce5" table:formula="of:=[.R9]+1" office:value-type="date" office:date-value="2022-04-06" calcext:value-type="date">
            <text:p>6</text:p>
          </table:table-cell>
          <table:table-cell table:style-name="ce5" table:formula="of:=[.S9]+1" office:value-type="date" office:date-value="2022-04-07" calcext:value-type="date">
            <text:p>7</text:p>
          </table:table-cell>
          <table:table-cell table:style-name="ce5" table:formula="of:=[.T9]+1" office:value-type="date" office:date-value="2022-04-08" calcext:value-type="date">
            <text:p>8</text:p>
          </table:table-cell>
          <table:table-cell table:style-name="ce5" table:formula="of:=[.U9]+1" office:value-type="date" office:date-value="2022-04-09" calcext:value-type="date">
            <text:p>9</text:p>
          </table:table-cell>
          <table:table-cell table:style-name="ce5" table:formula="of:=[.V9]+1" office:value-type="date" office:date-value="2022-04-10" calcext:value-type="date">
            <text:p>10</text:p>
          </table:table-cell>
          <table:table-cell/>
          <table:table-cell table:style-name="ce5" table:formula="of:=[.AE8]+1" office:value-type="date" office:date-value="2022-05-02" calcext:value-type="date">
            <text:p>2</text:p>
          </table:table-cell>
          <table:table-cell table:style-name="ce5" table:formula="of:=[.Y9]+1" office:value-type="date" office:date-value="2022-05-03" calcext:value-type="date">
            <text:p>3</text:p>
          </table:table-cell>
          <table:table-cell table:style-name="ce5" table:formula="of:=[.Z9]+1" office:value-type="date" office:date-value="2022-05-04" calcext:value-type="date">
            <text:p>4</text:p>
          </table:table-cell>
          <table:table-cell table:style-name="ce5" table:formula="of:=[.AA9]+1" office:value-type="date" office:date-value="2022-05-05" calcext:value-type="date">
            <text:p>5</text:p>
          </table:table-cell>
          <table:table-cell table:style-name="ce5" table:formula="of:=[.AB9]+1" office:value-type="date" office:date-value="2022-05-06" calcext:value-type="date">
            <text:p>6</text:p>
          </table:table-cell>
          <table:table-cell table:style-name="ce5" table:formula="of:=[.AC9]+1" office:value-type="date" office:date-value="2022-05-07" calcext:value-type="date">
            <text:p>7</text:p>
          </table:table-cell>
          <table:table-cell table:style-name="ce5" table:formula="of:=[.AD9]+1" office:value-type="date" office:date-value="2022-05-08" calcext:value-type="date">
            <text:p>8</text:p>
          </table:table-cell>
          <table:table-cell table:number-columns-repeated="993"/>
        </table:table-row>
        <table:table-row table:style-name="ro1"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 table:number-columns-repeated="993"/>
        </table:table-row>
        <table:table-row table:style-name="ro1">
          <table:table-cell table:style-name="ce3" table:formula="of:=[$Settings.C7]" office:value-type="date" office:date-value="2022-05-01" calcext:value-type="date" table:number-columns-spanned="7" table:number-rows-spanned="1">
            <text:p>May</text:p>
          </table:table-cell>
          <table:covered-table-cell table:number-columns-repeated="6"/>
          <table:table-cell/>
          <table:table-cell table:style-name="ce3" table:formula="of:=[$Settings.C8]" office:value-type="date" office:date-value="2022-06-01" calcext:value-type="date" table:number-columns-spanned="7" table:number-rows-spanned="1">
            <text:p>June</text:p>
          </table:table-cell>
          <table:covered-table-cell table:number-columns-repeated="6" table:style-name="ce29"/>
          <table:table-cell/>
          <table:table-cell table:style-name="ce3" table:formula="of:=[$Settings.C9]" office:value-type="date" office:date-value="2022-07-01" calcext:value-type="date" table:number-columns-spanned="7" table:number-rows-spanned="1">
            <text:p>July</text:p>
          </table:table-cell>
          <table:covered-table-cell table:number-columns-repeated="6" table:style-name="ce29"/>
          <table:table-cell/>
          <table:table-cell table:style-name="ce3" table:formula="of:=[$Settings.C10]" office:value-type="date" office:date-value="2022-08-01" calcext:value-type="date" table:number-columns-spanned="7" table:number-rows-spanned="1">
            <text:p>August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5" table:formula="of:=[$Settings.E7]" office:value-type="date" office:date-value="2022-04-25" calcext:value-type="date">
            <text:p>25</text:p>
          </table:table-cell>
          <table:table-cell table:style-name="ce5" table:formula="of:=[.A13]+1" office:value-type="date" office:date-value="2022-04-26" calcext:value-type="date">
            <text:p>26</text:p>
          </table:table-cell>
          <table:table-cell table:style-name="ce5" table:formula="of:=[.B13]+1" office:value-type="date" office:date-value="2022-04-27" calcext:value-type="date">
            <text:p>27</text:p>
          </table:table-cell>
          <table:table-cell table:style-name="ce5" table:formula="of:=[.C13]+1" office:value-type="date" office:date-value="2022-04-28" calcext:value-type="date">
            <text:p>28</text:p>
          </table:table-cell>
          <table:table-cell table:style-name="ce5" table:formula="of:=[.D13]+1" office:value-type="date" office:date-value="2022-04-29" calcext:value-type="date">
            <text:p>29</text:p>
          </table:table-cell>
          <table:table-cell table:style-name="ce5" table:formula="of:=[.E13]+1" office:value-type="date" office:date-value="2022-04-30" calcext:value-type="date">
            <text:p>30</text:p>
          </table:table-cell>
          <table:table-cell table:style-name="ce5" table:formula="of:=[.F13]+1" office:value-type="date" office:date-value="2022-05-01" calcext:value-type="date">
            <text:p>1</text:p>
          </table:table-cell>
          <table:table-cell/>
          <table:table-cell table:style-name="ce5" table:formula="of:=[$Settings.E8]" office:value-type="date" office:date-value="2022-05-30" calcext:value-type="date">
            <text:p>30</text:p>
          </table:table-cell>
          <table:table-cell table:style-name="ce5" table:formula="of:=[.I13]+1" office:value-type="date" office:date-value="2022-05-31" calcext:value-type="date">
            <text:p>31</text:p>
          </table:table-cell>
          <table:table-cell table:style-name="ce5" table:formula="of:=[.J13]+1" office:value-type="date" office:date-value="2022-06-01" calcext:value-type="date">
            <text:p>1</text:p>
          </table:table-cell>
          <table:table-cell table:style-name="ce5" table:formula="of:=[.K13]+1" office:value-type="date" office:date-value="2022-06-02" calcext:value-type="date">
            <text:p>2</text:p>
          </table:table-cell>
          <table:table-cell table:style-name="ce5" table:formula="of:=[.L13]+1" office:value-type="date" office:date-value="2022-06-03" calcext:value-type="date">
            <text:p>3</text:p>
          </table:table-cell>
          <table:table-cell table:style-name="ce5" table:formula="of:=[.M13]+1" office:value-type="date" office:date-value="2022-06-04" calcext:value-type="date">
            <text:p>4</text:p>
          </table:table-cell>
          <table:table-cell table:style-name="ce5" table:formula="of:=[.N13]+1" office:value-type="date" office:date-value="2022-06-05" calcext:value-type="date">
            <text:p>5</text:p>
          </table:table-cell>
          <table:table-cell/>
          <table:table-cell table:style-name="ce5" table:formula="of:=[$Settings.E9]" office:value-type="date" office:date-value="2022-06-27" calcext:value-type="date">
            <text:p>27</text:p>
          </table:table-cell>
          <table:table-cell table:style-name="ce5" table:formula="of:=[.Q13]+1" office:value-type="date" office:date-value="2022-06-28" calcext:value-type="date">
            <text:p>28</text:p>
          </table:table-cell>
          <table:table-cell table:style-name="ce5" table:formula="of:=[.R13]+1" office:value-type="date" office:date-value="2022-06-29" calcext:value-type="date">
            <text:p>29</text:p>
          </table:table-cell>
          <table:table-cell table:style-name="ce5" table:formula="of:=[.S13]+1" office:value-type="date" office:date-value="2022-06-30" calcext:value-type="date">
            <text:p>30</text:p>
          </table:table-cell>
          <table:table-cell table:style-name="ce5" table:formula="of:=[.T13]+1" office:value-type="date" office:date-value="2022-07-01" calcext:value-type="date">
            <text:p>1</text:p>
          </table:table-cell>
          <table:table-cell table:style-name="ce5" table:formula="of:=[.U13]+1" office:value-type="date" office:date-value="2022-07-02" calcext:value-type="date">
            <text:p>2</text:p>
          </table:table-cell>
          <table:table-cell table:style-name="ce5" table:formula="of:=[.V13]+1" office:value-type="date" office:date-value="2022-07-03" calcext:value-type="date">
            <text:p>3</text:p>
          </table:table-cell>
          <table:table-cell/>
          <table:table-cell table:style-name="ce5" table:formula="of:=[$Settings.E10]" office:value-type="date" office:date-value="2022-08-01" calcext:value-type="date">
            <text:p>1</text:p>
          </table:table-cell>
          <table:table-cell table:style-name="ce5" table:formula="of:=[.Y13]+1" office:value-type="date" office:date-value="2022-08-02" calcext:value-type="date">
            <text:p>2</text:p>
          </table:table-cell>
          <table:table-cell table:style-name="ce5" table:formula="of:=[.Z13]+1" office:value-type="date" office:date-value="2022-08-03" calcext:value-type="date">
            <text:p>3</text:p>
          </table:table-cell>
          <table:table-cell table:style-name="ce5" table:formula="of:=[.AA13]+1" office:value-type="date" office:date-value="2022-08-04" calcext:value-type="date">
            <text:p>4</text:p>
          </table:table-cell>
          <table:table-cell table:style-name="ce5" table:formula="of:=[.AB13]+1" office:value-type="date" office:date-value="2022-08-05" calcext:value-type="date">
            <text:p>5</text:p>
          </table:table-cell>
          <table:table-cell table:style-name="ce5" table:formula="of:=[.AC13]+1" office:value-type="date" office:date-value="2022-08-06" calcext:value-type="date">
            <text:p>6</text:p>
          </table:table-cell>
          <table:table-cell table:style-name="ce5" table:formula="of:=[.AD13]+1" office:value-type="date" office:date-value="2022-08-07" calcext:value-type="date">
            <text:p>7</text:p>
          </table:table-cell>
          <table:table-cell table:number-columns-repeated="993"/>
        </table:table-row>
        <table:table-row table:style-name="ro1">
          <table:table-cell table:style-name="ce5" table:formula="of:=[.A13]+7" office:value-type="date" office:date-value="2022-05-02" calcext:value-type="date">
            <text:p>2</text:p>
          </table:table-cell>
          <table:table-cell table:style-name="ce5" table:formula="of:=[.A14]+1" office:value-type="date" office:date-value="2022-05-03" calcext:value-type="date">
            <text:p>3</text:p>
          </table:table-cell>
          <table:table-cell table:style-name="ce5" table:formula="of:=[.B14]+1" office:value-type="date" office:date-value="2022-05-04" calcext:value-type="date">
            <text:p>4</text:p>
          </table:table-cell>
          <table:table-cell table:style-name="ce5" table:formula="of:=[.C14]+1" office:value-type="date" office:date-value="2022-05-05" calcext:value-type="date">
            <text:p>5</text:p>
          </table:table-cell>
          <table:table-cell table:style-name="ce5" table:formula="of:=[.D14]+1" office:value-type="date" office:date-value="2022-05-06" calcext:value-type="date">
            <text:p>6</text:p>
          </table:table-cell>
          <table:table-cell table:style-name="ce5" table:formula="of:=[.E14]+1" office:value-type="date" office:date-value="2022-05-07" calcext:value-type="date">
            <text:p>7</text:p>
          </table:table-cell>
          <table:table-cell table:style-name="ce5" table:formula="of:=[.F14]+1" office:value-type="date" office:date-value="2022-05-08" calcext:value-type="date">
            <text:p>8</text:p>
          </table:table-cell>
          <table:table-cell/>
          <table:table-cell table:style-name="ce5" table:formula="of:=[.O13]+1" office:value-type="date" office:date-value="2022-06-06" calcext:value-type="date">
            <text:p>6</text:p>
          </table:table-cell>
          <table:table-cell table:style-name="ce5" table:formula="of:=[.I14]+1" office:value-type="date" office:date-value="2022-06-07" calcext:value-type="date">
            <text:p>7</text:p>
          </table:table-cell>
          <table:table-cell table:style-name="ce5" table:formula="of:=[.J14]+1" office:value-type="date" office:date-value="2022-06-08" calcext:value-type="date">
            <text:p>8</text:p>
          </table:table-cell>
          <table:table-cell table:style-name="ce5" table:formula="of:=[.K14]+1" office:value-type="date" office:date-value="2022-06-09" calcext:value-type="date">
            <text:p>9</text:p>
          </table:table-cell>
          <table:table-cell table:style-name="ce5" table:formula="of:=[.L14]+1" office:value-type="date" office:date-value="2022-06-10" calcext:value-type="date">
            <text:p>10</text:p>
          </table:table-cell>
          <table:table-cell table:style-name="ce5" table:formula="of:=[.M14]+1" office:value-type="date" office:date-value="2022-06-11" calcext:value-type="date">
            <text:p>11</text:p>
          </table:table-cell>
          <table:table-cell table:style-name="ce5" table:formula="of:=[.N14]+1" office:value-type="date" office:date-value="2022-06-12" calcext:value-type="date">
            <text:p>12</text:p>
          </table:table-cell>
          <table:table-cell/>
          <table:table-cell table:style-name="ce5" table:formula="of:=[.W13]+1" office:value-type="date" office:date-value="2022-07-04" calcext:value-type="date">
            <text:p>4</text:p>
          </table:table-cell>
          <table:table-cell table:style-name="ce5" table:formula="of:=[.Q14]+1" office:value-type="date" office:date-value="2022-07-05" calcext:value-type="date">
            <text:p>5</text:p>
          </table:table-cell>
          <table:table-cell table:style-name="ce5" table:formula="of:=[.R14]+1" office:value-type="date" office:date-value="2022-07-06" calcext:value-type="date">
            <text:p>6</text:p>
          </table:table-cell>
          <table:table-cell table:style-name="ce5" table:formula="of:=[.S14]+1" office:value-type="date" office:date-value="2022-07-07" calcext:value-type="date">
            <text:p>7</text:p>
          </table:table-cell>
          <table:table-cell table:style-name="ce5" table:formula="of:=[.T14]+1" office:value-type="date" office:date-value="2022-07-08" calcext:value-type="date">
            <text:p>8</text:p>
          </table:table-cell>
          <table:table-cell table:style-name="ce5" table:formula="of:=[.U14]+1" office:value-type="date" office:date-value="2022-07-09" calcext:value-type="date">
            <text:p>9</text:p>
          </table:table-cell>
          <table:table-cell table:style-name="ce5" table:formula="of:=[.V14]+1" office:value-type="date" office:date-value="2022-07-10" calcext:value-type="date">
            <text:p>10</text:p>
          </table:table-cell>
          <table:table-cell/>
          <table:table-cell table:style-name="ce5" table:formula="of:=[.AE13]+1" office:value-type="date" office:date-value="2022-08-08" calcext:value-type="date">
            <text:p>8</text:p>
          </table:table-cell>
          <table:table-cell table:style-name="ce5" table:formula="of:=[.Y14]+1" office:value-type="date" office:date-value="2022-08-09" calcext:value-type="date">
            <text:p>9</text:p>
          </table:table-cell>
          <table:table-cell table:style-name="ce5" table:formula="of:=[.Z14]+1" office:value-type="date" office:date-value="2022-08-10" calcext:value-type="date">
            <text:p>10</text:p>
          </table:table-cell>
          <table:table-cell table:style-name="ce5" table:formula="of:=[.AA14]+1" office:value-type="date" office:date-value="2022-08-11" calcext:value-type="date">
            <text:p>11</text:p>
          </table:table-cell>
          <table:table-cell table:style-name="ce5" table:formula="of:=[.AB14]+1" office:value-type="date" office:date-value="2022-08-12" calcext:value-type="date">
            <text:p>12</text:p>
          </table:table-cell>
          <table:table-cell table:style-name="ce5" table:formula="of:=[.AC14]+1" office:value-type="date" office:date-value="2022-08-13" calcext:value-type="date">
            <text:p>13</text:p>
          </table:table-cell>
          <table:table-cell table:style-name="ce5" table:formula="of:=[.AD14]+1" office:value-type="date" office:date-value="2022-08-14" calcext:value-type="date">
            <text:p>14</text:p>
          </table:table-cell>
          <table:table-cell table:number-columns-repeated="993"/>
        </table:table-row>
        <table:table-row table:style-name="ro1">
          <table:table-cell table:style-name="ce5" table:formula="of:=[.G14]+1" office:value-type="date" office:date-value="2022-05-09" calcext:value-type="date">
            <text:p>9</text:p>
          </table:table-cell>
          <table:table-cell table:style-name="ce5" table:formula="of:=[.A15]+1" office:value-type="date" office:date-value="2022-05-10" calcext:value-type="date">
            <text:p>10</text:p>
          </table:table-cell>
          <table:table-cell table:style-name="ce5" table:formula="of:=[.B15]+1" office:value-type="date" office:date-value="2022-05-11" calcext:value-type="date">
            <text:p>11</text:p>
          </table:table-cell>
          <table:table-cell table:style-name="ce5" table:formula="of:=[.C15]+1" office:value-type="date" office:date-value="2022-05-12" calcext:value-type="date">
            <text:p>12</text:p>
          </table:table-cell>
          <table:table-cell table:style-name="ce5" table:formula="of:=[.D15]+1" office:value-type="date" office:date-value="2022-05-13" calcext:value-type="date">
            <text:p>13</text:p>
          </table:table-cell>
          <table:table-cell table:style-name="ce5" table:formula="of:=[.E15]+1" office:value-type="date" office:date-value="2022-05-14" calcext:value-type="date">
            <text:p>14</text:p>
          </table:table-cell>
          <table:table-cell table:style-name="ce5" table:formula="of:=[.F15]+1" office:value-type="date" office:date-value="2022-05-15" calcext:value-type="date">
            <text:p>15</text:p>
          </table:table-cell>
          <table:table-cell/>
          <table:table-cell table:style-name="ce5" table:formula="of:=[.O14]+1" office:value-type="date" office:date-value="2022-06-13" calcext:value-type="date">
            <text:p>13</text:p>
          </table:table-cell>
          <table:table-cell table:style-name="ce5" table:formula="of:=[.I15]+1" office:value-type="date" office:date-value="2022-06-14" calcext:value-type="date">
            <text:p>14</text:p>
          </table:table-cell>
          <table:table-cell table:style-name="ce5" table:formula="of:=[.J15]+1" office:value-type="date" office:date-value="2022-06-15" calcext:value-type="date">
            <text:p>15</text:p>
          </table:table-cell>
          <table:table-cell table:style-name="ce5" table:formula="of:=[.K15]+1" office:value-type="date" office:date-value="2022-06-16" calcext:value-type="date">
            <text:p>16</text:p>
          </table:table-cell>
          <table:table-cell table:style-name="ce5" table:formula="of:=[.L15]+1" office:value-type="date" office:date-value="2022-06-17" calcext:value-type="date">
            <text:p>17</text:p>
          </table:table-cell>
          <table:table-cell table:style-name="ce5" table:formula="of:=[.M15]+1" office:value-type="date" office:date-value="2022-06-18" calcext:value-type="date">
            <text:p>18</text:p>
          </table:table-cell>
          <table:table-cell table:style-name="ce5" table:formula="of:=[.N15]+1" office:value-type="date" office:date-value="2022-06-19" calcext:value-type="date">
            <text:p>19</text:p>
          </table:table-cell>
          <table:table-cell/>
          <table:table-cell table:style-name="ce5" table:formula="of:=[.W14]+1" office:value-type="date" office:date-value="2022-07-11" calcext:value-type="date">
            <text:p>11</text:p>
          </table:table-cell>
          <table:table-cell table:style-name="ce5" table:formula="of:=[.Q15]+1" office:value-type="date" office:date-value="2022-07-12" calcext:value-type="date">
            <text:p>12</text:p>
          </table:table-cell>
          <table:table-cell table:style-name="ce5" table:formula="of:=[.R15]+1" office:value-type="date" office:date-value="2022-07-13" calcext:value-type="date">
            <text:p>13</text:p>
          </table:table-cell>
          <table:table-cell table:style-name="ce5" table:formula="of:=[.S15]+1" office:value-type="date" office:date-value="2022-07-14" calcext:value-type="date">
            <text:p>14</text:p>
          </table:table-cell>
          <table:table-cell table:style-name="ce5" table:formula="of:=[.T15]+1" office:value-type="date" office:date-value="2022-07-15" calcext:value-type="date">
            <text:p>15</text:p>
          </table:table-cell>
          <table:table-cell table:style-name="ce5" table:formula="of:=[.U15]+1" office:value-type="date" office:date-value="2022-07-16" calcext:value-type="date">
            <text:p>16</text:p>
          </table:table-cell>
          <table:table-cell table:style-name="ce5" table:formula="of:=[.V15]+1" office:value-type="date" office:date-value="2022-07-17" calcext:value-type="date">
            <text:p>17</text:p>
          </table:table-cell>
          <table:table-cell/>
          <table:table-cell table:style-name="ce5" table:formula="of:=[.AE14]+1" office:value-type="date" office:date-value="2022-08-15" calcext:value-type="date">
            <text:p>15</text:p>
          </table:table-cell>
          <table:table-cell table:style-name="ce5" table:formula="of:=[.Y15]+1" office:value-type="date" office:date-value="2022-08-16" calcext:value-type="date">
            <text:p>16</text:p>
          </table:table-cell>
          <table:table-cell table:style-name="ce5" table:formula="of:=[.Z15]+1" office:value-type="date" office:date-value="2022-08-17" calcext:value-type="date">
            <text:p>17</text:p>
          </table:table-cell>
          <table:table-cell table:style-name="ce5" table:formula="of:=[.AA15]+1" office:value-type="date" office:date-value="2022-08-18" calcext:value-type="date">
            <text:p>18</text:p>
          </table:table-cell>
          <table:table-cell table:style-name="ce5" table:formula="of:=[.AB15]+1" office:value-type="date" office:date-value="2022-08-19" calcext:value-type="date">
            <text:p>19</text:p>
          </table:table-cell>
          <table:table-cell table:style-name="ce5" table:formula="of:=[.AC15]+1" office:value-type="date" office:date-value="2022-08-20" calcext:value-type="date">
            <text:p>20</text:p>
          </table:table-cell>
          <table:table-cell table:style-name="ce5" table:formula="of:=[.AD15]+1" office:value-type="date" office:date-value="2022-08-21" calcext:value-type="date">
            <text:p>21</text:p>
          </table:table-cell>
          <table:table-cell table:number-columns-repeated="993"/>
        </table:table-row>
        <table:table-row table:style-name="ro1">
          <table:table-cell table:style-name="ce5" table:formula="of:=[.G15]+1" office:value-type="date" office:date-value="2022-05-16" calcext:value-type="date">
            <text:p>16</text:p>
          </table:table-cell>
          <table:table-cell table:style-name="ce5" table:formula="of:=[.A16]+1" office:value-type="date" office:date-value="2022-05-17" calcext:value-type="date">
            <text:p>17</text:p>
          </table:table-cell>
          <table:table-cell table:style-name="ce5" table:formula="of:=[.B16]+1" office:value-type="date" office:date-value="2022-05-18" calcext:value-type="date">
            <text:p>18</text:p>
          </table:table-cell>
          <table:table-cell table:style-name="ce5" table:formula="of:=[.C16]+1" office:value-type="date" office:date-value="2022-05-19" calcext:value-type="date">
            <text:p>19</text:p>
          </table:table-cell>
          <table:table-cell table:style-name="ce5" table:formula="of:=[.D16]+1" office:value-type="date" office:date-value="2022-05-20" calcext:value-type="date">
            <text:p>20</text:p>
          </table:table-cell>
          <table:table-cell table:style-name="ce5" table:formula="of:=[.E16]+1" office:value-type="date" office:date-value="2022-05-21" calcext:value-type="date">
            <text:p>21</text:p>
          </table:table-cell>
          <table:table-cell table:style-name="ce5" table:formula="of:=[.F16]+1" office:value-type="date" office:date-value="2022-05-22" calcext:value-type="date">
            <text:p>22</text:p>
          </table:table-cell>
          <table:table-cell/>
          <table:table-cell table:style-name="ce5" table:formula="of:=[.O15]+1" office:value-type="date" office:date-value="2022-06-20" calcext:value-type="date">
            <text:p>20</text:p>
          </table:table-cell>
          <table:table-cell table:style-name="ce5" table:formula="of:=[.I16]+1" office:value-type="date" office:date-value="2022-06-21" calcext:value-type="date">
            <text:p>21</text:p>
          </table:table-cell>
          <table:table-cell table:style-name="ce5" table:formula="of:=[.J16]+1" office:value-type="date" office:date-value="2022-06-22" calcext:value-type="date">
            <text:p>22</text:p>
          </table:table-cell>
          <table:table-cell table:style-name="ce5" table:formula="of:=[.K16]+1" office:value-type="date" office:date-value="2022-06-23" calcext:value-type="date">
            <text:p>23</text:p>
          </table:table-cell>
          <table:table-cell table:style-name="ce5" table:formula="of:=[.L16]+1" office:value-type="date" office:date-value="2022-06-24" calcext:value-type="date">
            <text:p>24</text:p>
          </table:table-cell>
          <table:table-cell table:style-name="ce5" table:formula="of:=[.M16]+1" office:value-type="date" office:date-value="2022-06-25" calcext:value-type="date">
            <text:p>25</text:p>
          </table:table-cell>
          <table:table-cell table:style-name="ce5" table:formula="of:=[.N16]+1" office:value-type="date" office:date-value="2022-06-26" calcext:value-type="date">
            <text:p>26</text:p>
          </table:table-cell>
          <table:table-cell/>
          <table:table-cell table:style-name="ce5" table:formula="of:=[.W15]+1" office:value-type="date" office:date-value="2022-07-18" calcext:value-type="date">
            <text:p>18</text:p>
          </table:table-cell>
          <table:table-cell table:style-name="ce5" table:formula="of:=[.Q16]+1" office:value-type="date" office:date-value="2022-07-19" calcext:value-type="date">
            <text:p>19</text:p>
          </table:table-cell>
          <table:table-cell table:style-name="ce5" table:formula="of:=[.R16]+1" office:value-type="date" office:date-value="2022-07-20" calcext:value-type="date">
            <text:p>20</text:p>
          </table:table-cell>
          <table:table-cell table:style-name="ce5" table:formula="of:=[.S16]+1" office:value-type="date" office:date-value="2022-07-21" calcext:value-type="date">
            <text:p>21</text:p>
          </table:table-cell>
          <table:table-cell table:style-name="ce5" table:formula="of:=[.T16]+1" office:value-type="date" office:date-value="2022-07-22" calcext:value-type="date">
            <text:p>22</text:p>
          </table:table-cell>
          <table:table-cell table:style-name="ce5" table:formula="of:=[.U16]+1" office:value-type="date" office:date-value="2022-07-23" calcext:value-type="date">
            <text:p>23</text:p>
          </table:table-cell>
          <table:table-cell table:style-name="ce5" table:formula="of:=[.V16]+1" office:value-type="date" office:date-value="2022-07-24" calcext:value-type="date">
            <text:p>24</text:p>
          </table:table-cell>
          <table:table-cell/>
          <table:table-cell table:style-name="ce5" table:formula="of:=[.AE15]+1" office:value-type="date" office:date-value="2022-08-22" calcext:value-type="date">
            <text:p>22</text:p>
          </table:table-cell>
          <table:table-cell table:style-name="ce5" table:formula="of:=[.Y16]+1" office:value-type="date" office:date-value="2022-08-23" calcext:value-type="date">
            <text:p>23</text:p>
          </table:table-cell>
          <table:table-cell table:style-name="ce5" table:formula="of:=[.Z16]+1" office:value-type="date" office:date-value="2022-08-24" calcext:value-type="date">
            <text:p>24</text:p>
          </table:table-cell>
          <table:table-cell table:style-name="ce5" table:formula="of:=[.AA16]+1" office:value-type="date" office:date-value="2022-08-25" calcext:value-type="date">
            <text:p>25</text:p>
          </table:table-cell>
          <table:table-cell table:style-name="ce5" table:formula="of:=[.AB16]+1" office:value-type="date" office:date-value="2022-08-26" calcext:value-type="date">
            <text:p>26</text:p>
          </table:table-cell>
          <table:table-cell table:style-name="ce5" table:formula="of:=[.AC16]+1" office:value-type="date" office:date-value="2022-08-27" calcext:value-type="date">
            <text:p>27</text:p>
          </table:table-cell>
          <table:table-cell table:style-name="ce5" table:formula="of:=[.AD16]+1" office:value-type="date" office:date-value="2022-08-28" calcext:value-type="date">
            <text:p>28</text:p>
          </table:table-cell>
          <table:table-cell table:number-columns-repeated="993"/>
        </table:table-row>
        <table:table-row table:style-name="ro1">
          <table:table-cell table:style-name="ce5" table:formula="of:=[.G16]+1" office:value-type="date" office:date-value="2022-05-23" calcext:value-type="date">
            <text:p>23</text:p>
          </table:table-cell>
          <table:table-cell table:style-name="ce5" table:formula="of:=[.A17]+1" office:value-type="date" office:date-value="2022-05-24" calcext:value-type="date">
            <text:p>24</text:p>
          </table:table-cell>
          <table:table-cell table:style-name="ce5" table:formula="of:=[.B17]+1" office:value-type="date" office:date-value="2022-05-25" calcext:value-type="date">
            <text:p>25</text:p>
          </table:table-cell>
          <table:table-cell table:style-name="ce5" table:formula="of:=[.C17]+1" office:value-type="date" office:date-value="2022-05-26" calcext:value-type="date">
            <text:p>26</text:p>
          </table:table-cell>
          <table:table-cell table:style-name="ce5" table:formula="of:=[.D17]+1" office:value-type="date" office:date-value="2022-05-27" calcext:value-type="date">
            <text:p>27</text:p>
          </table:table-cell>
          <table:table-cell table:style-name="ce5" table:formula="of:=[.E17]+1" office:value-type="date" office:date-value="2022-05-28" calcext:value-type="date">
            <text:p>28</text:p>
          </table:table-cell>
          <table:table-cell table:style-name="ce5" table:formula="of:=[.F17]+1" office:value-type="date" office:date-value="2022-05-29" calcext:value-type="date">
            <text:p>29</text:p>
          </table:table-cell>
          <table:table-cell/>
          <table:table-cell table:style-name="ce5" table:formula="of:=[.O16]+1" office:value-type="date" office:date-value="2022-06-27" calcext:value-type="date">
            <text:p>27</text:p>
          </table:table-cell>
          <table:table-cell table:style-name="ce5" table:formula="of:=[.I17]+1" office:value-type="date" office:date-value="2022-06-28" calcext:value-type="date">
            <text:p>28</text:p>
          </table:table-cell>
          <table:table-cell table:style-name="ce5" table:formula="of:=[.J17]+1" office:value-type="date" office:date-value="2022-06-29" calcext:value-type="date">
            <text:p>29</text:p>
          </table:table-cell>
          <table:table-cell table:style-name="ce5" table:formula="of:=[.K17]+1" office:value-type="date" office:date-value="2022-06-30" calcext:value-type="date">
            <text:p>30</text:p>
          </table:table-cell>
          <table:table-cell table:style-name="ce5" table:formula="of:=[.L17]+1" office:value-type="date" office:date-value="2022-07-01" calcext:value-type="date">
            <text:p>1</text:p>
          </table:table-cell>
          <table:table-cell table:style-name="ce5" table:formula="of:=[.M17]+1" office:value-type="date" office:date-value="2022-07-02" calcext:value-type="date">
            <text:p>2</text:p>
          </table:table-cell>
          <table:table-cell table:style-name="ce5" table:formula="of:=[.N17]+1" office:value-type="date" office:date-value="2022-07-03" calcext:value-type="date">
            <text:p>3</text:p>
          </table:table-cell>
          <table:table-cell/>
          <table:table-cell table:style-name="ce5" table:formula="of:=[.W16]+1" office:value-type="date" office:date-value="2022-07-25" calcext:value-type="date">
            <text:p>25</text:p>
          </table:table-cell>
          <table:table-cell table:style-name="ce5" table:formula="of:=[.Q17]+1" office:value-type="date" office:date-value="2022-07-26" calcext:value-type="date">
            <text:p>26</text:p>
          </table:table-cell>
          <table:table-cell table:style-name="ce5" table:formula="of:=[.R17]+1" office:value-type="date" office:date-value="2022-07-27" calcext:value-type="date">
            <text:p>27</text:p>
          </table:table-cell>
          <table:table-cell table:style-name="ce5" table:formula="of:=[.S17]+1" office:value-type="date" office:date-value="2022-07-28" calcext:value-type="date">
            <text:p>28</text:p>
          </table:table-cell>
          <table:table-cell table:style-name="ce5" table:formula="of:=[.T17]+1" office:value-type="date" office:date-value="2022-07-29" calcext:value-type="date">
            <text:p>29</text:p>
          </table:table-cell>
          <table:table-cell table:style-name="ce5" table:formula="of:=[.U17]+1" office:value-type="date" office:date-value="2022-07-30" calcext:value-type="date">
            <text:p>30</text:p>
          </table:table-cell>
          <table:table-cell table:style-name="ce5" table:formula="of:=[.V17]+1" office:value-type="date" office:date-value="2022-07-31" calcext:value-type="date">
            <text:p>31</text:p>
          </table:table-cell>
          <table:table-cell/>
          <table:table-cell table:style-name="ce5" table:formula="of:=[.AE16]+1" office:value-type="date" office:date-value="2022-08-29" calcext:value-type="date">
            <text:p>29</text:p>
          </table:table-cell>
          <table:table-cell table:style-name="ce5" table:formula="of:=[.Y17]+1" office:value-type="date" office:date-value="2022-08-30" calcext:value-type="date">
            <text:p>30</text:p>
          </table:table-cell>
          <table:table-cell table:style-name="ce5" table:formula="of:=[.Z17]+1" office:value-type="date" office:date-value="2022-08-31" calcext:value-type="date">
            <text:p>31</text:p>
          </table:table-cell>
          <table:table-cell table:style-name="ce5" table:formula="of:=[.AA17]+1" office:value-type="date" office:date-value="2022-09-01" calcext:value-type="date">
            <text:p>1</text:p>
          </table:table-cell>
          <table:table-cell table:style-name="ce5" table:formula="of:=[.AB17]+1" office:value-type="date" office:date-value="2022-09-02" calcext:value-type="date">
            <text:p>2</text:p>
          </table:table-cell>
          <table:table-cell table:style-name="ce5" table:formula="of:=[.AC17]+1" office:value-type="date" office:date-value="2022-09-03" calcext:value-type="date">
            <text:p>3</text:p>
          </table:table-cell>
          <table:table-cell table:style-name="ce5" table:formula="of:=[.AD17]+1" office:value-type="date" office:date-value="2022-09-04" calcext:value-type="date">
            <text:p>4</text:p>
          </table:table-cell>
          <table:table-cell table:number-columns-repeated="993"/>
        </table:table-row>
        <table:table-row table:style-name="ro1">
          <table:table-cell table:style-name="ce5" table:formula="of:=[.G17]+1" office:value-type="date" office:date-value="2022-05-30" calcext:value-type="date">
            <text:p>30</text:p>
          </table:table-cell>
          <table:table-cell table:style-name="ce5" table:formula="of:=[.A18]+1" office:value-type="date" office:date-value="2022-05-31" calcext:value-type="date">
            <text:p>31</text:p>
          </table:table-cell>
          <table:table-cell table:style-name="ce5" table:formula="of:=[.B18]+1" office:value-type="date" office:date-value="2022-06-01" calcext:value-type="date">
            <text:p>1</text:p>
          </table:table-cell>
          <table:table-cell table:style-name="ce5" table:formula="of:=[.C18]+1" office:value-type="date" office:date-value="2022-06-02" calcext:value-type="date">
            <text:p>2</text:p>
          </table:table-cell>
          <table:table-cell table:style-name="ce5" table:formula="of:=[.D18]+1" office:value-type="date" office:date-value="2022-06-03" calcext:value-type="date">
            <text:p>3</text:p>
          </table:table-cell>
          <table:table-cell table:style-name="ce5" table:formula="of:=[.E18]+1" office:value-type="date" office:date-value="2022-06-04" calcext:value-type="date">
            <text:p>4</text:p>
          </table:table-cell>
          <table:table-cell table:style-name="ce5" table:formula="of:=[.F18]+1" office:value-type="date" office:date-value="2022-06-05" calcext:value-type="date">
            <text:p>5</text:p>
          </table:table-cell>
          <table:table-cell/>
          <table:table-cell table:style-name="ce5" table:formula="of:=[.O17]+1" office:value-type="date" office:date-value="2022-07-04" calcext:value-type="date">
            <text:p>4</text:p>
          </table:table-cell>
          <table:table-cell table:style-name="ce5" table:formula="of:=[.I18]+1" office:value-type="date" office:date-value="2022-07-05" calcext:value-type="date">
            <text:p>5</text:p>
          </table:table-cell>
          <table:table-cell table:style-name="ce5" table:formula="of:=[.J18]+1" office:value-type="date" office:date-value="2022-07-06" calcext:value-type="date">
            <text:p>6</text:p>
          </table:table-cell>
          <table:table-cell table:style-name="ce5" table:formula="of:=[.K18]+1" office:value-type="date" office:date-value="2022-07-07" calcext:value-type="date">
            <text:p>7</text:p>
          </table:table-cell>
          <table:table-cell table:style-name="ce5" table:formula="of:=[.L18]+1" office:value-type="date" office:date-value="2022-07-08" calcext:value-type="date">
            <text:p>8</text:p>
          </table:table-cell>
          <table:table-cell table:style-name="ce5" table:formula="of:=[.M18]+1" office:value-type="date" office:date-value="2022-07-09" calcext:value-type="date">
            <text:p>9</text:p>
          </table:table-cell>
          <table:table-cell table:style-name="ce5" table:formula="of:=[.N18]+1" office:value-type="date" office:date-value="2022-07-10" calcext:value-type="date">
            <text:p>10</text:p>
          </table:table-cell>
          <table:table-cell/>
          <table:table-cell table:style-name="ce5" table:formula="of:=[.W17]+1" office:value-type="date" office:date-value="2022-08-01" calcext:value-type="date">
            <text:p>1</text:p>
          </table:table-cell>
          <table:table-cell table:style-name="ce5" table:formula="of:=[.Q18]+1" office:value-type="date" office:date-value="2022-08-02" calcext:value-type="date">
            <text:p>2</text:p>
          </table:table-cell>
          <table:table-cell table:style-name="ce5" table:formula="of:=[.R18]+1" office:value-type="date" office:date-value="2022-08-03" calcext:value-type="date">
            <text:p>3</text:p>
          </table:table-cell>
          <table:table-cell table:style-name="ce5" table:formula="of:=[.S18]+1" office:value-type="date" office:date-value="2022-08-04" calcext:value-type="date">
            <text:p>4</text:p>
          </table:table-cell>
          <table:table-cell table:style-name="ce5" table:formula="of:=[.T18]+1" office:value-type="date" office:date-value="2022-08-05" calcext:value-type="date">
            <text:p>5</text:p>
          </table:table-cell>
          <table:table-cell table:style-name="ce5" table:formula="of:=[.U18]+1" office:value-type="date" office:date-value="2022-08-06" calcext:value-type="date">
            <text:p>6</text:p>
          </table:table-cell>
          <table:table-cell table:style-name="ce5" table:formula="of:=[.V18]+1" office:value-type="date" office:date-value="2022-08-07" calcext:value-type="date">
            <text:p>7</text:p>
          </table:table-cell>
          <table:table-cell/>
          <table:table-cell table:style-name="ce5" table:formula="of:=[.AE17]+1" office:value-type="date" office:date-value="2022-09-05" calcext:value-type="date">
            <text:p>5</text:p>
          </table:table-cell>
          <table:table-cell table:style-name="ce5" table:formula="of:=[.Y18]+1" office:value-type="date" office:date-value="2022-09-06" calcext:value-type="date">
            <text:p>6</text:p>
          </table:table-cell>
          <table:table-cell table:style-name="ce5" table:formula="of:=[.Z18]+1" office:value-type="date" office:date-value="2022-09-07" calcext:value-type="date">
            <text:p>7</text:p>
          </table:table-cell>
          <table:table-cell table:style-name="ce5" table:formula="of:=[.AA18]+1" office:value-type="date" office:date-value="2022-09-08" calcext:value-type="date">
            <text:p>8</text:p>
          </table:table-cell>
          <table:table-cell table:style-name="ce5" table:formula="of:=[.AB18]+1" office:value-type="date" office:date-value="2022-09-09" calcext:value-type="date">
            <text:p>9</text:p>
          </table:table-cell>
          <table:table-cell table:style-name="ce5" table:formula="of:=[.AC18]+1" office:value-type="date" office:date-value="2022-09-10" calcext:value-type="date">
            <text:p>10</text:p>
          </table:table-cell>
          <table:table-cell table:style-name="ce5" table:formula="of:=[.AD18]+1" office:value-type="date" office:date-value="2022-09-11" calcext:value-type="date">
            <text:p>11</text:p>
          </table:table-cell>
          <table:table-cell table:number-columns-repeated="993"/>
        </table:table-row>
        <table:table-row table:style-name="ro1"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 table:number-columns-repeated="993"/>
        </table:table-row>
        <table:table-row table:style-name="ro1">
          <table:table-cell table:style-name="ce3" table:formula="of:=[$Settings.C11]" office:value-type="date" office:date-value="2022-09-01" calcext:value-type="date" table:number-columns-spanned="7" table:number-rows-spanned="1">
            <text:p>September</text:p>
          </table:table-cell>
          <table:covered-table-cell table:number-columns-repeated="6"/>
          <table:table-cell/>
          <table:table-cell table:style-name="ce3" table:formula="of:=[$Settings.C12]" office:value-type="date" office:date-value="2022-10-01" calcext:value-type="date" table:number-columns-spanned="7" table:number-rows-spanned="1">
            <text:p>October</text:p>
          </table:table-cell>
          <table:covered-table-cell table:number-columns-repeated="6" table:style-name="ce29"/>
          <table:table-cell/>
          <table:table-cell table:style-name="ce3" table:formula="of:=[$Settings.C13]" office:value-type="date" office:date-value="2022-11-01" calcext:value-type="date" table:number-columns-spanned="7" table:number-rows-spanned="1">
            <text:p>November</text:p>
          </table:table-cell>
          <table:covered-table-cell table:number-columns-repeated="6" table:style-name="ce29"/>
          <table:table-cell/>
          <table:table-cell table:style-name="ce3" table:formula="of:=[$Settings.C14]" office:value-type="date" office:date-value="2022-12-01" calcext:value-type="date" table:number-columns-spanned="7" table:number-rows-spanned="1">
            <text:p>December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5" table:formula="of:=[$Settings.E11]" office:value-type="date" office:date-value="2022-08-29" calcext:value-type="date">
            <text:p>29</text:p>
          </table:table-cell>
          <table:table-cell table:style-name="ce5" table:formula="of:=[.A22]+1" office:value-type="date" office:date-value="2022-08-30" calcext:value-type="date">
            <text:p>30</text:p>
          </table:table-cell>
          <table:table-cell table:style-name="ce5" table:formula="of:=[.B22]+1" office:value-type="date" office:date-value="2022-08-31" calcext:value-type="date">
            <text:p>31</text:p>
          </table:table-cell>
          <table:table-cell table:style-name="ce5" table:formula="of:=[.C22]+1" office:value-type="date" office:date-value="2022-09-01" calcext:value-type="date">
            <text:p>1</text:p>
          </table:table-cell>
          <table:table-cell table:style-name="ce5" table:formula="of:=[.D22]+1" office:value-type="date" office:date-value="2022-09-02" calcext:value-type="date">
            <text:p>2</text:p>
          </table:table-cell>
          <table:table-cell table:style-name="ce5" table:formula="of:=[.E22]+1" office:value-type="date" office:date-value="2022-09-03" calcext:value-type="date">
            <text:p>3</text:p>
          </table:table-cell>
          <table:table-cell table:style-name="ce5" table:formula="of:=[.F22]+1" office:value-type="date" office:date-value="2022-09-04" calcext:value-type="date">
            <text:p>4</text:p>
          </table:table-cell>
          <table:table-cell/>
          <table:table-cell table:style-name="ce5" table:formula="of:=[$Settings.E12]" office:value-type="date" office:date-value="2022-09-26" calcext:value-type="date">
            <text:p>26</text:p>
          </table:table-cell>
          <table:table-cell table:style-name="ce5" table:formula="of:=[.I22]+1" office:value-type="date" office:date-value="2022-09-27" calcext:value-type="date">
            <text:p>27</text:p>
          </table:table-cell>
          <table:table-cell table:style-name="ce5" table:formula="of:=[.J22]+1" office:value-type="date" office:date-value="2022-09-28" calcext:value-type="date">
            <text:p>28</text:p>
          </table:table-cell>
          <table:table-cell table:style-name="ce5" table:formula="of:=[.K22]+1" office:value-type="date" office:date-value="2022-09-29" calcext:value-type="date">
            <text:p>29</text:p>
          </table:table-cell>
          <table:table-cell table:style-name="ce5" table:formula="of:=[.L22]+1" office:value-type="date" office:date-value="2022-09-30" calcext:value-type="date">
            <text:p>30</text:p>
          </table:table-cell>
          <table:table-cell table:style-name="ce5" table:formula="of:=[.M22]+1" office:value-type="date" office:date-value="2022-10-01" calcext:value-type="date">
            <text:p>1</text:p>
          </table:table-cell>
          <table:table-cell table:style-name="ce5" table:formula="of:=[.N22]+1" office:value-type="date" office:date-value="2022-10-02" calcext:value-type="date">
            <text:p>2</text:p>
          </table:table-cell>
          <table:table-cell/>
          <table:table-cell table:style-name="ce5" table:formula="of:=[$Settings.E13]" office:value-type="date" office:date-value="2022-10-31" calcext:value-type="date">
            <text:p>31</text:p>
          </table:table-cell>
          <table:table-cell table:style-name="ce5" table:formula="of:=[.Q22]+1" office:value-type="date" office:date-value="2022-11-01" calcext:value-type="date">
            <text:p>1</text:p>
          </table:table-cell>
          <table:table-cell table:style-name="ce5" table:formula="of:=[.R22]+1" office:value-type="date" office:date-value="2022-11-02" calcext:value-type="date">
            <text:p>2</text:p>
          </table:table-cell>
          <table:table-cell table:style-name="ce5" table:formula="of:=[.S22]+1" office:value-type="date" office:date-value="2022-11-03" calcext:value-type="date">
            <text:p>3</text:p>
          </table:table-cell>
          <table:table-cell table:style-name="ce5" table:formula="of:=[.T22]+1" office:value-type="date" office:date-value="2022-11-04" calcext:value-type="date">
            <text:p>4</text:p>
          </table:table-cell>
          <table:table-cell table:style-name="ce5" table:formula="of:=[.U22]+1" office:value-type="date" office:date-value="2022-11-05" calcext:value-type="date">
            <text:p>5</text:p>
          </table:table-cell>
          <table:table-cell table:style-name="ce5" table:formula="of:=[.V22]+1" office:value-type="date" office:date-value="2022-11-06" calcext:value-type="date">
            <text:p>6</text:p>
          </table:table-cell>
          <table:table-cell/>
          <table:table-cell table:style-name="ce5" table:formula="of:=[$Settings.E14]" office:value-type="date" office:date-value="2022-11-28" calcext:value-type="date">
            <text:p>28</text:p>
          </table:table-cell>
          <table:table-cell table:style-name="ce5" table:formula="of:=[.Y22]+1" office:value-type="date" office:date-value="2022-11-29" calcext:value-type="date">
            <text:p>29</text:p>
          </table:table-cell>
          <table:table-cell table:style-name="ce5" table:formula="of:=[.Z22]+1" office:value-type="date" office:date-value="2022-11-30" calcext:value-type="date">
            <text:p>30</text:p>
          </table:table-cell>
          <table:table-cell table:style-name="ce5" table:formula="of:=[.AA22]+1" office:value-type="date" office:date-value="2022-12-01" calcext:value-type="date">
            <text:p>1</text:p>
          </table:table-cell>
          <table:table-cell table:style-name="ce5" table:formula="of:=[.AB22]+1" office:value-type="date" office:date-value="2022-12-02" calcext:value-type="date">
            <text:p>2</text:p>
          </table:table-cell>
          <table:table-cell table:style-name="ce5" table:formula="of:=[.AC22]+1" office:value-type="date" office:date-value="2022-12-03" calcext:value-type="date">
            <text:p>3</text:p>
          </table:table-cell>
          <table:table-cell table:style-name="ce5" table:formula="of:=[.AD22]+1" office:value-type="date" office:date-value="2022-12-04" calcext:value-type="date">
            <text:p>4</text:p>
          </table:table-cell>
          <table:table-cell table:number-columns-repeated="993"/>
        </table:table-row>
        <table:table-row table:style-name="ro1">
          <table:table-cell table:style-name="ce5" table:formula="of:=[.A22]+7" office:value-type="date" office:date-value="2022-09-05" calcext:value-type="date">
            <text:p>5</text:p>
          </table:table-cell>
          <table:table-cell table:style-name="ce5" table:formula="of:=[.A23]+1" office:value-type="date" office:date-value="2022-09-06" calcext:value-type="date">
            <text:p>6</text:p>
          </table:table-cell>
          <table:table-cell table:style-name="ce5" table:formula="of:=[.B23]+1" office:value-type="date" office:date-value="2022-09-07" calcext:value-type="date">
            <text:p>7</text:p>
          </table:table-cell>
          <table:table-cell table:style-name="ce5" table:formula="of:=[.C23]+1" office:value-type="date" office:date-value="2022-09-08" calcext:value-type="date">
            <text:p>8</text:p>
          </table:table-cell>
          <table:table-cell table:style-name="ce5" table:formula="of:=[.D23]+1" office:value-type="date" office:date-value="2022-09-09" calcext:value-type="date">
            <text:p>9</text:p>
          </table:table-cell>
          <table:table-cell table:style-name="ce5" table:formula="of:=[.E23]+1" office:value-type="date" office:date-value="2022-09-10" calcext:value-type="date">
            <text:p>10</text:p>
          </table:table-cell>
          <table:table-cell table:style-name="ce5" table:formula="of:=[.F23]+1" office:value-type="date" office:date-value="2022-09-11" calcext:value-type="date">
            <text:p>11</text:p>
          </table:table-cell>
          <table:table-cell/>
          <table:table-cell table:style-name="ce5" table:formula="of:=[.O22]+1" office:value-type="date" office:date-value="2022-10-03" calcext:value-type="date">
            <text:p>3</text:p>
          </table:table-cell>
          <table:table-cell table:style-name="ce5" table:formula="of:=[.I23]+1" office:value-type="date" office:date-value="2022-10-04" calcext:value-type="date">
            <text:p>4</text:p>
          </table:table-cell>
          <table:table-cell table:style-name="ce5" table:formula="of:=[.J23]+1" office:value-type="date" office:date-value="2022-10-05" calcext:value-type="date">
            <text:p>5</text:p>
          </table:table-cell>
          <table:table-cell table:style-name="ce5" table:formula="of:=[.K23]+1" office:value-type="date" office:date-value="2022-10-06" calcext:value-type="date">
            <text:p>6</text:p>
          </table:table-cell>
          <table:table-cell table:style-name="ce5" table:formula="of:=[.L23]+1" office:value-type="date" office:date-value="2022-10-07" calcext:value-type="date">
            <text:p>7</text:p>
          </table:table-cell>
          <table:table-cell table:style-name="ce5" table:formula="of:=[.M23]+1" office:value-type="date" office:date-value="2022-10-08" calcext:value-type="date">
            <text:p>8</text:p>
          </table:table-cell>
          <table:table-cell table:style-name="ce5" table:formula="of:=[.N23]+1" office:value-type="date" office:date-value="2022-10-09" calcext:value-type="date">
            <text:p>9</text:p>
          </table:table-cell>
          <table:table-cell/>
          <table:table-cell table:style-name="ce5" table:formula="of:=[.W22]+1" office:value-type="date" office:date-value="2022-11-07" calcext:value-type="date">
            <text:p>7</text:p>
          </table:table-cell>
          <table:table-cell table:style-name="ce5" table:formula="of:=[.Q23]+1" office:value-type="date" office:date-value="2022-11-08" calcext:value-type="date">
            <text:p>8</text:p>
          </table:table-cell>
          <table:table-cell table:style-name="ce5" table:formula="of:=[.R23]+1" office:value-type="date" office:date-value="2022-11-09" calcext:value-type="date">
            <text:p>9</text:p>
          </table:table-cell>
          <table:table-cell table:style-name="ce5" table:formula="of:=[.S23]+1" office:value-type="date" office:date-value="2022-11-10" calcext:value-type="date">
            <text:p>10</text:p>
          </table:table-cell>
          <table:table-cell table:style-name="ce5" table:formula="of:=[.T23]+1" office:value-type="date" office:date-value="2022-11-11" calcext:value-type="date">
            <text:p>11</text:p>
          </table:table-cell>
          <table:table-cell table:style-name="ce5" table:formula="of:=[.U23]+1" office:value-type="date" office:date-value="2022-11-12" calcext:value-type="date">
            <text:p>12</text:p>
          </table:table-cell>
          <table:table-cell table:style-name="ce5" table:formula="of:=[.V23]+1" office:value-type="date" office:date-value="2022-11-13" calcext:value-type="date">
            <text:p>13</text:p>
          </table:table-cell>
          <table:table-cell/>
          <table:table-cell table:style-name="ce5" table:formula="of:=[.AE22]+1" office:value-type="date" office:date-value="2022-12-05" calcext:value-type="date">
            <text:p>5</text:p>
          </table:table-cell>
          <table:table-cell table:style-name="ce5" table:formula="of:=[.Y23]+1" office:value-type="date" office:date-value="2022-12-06" calcext:value-type="date">
            <text:p>6</text:p>
          </table:table-cell>
          <table:table-cell table:style-name="ce5" table:formula="of:=[.Z23]+1" office:value-type="date" office:date-value="2022-12-07" calcext:value-type="date">
            <text:p>7</text:p>
          </table:table-cell>
          <table:table-cell table:style-name="ce5" table:formula="of:=[.AA23]+1" office:value-type="date" office:date-value="2022-12-08" calcext:value-type="date">
            <text:p>8</text:p>
          </table:table-cell>
          <table:table-cell table:style-name="ce5" table:formula="of:=[.AB23]+1" office:value-type="date" office:date-value="2022-12-09" calcext:value-type="date">
            <text:p>9</text:p>
          </table:table-cell>
          <table:table-cell table:style-name="ce5" table:formula="of:=[.AC23]+1" office:value-type="date" office:date-value="2022-12-10" calcext:value-type="date">
            <text:p>10</text:p>
          </table:table-cell>
          <table:table-cell table:style-name="ce5" table:formula="of:=[.AD23]+1" office:value-type="date" office:date-value="2022-12-11" calcext:value-type="date">
            <text:p>11</text:p>
          </table:table-cell>
          <table:table-cell table:number-columns-repeated="993"/>
        </table:table-row>
        <table:table-row table:style-name="ro1">
          <table:table-cell table:style-name="ce5" table:formula="of:=[.G23]+1" office:value-type="date" office:date-value="2022-09-12" calcext:value-type="date">
            <text:p>12</text:p>
          </table:table-cell>
          <table:table-cell table:style-name="ce5" table:formula="of:=[.A24]+1" office:value-type="date" office:date-value="2022-09-13" calcext:value-type="date">
            <text:p>13</text:p>
          </table:table-cell>
          <table:table-cell table:style-name="ce5" table:formula="of:=[.B24]+1" office:value-type="date" office:date-value="2022-09-14" calcext:value-type="date">
            <text:p>14</text:p>
          </table:table-cell>
          <table:table-cell table:style-name="ce5" table:formula="of:=[.C24]+1" office:value-type="date" office:date-value="2022-09-15" calcext:value-type="date">
            <text:p>15</text:p>
          </table:table-cell>
          <table:table-cell table:style-name="ce5" table:formula="of:=[.D24]+1" office:value-type="date" office:date-value="2022-09-16" calcext:value-type="date">
            <text:p>16</text:p>
          </table:table-cell>
          <table:table-cell table:style-name="ce5" table:formula="of:=[.E24]+1" office:value-type="date" office:date-value="2022-09-17" calcext:value-type="date">
            <text:p>17</text:p>
          </table:table-cell>
          <table:table-cell table:style-name="ce5" table:formula="of:=[.F24]+1" office:value-type="date" office:date-value="2022-09-18" calcext:value-type="date">
            <text:p>18</text:p>
          </table:table-cell>
          <table:table-cell/>
          <table:table-cell table:style-name="ce5" table:formula="of:=[.O23]+1" office:value-type="date" office:date-value="2022-10-10" calcext:value-type="date">
            <text:p>10</text:p>
          </table:table-cell>
          <table:table-cell table:style-name="ce5" table:formula="of:=[.I24]+1" office:value-type="date" office:date-value="2022-10-11" calcext:value-type="date">
            <text:p>11</text:p>
          </table:table-cell>
          <table:table-cell table:style-name="ce5" table:formula="of:=[.J24]+1" office:value-type="date" office:date-value="2022-10-12" calcext:value-type="date">
            <text:p>12</text:p>
          </table:table-cell>
          <table:table-cell table:style-name="ce5" table:formula="of:=[.K24]+1" office:value-type="date" office:date-value="2022-10-13" calcext:value-type="date">
            <text:p>13</text:p>
          </table:table-cell>
          <table:table-cell table:style-name="ce5" table:formula="of:=[.L24]+1" office:value-type="date" office:date-value="2022-10-14" calcext:value-type="date">
            <text:p>14</text:p>
          </table:table-cell>
          <table:table-cell table:style-name="ce5" table:formula="of:=[.M24]+1" office:value-type="date" office:date-value="2022-10-15" calcext:value-type="date">
            <text:p>15</text:p>
          </table:table-cell>
          <table:table-cell table:style-name="ce5" table:formula="of:=[.N24]+1" office:value-type="date" office:date-value="2022-10-16" calcext:value-type="date">
            <text:p>16</text:p>
          </table:table-cell>
          <table:table-cell/>
          <table:table-cell table:style-name="ce5" table:formula="of:=[.W23]+1" office:value-type="date" office:date-value="2022-11-14" calcext:value-type="date">
            <text:p>14</text:p>
          </table:table-cell>
          <table:table-cell table:style-name="ce5" table:formula="of:=[.Q24]+1" office:value-type="date" office:date-value="2022-11-15" calcext:value-type="date">
            <text:p>15</text:p>
          </table:table-cell>
          <table:table-cell table:style-name="ce5" table:formula="of:=[.R24]+1" office:value-type="date" office:date-value="2022-11-16" calcext:value-type="date">
            <text:p>16</text:p>
          </table:table-cell>
          <table:table-cell table:style-name="ce5" table:formula="of:=[.S24]+1" office:value-type="date" office:date-value="2022-11-17" calcext:value-type="date">
            <text:p>17</text:p>
          </table:table-cell>
          <table:table-cell table:style-name="ce5" table:formula="of:=[.T24]+1" office:value-type="date" office:date-value="2022-11-18" calcext:value-type="date">
            <text:p>18</text:p>
          </table:table-cell>
          <table:table-cell table:style-name="ce5" table:formula="of:=[.U24]+1" office:value-type="date" office:date-value="2022-11-19" calcext:value-type="date">
            <text:p>19</text:p>
          </table:table-cell>
          <table:table-cell table:style-name="ce5" table:formula="of:=[.V24]+1" office:value-type="date" office:date-value="2022-11-20" calcext:value-type="date">
            <text:p>20</text:p>
          </table:table-cell>
          <table:table-cell/>
          <table:table-cell table:style-name="ce5" table:formula="of:=[.AE23]+1" office:value-type="date" office:date-value="2022-12-12" calcext:value-type="date">
            <text:p>12</text:p>
          </table:table-cell>
          <table:table-cell table:style-name="ce5" table:formula="of:=[.Y24]+1" office:value-type="date" office:date-value="2022-12-13" calcext:value-type="date">
            <text:p>13</text:p>
          </table:table-cell>
          <table:table-cell table:style-name="ce5" table:formula="of:=[.Z24]+1" office:value-type="date" office:date-value="2022-12-14" calcext:value-type="date">
            <text:p>14</text:p>
          </table:table-cell>
          <table:table-cell table:style-name="ce5" table:formula="of:=[.AA24]+1" office:value-type="date" office:date-value="2022-12-15" calcext:value-type="date">
            <text:p>15</text:p>
          </table:table-cell>
          <table:table-cell table:style-name="ce5" table:formula="of:=[.AB24]+1" office:value-type="date" office:date-value="2022-12-16" calcext:value-type="date">
            <text:p>16</text:p>
          </table:table-cell>
          <table:table-cell table:style-name="ce5" table:formula="of:=[.AC24]+1" office:value-type="date" office:date-value="2022-12-17" calcext:value-type="date">
            <text:p>17</text:p>
          </table:table-cell>
          <table:table-cell table:style-name="ce5" table:formula="of:=[.AD24]+1" office:value-type="date" office:date-value="2022-12-18" calcext:value-type="date">
            <text:p>18</text:p>
          </table:table-cell>
          <table:table-cell table:number-columns-repeated="993"/>
        </table:table-row>
        <table:table-row table:style-name="ro1">
          <table:table-cell table:style-name="ce5" table:formula="of:=[.G24]+1" office:value-type="date" office:date-value="2022-09-19" calcext:value-type="date">
            <text:p>19</text:p>
          </table:table-cell>
          <table:table-cell table:style-name="ce5" table:formula="of:=[.A25]+1" office:value-type="date" office:date-value="2022-09-20" calcext:value-type="date">
            <text:p>20</text:p>
          </table:table-cell>
          <table:table-cell table:style-name="ce5" table:formula="of:=[.B25]+1" office:value-type="date" office:date-value="2022-09-21" calcext:value-type="date">
            <text:p>21</text:p>
          </table:table-cell>
          <table:table-cell table:style-name="ce5" table:formula="of:=[.C25]+1" office:value-type="date" office:date-value="2022-09-22" calcext:value-type="date">
            <text:p>22</text:p>
          </table:table-cell>
          <table:table-cell table:style-name="ce5" table:formula="of:=[.D25]+1" office:value-type="date" office:date-value="2022-09-23" calcext:value-type="date">
            <text:p>23</text:p>
          </table:table-cell>
          <table:table-cell table:style-name="ce5" table:formula="of:=[.E25]+1" office:value-type="date" office:date-value="2022-09-24" calcext:value-type="date">
            <text:p>24</text:p>
          </table:table-cell>
          <table:table-cell table:style-name="ce5" table:formula="of:=[.F25]+1" office:value-type="date" office:date-value="2022-09-25" calcext:value-type="date">
            <text:p>25</text:p>
          </table:table-cell>
          <table:table-cell/>
          <table:table-cell table:style-name="ce5" table:formula="of:=[.O24]+1" office:value-type="date" office:date-value="2022-10-17" calcext:value-type="date">
            <text:p>17</text:p>
          </table:table-cell>
          <table:table-cell table:style-name="ce5" table:formula="of:=[.I25]+1" office:value-type="date" office:date-value="2022-10-18" calcext:value-type="date">
            <text:p>18</text:p>
          </table:table-cell>
          <table:table-cell table:style-name="ce5" table:formula="of:=[.J25]+1" office:value-type="date" office:date-value="2022-10-19" calcext:value-type="date">
            <text:p>19</text:p>
          </table:table-cell>
          <table:table-cell table:style-name="ce5" table:formula="of:=[.K25]+1" office:value-type="date" office:date-value="2022-10-20" calcext:value-type="date">
            <text:p>20</text:p>
          </table:table-cell>
          <table:table-cell table:style-name="ce5" table:formula="of:=[.L25]+1" office:value-type="date" office:date-value="2022-10-21" calcext:value-type="date">
            <text:p>21</text:p>
          </table:table-cell>
          <table:table-cell table:style-name="ce5" table:formula="of:=[.M25]+1" office:value-type="date" office:date-value="2022-10-22" calcext:value-type="date">
            <text:p>22</text:p>
          </table:table-cell>
          <table:table-cell table:style-name="ce5" table:formula="of:=[.N25]+1" office:value-type="date" office:date-value="2022-10-23" calcext:value-type="date">
            <text:p>23</text:p>
          </table:table-cell>
          <table:table-cell/>
          <table:table-cell table:style-name="ce5" table:formula="of:=[.W24]+1" office:value-type="date" office:date-value="2022-11-21" calcext:value-type="date">
            <text:p>21</text:p>
          </table:table-cell>
          <table:table-cell table:style-name="ce5" table:formula="of:=[.Q25]+1" office:value-type="date" office:date-value="2022-11-22" calcext:value-type="date">
            <text:p>22</text:p>
          </table:table-cell>
          <table:table-cell table:style-name="ce5" table:formula="of:=[.R25]+1" office:value-type="date" office:date-value="2022-11-23" calcext:value-type="date">
            <text:p>23</text:p>
          </table:table-cell>
          <table:table-cell table:style-name="ce5" table:formula="of:=[.S25]+1" office:value-type="date" office:date-value="2022-11-24" calcext:value-type="date">
            <text:p>24</text:p>
          </table:table-cell>
          <table:table-cell table:style-name="ce5" table:formula="of:=[.T25]+1" office:value-type="date" office:date-value="2022-11-25" calcext:value-type="date">
            <text:p>25</text:p>
          </table:table-cell>
          <table:table-cell table:style-name="ce5" table:formula="of:=[.U25]+1" office:value-type="date" office:date-value="2022-11-26" calcext:value-type="date">
            <text:p>26</text:p>
          </table:table-cell>
          <table:table-cell table:style-name="ce5" table:formula="of:=[.V25]+1" office:value-type="date" office:date-value="2022-11-27" calcext:value-type="date">
            <text:p>27</text:p>
          </table:table-cell>
          <table:table-cell/>
          <table:table-cell table:style-name="ce5" table:formula="of:=[.AE24]+1" office:value-type="date" office:date-value="2022-12-19" calcext:value-type="date">
            <text:p>19</text:p>
          </table:table-cell>
          <table:table-cell table:style-name="ce5" table:formula="of:=[.Y25]+1" office:value-type="date" office:date-value="2022-12-20" calcext:value-type="date">
            <text:p>20</text:p>
          </table:table-cell>
          <table:table-cell table:style-name="ce5" table:formula="of:=[.Z25]+1" office:value-type="date" office:date-value="2022-12-21" calcext:value-type="date">
            <text:p>21</text:p>
          </table:table-cell>
          <table:table-cell table:style-name="ce5" table:formula="of:=[.AA25]+1" office:value-type="date" office:date-value="2022-12-22" calcext:value-type="date">
            <text:p>22</text:p>
          </table:table-cell>
          <table:table-cell table:style-name="ce5" table:formula="of:=[.AB25]+1" office:value-type="date" office:date-value="2022-12-23" calcext:value-type="date">
            <text:p>23</text:p>
          </table:table-cell>
          <table:table-cell table:style-name="ce5" table:formula="of:=[.AC25]+1" office:value-type="date" office:date-value="2022-12-24" calcext:value-type="date">
            <text:p>24</text:p>
          </table:table-cell>
          <table:table-cell table:style-name="ce5" table:formula="of:=[.AD25]+1" office:value-type="date" office:date-value="2022-12-25" calcext:value-type="date">
            <text:p>25</text:p>
          </table:table-cell>
          <table:table-cell table:number-columns-repeated="993"/>
        </table:table-row>
        <table:table-row table:style-name="ro1">
          <table:table-cell table:style-name="ce5" table:formula="of:=[.G25]+1" office:value-type="date" office:date-value="2022-09-26" calcext:value-type="date">
            <text:p>26</text:p>
          </table:table-cell>
          <table:table-cell table:style-name="ce5" table:formula="of:=[.A26]+1" office:value-type="date" office:date-value="2022-09-27" calcext:value-type="date">
            <text:p>27</text:p>
          </table:table-cell>
          <table:table-cell table:style-name="ce5" table:formula="of:=[.B26]+1" office:value-type="date" office:date-value="2022-09-28" calcext:value-type="date">
            <text:p>28</text:p>
          </table:table-cell>
          <table:table-cell table:style-name="ce5" table:formula="of:=[.C26]+1" office:value-type="date" office:date-value="2022-09-29" calcext:value-type="date">
            <text:p>29</text:p>
          </table:table-cell>
          <table:table-cell table:style-name="ce5" table:formula="of:=[.D26]+1" office:value-type="date" office:date-value="2022-09-30" calcext:value-type="date">
            <text:p>30</text:p>
          </table:table-cell>
          <table:table-cell table:style-name="ce5" table:formula="of:=[.E26]+1" office:value-type="date" office:date-value="2022-10-01" calcext:value-type="date">
            <text:p>1</text:p>
          </table:table-cell>
          <table:table-cell table:style-name="ce5" table:formula="of:=[.F26]+1" office:value-type="date" office:date-value="2022-10-02" calcext:value-type="date">
            <text:p>2</text:p>
          </table:table-cell>
          <table:table-cell/>
          <table:table-cell table:style-name="ce5" table:formula="of:=[.O25]+1" office:value-type="date" office:date-value="2022-10-24" calcext:value-type="date">
            <text:p>24</text:p>
          </table:table-cell>
          <table:table-cell table:style-name="ce5" table:formula="of:=[.I26]+1" office:value-type="date" office:date-value="2022-10-25" calcext:value-type="date">
            <text:p>25</text:p>
          </table:table-cell>
          <table:table-cell table:style-name="ce5" table:formula="of:=[.J26]+1" office:value-type="date" office:date-value="2022-10-26" calcext:value-type="date">
            <text:p>26</text:p>
          </table:table-cell>
          <table:table-cell table:style-name="ce5" table:formula="of:=[.K26]+1" office:value-type="date" office:date-value="2022-10-27" calcext:value-type="date">
            <text:p>27</text:p>
          </table:table-cell>
          <table:table-cell table:style-name="ce5" table:formula="of:=[.L26]+1" office:value-type="date" office:date-value="2022-10-28" calcext:value-type="date">
            <text:p>28</text:p>
          </table:table-cell>
          <table:table-cell table:style-name="ce5" table:formula="of:=[.M26]+1" office:value-type="date" office:date-value="2022-10-29" calcext:value-type="date">
            <text:p>29</text:p>
          </table:table-cell>
          <table:table-cell table:style-name="ce5" table:formula="of:=[.N26]+1" office:value-type="date" office:date-value="2022-10-30" calcext:value-type="date">
            <text:p>30</text:p>
          </table:table-cell>
          <table:table-cell/>
          <table:table-cell table:style-name="ce5" table:formula="of:=[.W25]+1" office:value-type="date" office:date-value="2022-11-28" calcext:value-type="date">
            <text:p>28</text:p>
          </table:table-cell>
          <table:table-cell table:style-name="ce5" table:formula="of:=[.Q26]+1" office:value-type="date" office:date-value="2022-11-29" calcext:value-type="date">
            <text:p>29</text:p>
          </table:table-cell>
          <table:table-cell table:style-name="ce5" table:formula="of:=[.R26]+1" office:value-type="date" office:date-value="2022-11-30" calcext:value-type="date">
            <text:p>30</text:p>
          </table:table-cell>
          <table:table-cell table:style-name="ce5" table:formula="of:=[.S26]+1" office:value-type="date" office:date-value="2022-12-01" calcext:value-type="date">
            <text:p>1</text:p>
          </table:table-cell>
          <table:table-cell table:style-name="ce5" table:formula="of:=[.T26]+1" office:value-type="date" office:date-value="2022-12-02" calcext:value-type="date">
            <text:p>2</text:p>
          </table:table-cell>
          <table:table-cell table:style-name="ce5" table:formula="of:=[.U26]+1" office:value-type="date" office:date-value="2022-12-03" calcext:value-type="date">
            <text:p>3</text:p>
          </table:table-cell>
          <table:table-cell table:style-name="ce5" table:formula="of:=[.V26]+1" office:value-type="date" office:date-value="2022-12-04" calcext:value-type="date">
            <text:p>4</text:p>
          </table:table-cell>
          <table:table-cell/>
          <table:table-cell table:style-name="ce5" table:formula="of:=[.AE25]+1" office:value-type="date" office:date-value="2022-12-26" calcext:value-type="date">
            <text:p>26</text:p>
          </table:table-cell>
          <table:table-cell table:style-name="ce5" table:formula="of:=[.Y26]+1" office:value-type="date" office:date-value="2022-12-27" calcext:value-type="date">
            <text:p>27</text:p>
          </table:table-cell>
          <table:table-cell table:style-name="ce5" table:formula="of:=[.Z26]+1" office:value-type="date" office:date-value="2022-12-28" calcext:value-type="date">
            <text:p>28</text:p>
          </table:table-cell>
          <table:table-cell table:style-name="ce5" table:formula="of:=[.AA26]+1" office:value-type="date" office:date-value="2022-12-29" calcext:value-type="date">
            <text:p>29</text:p>
          </table:table-cell>
          <table:table-cell table:style-name="ce5" table:formula="of:=[.AB26]+1" office:value-type="date" office:date-value="2022-12-30" calcext:value-type="date">
            <text:p>30</text:p>
          </table:table-cell>
          <table:table-cell table:style-name="ce5" table:formula="of:=[.AC26]+1" office:value-type="date" office:date-value="2022-12-31" calcext:value-type="date">
            <text:p>31</text:p>
          </table:table-cell>
          <table:table-cell table:style-name="ce5" table:formula="of:=[.AD26]+1" office:value-type="date" office:date-value="2023-01-01" calcext:value-type="date">
            <text:p>1</text:p>
          </table:table-cell>
          <table:table-cell table:number-columns-repeated="99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34"/>
        <table:table-column table:style-name="co13" table:default-cell-style-name="ce34"/>
        <table:table-column table:style-name="co12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column table:style-name="co18" table:number-columns-repeated="4" table:default-cell-style-name="Default"/>
        <table:table-row table:style-name="ro1">
          <table:table-cell office:value-type="string" calcext:value-type="string">
            <text:p>Year:</text:p>
          </table:table-cell>
          <table:table-cell office:value-type="float" office:value="2022" calcext:value-type="float">
            <text:p>2022</text:p>
          </table:table-cell>
          <table:table-cell table:number-columns-repeated="4"/>
          <table:table-cell table:style-name="ce9"/>
          <table:table-cell table:style-name="Default"/>
          <table:table-cell table:number-columns-repeated="36"/>
        </table:table-row>
        <table:table-row table:style-name="ro1">
          <table:table-cell/>
          <table:table-cell office:value-type="string" calcext:value-type="string">
            <text:p>Month Number</text:p>
          </table:table-cell>
          <table:table-cell office:value-type="string" calcext:value-type="string">
            <text:p>First Day of the Month</text:p>
          </table:table-cell>
          <table:table-cell office:value-type="string" calcext:value-type="string">
            <text:p>Last Day of the Month</text:p>
          </table:table-cell>
          <table:table-cell office:value-type="string" calcext:value-type="string">
            <text:p>Monday before</text:p>
          </table:table-cell>
          <table:table-cell/>
          <table:table-cell table:style-name="ce9" table:number-columns-repeated="12"/>
          <table:table-cell table:number-columns-repeated="26"/>
        </table:table-row>
        <table:table-row table:style-name="ro1">
          <table:table-cell office:value-type="string" calcext:value-type="string">
            <text:p>January</text:p>
          </table:table-cell>
          <table:table-cell table:formula="of:=MATCH([.A3];[$Settings.A$3:.A$14];0)" office:value-type="float" office:value="1" calcext:value-type="float">
            <text:p>1</text:p>
          </table:table-cell>
          <table:table-cell table:style-name="ce9" table:formula="of:=DATE([.B$1];[.B3];1)" office:value-type="date" office:date-value="2022-01-01" calcext:value-type="date">
            <text:p>01.01.22</text:p>
          </table:table-cell>
          <table:table-cell table:style-name="ce9" table:formula="of:=EDATE([.C3];1)-1" office:value-type="date" office:date-value="2022-01-31" calcext:value-type="date">
            <text:p>31.01.22</text:p>
          </table:table-cell>
          <table:table-cell table:style-name="ce9" table:formula="of:=[.C3] - (WEEKDAY([.C3];2)-1)" office:value-type="date" office:date-value="2021-12-27" calcext:value-type="date">
            <text:p>27.12.21</text:p>
          </table:table-cell>
          <table:table-cell table:style-name="ce9"/>
          <table:table-cell table:number-columns-repeated="2"/>
          <table:table-cell table:style-name="ce34" table:number-columns-repeated="36"/>
        </table:table-row>
        <table:table-row table:style-name="ro1">
          <table:table-cell office:value-type="string" calcext:value-type="string">
            <text:p>February</text:p>
          </table:table-cell>
          <table:table-cell table:formula="of:=MATCH([.A4];[$Settings.A$3:.A$14];0)" office:value-type="float" office:value="2" calcext:value-type="float">
            <text:p>2</text:p>
          </table:table-cell>
          <table:table-cell table:style-name="ce9" table:formula="of:=DATE([.B$1];[.B4];1)" office:value-type="date" office:date-value="2022-02-01" calcext:value-type="date">
            <text:p>01.02.22</text:p>
          </table:table-cell>
          <table:table-cell table:style-name="ce9" table:formula="of:=EDATE([.C4];1)-1" office:value-type="date" office:date-value="2022-02-28" calcext:value-type="date">
            <text:p>28.02.22</text:p>
          </table:table-cell>
          <table:table-cell table:style-name="ce9" table:formula="of:=[.C4] - (WEEKDAY([.C4];2)-1)" office:value-type="date" office:date-value="2022-01-31" calcext:value-type="date">
            <text:p>31.01.22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March</text:p>
          </table:table-cell>
          <table:table-cell table:formula="of:=MATCH([.A5];[$Settings.A$3:.A$14];0)" office:value-type="float" office:value="3" calcext:value-type="float">
            <text:p>3</text:p>
          </table:table-cell>
          <table:table-cell table:style-name="ce9" table:formula="of:=DATE([.B$1];[.B5];1)" office:value-type="date" office:date-value="2022-03-01" calcext:value-type="date">
            <text:p>01.03.22</text:p>
          </table:table-cell>
          <table:table-cell table:style-name="ce9" table:formula="of:=EDATE([.C5];1)-1" office:value-type="date" office:date-value="2022-03-31" calcext:value-type="date">
            <text:p>31.03.22</text:p>
          </table:table-cell>
          <table:table-cell table:style-name="ce9" table:formula="of:=[.C5] - (WEEKDAY([.C5];2)-1)" office:value-type="date" office:date-value="2022-02-28" calcext:value-type="date">
            <text:p>28.02.22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April</text:p>
          </table:table-cell>
          <table:table-cell table:formula="of:=MATCH([.A6];[$Settings.A$3:.A$14];0)" office:value-type="float" office:value="4" calcext:value-type="float">
            <text:p>4</text:p>
          </table:table-cell>
          <table:table-cell table:style-name="ce9" table:formula="of:=DATE([.B$1];[.B6];1)" office:value-type="date" office:date-value="2022-04-01" calcext:value-type="date">
            <text:p>01.04.22</text:p>
          </table:table-cell>
          <table:table-cell table:style-name="ce9" table:formula="of:=EDATE([.C6];1)-1" office:value-type="date" office:date-value="2022-04-30" calcext:value-type="date">
            <text:p>30.04.22</text:p>
          </table:table-cell>
          <table:table-cell table:style-name="ce9" table:formula="of:=[.C6] - (WEEKDAY([.C6];2)-1)" office:value-type="date" office:date-value="2022-03-28" calcext:value-type="date">
            <text:p>28.03.22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May</text:p>
          </table:table-cell>
          <table:table-cell table:formula="of:=MATCH([.A7];[$Settings.A$3:.A$14];0)" office:value-type="float" office:value="5" calcext:value-type="float">
            <text:p>5</text:p>
          </table:table-cell>
          <table:table-cell table:style-name="ce9" table:formula="of:=DATE([.B$1];[.B7];1)" office:value-type="date" office:date-value="2022-05-01" calcext:value-type="date">
            <text:p>01.05.22</text:p>
          </table:table-cell>
          <table:table-cell table:style-name="ce9" table:formula="of:=EDATE([.C7];1)-1" office:value-type="date" office:date-value="2022-05-31" calcext:value-type="date">
            <text:p>31.05.22</text:p>
          </table:table-cell>
          <table:table-cell table:style-name="ce9" table:formula="of:=[.C7] - (WEEKDAY([.C7];2)-1)" office:value-type="date" office:date-value="2022-04-25" calcext:value-type="date">
            <text:p>25.04.22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June</text:p>
          </table:table-cell>
          <table:table-cell table:formula="of:=MATCH([.A8];[$Settings.A$3:.A$14];0)" office:value-type="float" office:value="6" calcext:value-type="float">
            <text:p>6</text:p>
          </table:table-cell>
          <table:table-cell table:style-name="ce9" table:formula="of:=DATE([.B$1];[.B8];1)" office:value-type="date" office:date-value="2022-06-01" calcext:value-type="date">
            <text:p>01.06.22</text:p>
          </table:table-cell>
          <table:table-cell table:style-name="ce9" table:formula="of:=EDATE([.C8];1)-1" office:value-type="date" office:date-value="2022-06-30" calcext:value-type="date">
            <text:p>30.06.22</text:p>
          </table:table-cell>
          <table:table-cell table:style-name="ce9" table:formula="of:=[.C8] - (WEEKDAY([.C8];2)-1)" office:value-type="date" office:date-value="2022-05-30" calcext:value-type="date">
            <text:p>30.05.22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July</text:p>
          </table:table-cell>
          <table:table-cell table:formula="of:=MATCH([.A9];[$Settings.A$3:.A$14];0)" office:value-type="float" office:value="7" calcext:value-type="float">
            <text:p>7</text:p>
          </table:table-cell>
          <table:table-cell table:style-name="ce9" table:formula="of:=DATE([.B$1];[.B9];1)" office:value-type="date" office:date-value="2022-07-01" calcext:value-type="date">
            <text:p>01.07.22</text:p>
          </table:table-cell>
          <table:table-cell table:style-name="ce9" table:formula="of:=EDATE([.C9];1)-1" office:value-type="date" office:date-value="2022-07-31" calcext:value-type="date">
            <text:p>31.07.22</text:p>
          </table:table-cell>
          <table:table-cell table:style-name="ce9" table:formula="of:=[.C9] - (WEEKDAY([.C9];2)-1)" office:value-type="date" office:date-value="2022-06-27" calcext:value-type="date">
            <text:p>27.06.22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August</text:p>
          </table:table-cell>
          <table:table-cell table:formula="of:=MATCH([.A10];[$Settings.A$3:.A$14];0)" office:value-type="float" office:value="8" calcext:value-type="float">
            <text:p>8</text:p>
          </table:table-cell>
          <table:table-cell table:style-name="ce9" table:formula="of:=DATE([.B$1];[.B10];1)" office:value-type="date" office:date-value="2022-08-01" calcext:value-type="date">
            <text:p>01.08.22</text:p>
          </table:table-cell>
          <table:table-cell table:style-name="ce9" table:formula="of:=EDATE([.C10];1)-1" office:value-type="date" office:date-value="2022-08-31" calcext:value-type="date">
            <text:p>31.08.22</text:p>
          </table:table-cell>
          <table:table-cell table:style-name="ce9" table:formula="of:=[.C10] - (WEEKDAY([.C10];2)-1)" office:value-type="date" office:date-value="2022-08-01" calcext:value-type="date">
            <text:p>01.08.22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September</text:p>
          </table:table-cell>
          <table:table-cell table:formula="of:=MATCH([.A11];[$Settings.A$3:.A$14];0)" office:value-type="float" office:value="9" calcext:value-type="float">
            <text:p>9</text:p>
          </table:table-cell>
          <table:table-cell table:style-name="ce9" table:formula="of:=DATE([.B$1];[.B11];1)" office:value-type="date" office:date-value="2022-09-01" calcext:value-type="date">
            <text:p>01.09.22</text:p>
          </table:table-cell>
          <table:table-cell table:style-name="ce9" table:formula="of:=EDATE([.C11];1)-1" office:value-type="date" office:date-value="2022-09-30" calcext:value-type="date">
            <text:p>30.09.22</text:p>
          </table:table-cell>
          <table:table-cell table:style-name="ce9" table:formula="of:=[.C11] - (WEEKDAY([.C11];2)-1)" office:value-type="date" office:date-value="2022-08-29" calcext:value-type="date">
            <text:p>29.08.22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October</text:p>
          </table:table-cell>
          <table:table-cell table:formula="of:=MATCH([.A12];[$Settings.A$3:.A$14];0)" office:value-type="float" office:value="10" calcext:value-type="float">
            <text:p>10</text:p>
          </table:table-cell>
          <table:table-cell table:style-name="ce9" table:formula="of:=DATE([.B$1];[.B12];1)" office:value-type="date" office:date-value="2022-10-01" calcext:value-type="date">
            <text:p>01.10.22</text:p>
          </table:table-cell>
          <table:table-cell table:style-name="ce9" table:formula="of:=EDATE([.C12];1)-1" office:value-type="date" office:date-value="2022-10-31" calcext:value-type="date">
            <text:p>31.10.22</text:p>
          </table:table-cell>
          <table:table-cell table:style-name="ce9" table:formula="of:=[.C12] - (WEEKDAY([.C12];2)-1)" office:value-type="date" office:date-value="2022-09-26" calcext:value-type="date">
            <text:p>26.09.22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November</text:p>
          </table:table-cell>
          <table:table-cell table:formula="of:=MATCH([.A13];[$Settings.A$3:.A$14];0)" office:value-type="float" office:value="11" calcext:value-type="float">
            <text:p>11</text:p>
          </table:table-cell>
          <table:table-cell table:style-name="ce9" table:formula="of:=DATE([.B$1];[.B13];1)" office:value-type="date" office:date-value="2022-11-01" calcext:value-type="date">
            <text:p>01.11.22</text:p>
          </table:table-cell>
          <table:table-cell table:style-name="ce9" table:formula="of:=EDATE([.C13];1)-1" office:value-type="date" office:date-value="2022-11-30" calcext:value-type="date">
            <text:p>30.11.22</text:p>
          </table:table-cell>
          <table:table-cell table:style-name="ce9" table:formula="of:=[.C13] - (WEEKDAY([.C13];2)-1)" office:value-type="date" office:date-value="2022-10-31" calcext:value-type="date">
            <text:p>31.10.22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December</text:p>
          </table:table-cell>
          <table:table-cell table:formula="of:=MATCH([.A14];[$Settings.A$3:.A$14];0)" office:value-type="float" office:value="12" calcext:value-type="float">
            <text:p>12</text:p>
          </table:table-cell>
          <table:table-cell table:style-name="ce9" table:formula="of:=DATE([.B$1];[.B14];1)" office:value-type="date" office:date-value="2022-12-01" calcext:value-type="date">
            <text:p>01.12.22</text:p>
          </table:table-cell>
          <table:table-cell table:style-name="ce9" table:formula="of:=EDATE([.C14];1)-1" office:value-type="date" office:date-value="2022-12-31" calcext:value-type="date">
            <text:p>31.12.22</text:p>
          </table:table-cell>
          <table:table-cell table:style-name="ce9" table:formula="of:=[.C14] - (WEEKDAY([.C14];2)-1)" office:value-type="date" office:date-value="2022-11-28" calcext:value-type="date">
            <text:p>28.11.22</text:p>
          </table:table-cell>
          <table:table-cell table:style-name="ce9"/>
          <table:table-cell table:number-columns-repeated="38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"/>
          <table:table-cell table:style-name="ce9"/>
          <table:table-cell table:number-columns-repeated="41"/>
        </table:table-row>
        <table:table-row table:style-name="ro1" table:number-rows-repeated="19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Benutzerdefiniert">
      <number:day/>
    </number:date-style>
    <number:number-style style:name="N108">
      <number:number number:decimal-places="2" loext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10.5cm" fo:page-height="14.801cm" fo:margin-top="1cm" fo:margin-bottom="1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17:40:41.3938639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13:32.404428697</meta:creation-date>
    <dc:date>2021-05-13T17:41:29.232586901</dc:date>
    <meta:editing-duration>PT18M27S</meta:editing-duration>
    <meta:editing-cycles>4</meta:editing-cycles>
    <meta:generator>LibreOffice/6.4.7.2$Linux_X86_64 LibreOffice_project/40$Build-2</meta:generator>
    <meta:document-statistic meta:table-count="3" meta:cell-count="1214" meta:object-count="0"/>
  </office:meta>
</office:document-meta>
</file>